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P2" style:family="paragraph" style:parent-style-name="Header">
      <style:paragraph-properties fo:text-align="start" style:justify-single-word="false"/>
      <style:text-properties style:font-name="Algerian" fo:font-size="6pt" fo:language="id" fo:country="ID" officeooo:rsid="0b8b0a49" officeooo:paragraph-rsid="0b8b5ee1" style:font-size-asian="6pt" style:font-size-complex="6pt"/>
    </style:style>
    <style:style style:name="P3" style:family="paragraph" style:parent-style-name="Header">
      <style:paragraph-properties fo:text-align="end" style:justify-single-word="false"/>
      <style:text-properties style:font-name="Algerian" fo:font-size="6pt" fo:language="id" fo:country="ID" style:font-size-asian="6pt" style:font-size-complex="6pt"/>
    </style:style>
    <style:style style:name="P4" style:family="paragraph" style:parent-style-name="Header">
      <style:text-properties fo:font-size="15pt" fo:language="id" fo:country="ID" fo:font-weight="bold" officeooo:rsid="09ddaa51" style:font-size-asian="15pt" style:font-weight-asian="bold" style:font-size-complex="15pt" style:font-weight-complex="bold"/>
    </style:style>
    <style:style style:name="P5" style:family="paragraph" style:parent-style-name="Footer">
      <style:text-properties fo:font-size="10pt" fo:language="id" fo:country="ID" style:font-size-asian="10pt" style:font-size-complex="10pt"/>
    </style:style>
    <style:style style:name="P6" style:family="paragraph" style:parent-style-name="Footer">
      <style:paragraph-properties fo:text-align="center" style:justify-single-word="false"/>
      <style:text-properties fo:font-size="10pt" fo:language="id" fo:country="ID" style:font-size-asian="10pt" style:font-size-complex="10pt"/>
    </style:style>
    <style:style style:name="P7" style:family="paragraph" style:parent-style-name="Footer">
      <style:paragraph-properties fo:text-align="end" style:justify-single-word="false"/>
      <style:text-properties fo:font-size="10pt" fo:language="id" fo:country="ID" officeooo:rsid="0c906cbb" officeooo:paragraph-rsid="0c906cbb" style:font-size-asian="10pt" style:font-size-complex="10pt"/>
    </style:style>
    <style:style style:name="P8" style:family="paragraph" style:parent-style-name="Footnote">
      <style:text-properties fo:language="id" fo:country="ID" officeooo:rsid="10f7a1e9" officeooo:paragraph-rsid="10f7a1e9"/>
    </style:style>
    <style:style style:name="P9" style:family="paragraph" style:parent-style-name="Footnote">
      <style:text-properties fo:language="id" fo:country="ID" officeooo:rsid="10f8454f" officeooo:paragraph-rsid="10f8454f"/>
    </style:style>
    <style:style style:name="P10" style:family="paragraph" style:parent-style-name="Footnote">
      <style:text-properties fo:language="id" fo:country="ID" officeooo:rsid="10fb92e7" officeooo:paragraph-rsid="10fb92e7"/>
    </style:style>
    <style:style style:name="P11" style:family="paragraph" style:parent-style-name="Footnote">
      <style:text-properties fo:language="id" fo:country="ID" officeooo:rsid="110e8c44" officeooo:paragraph-rsid="110e8c44"/>
    </style:style>
    <style:style style:name="P12" style:family="paragraph" style:parent-style-name="Footnote">
      <style:text-properties fo:language="id" fo:country="ID" officeooo:rsid="111056aa" officeooo:paragraph-rsid="111056aa"/>
    </style:style>
    <style:style style:name="P13" style:family="paragraph" style:parent-style-name="Footnote">
      <style:text-properties fo:language="id" fo:country="ID" officeooo:rsid="1111b509" officeooo:paragraph-rsid="1111b509"/>
    </style:style>
    <style:style style:name="P14" style:family="paragraph" style:parent-style-name="Footnote">
      <style:text-properties fo:language="id" fo:country="ID" officeooo:rsid="1116b097" officeooo:paragraph-rsid="1116b097"/>
    </style:style>
    <style:style style:name="P15" style:family="paragraph" style:parent-style-name="Footnote">
      <style:text-properties fo:language="id" fo:country="ID" officeooo:rsid="1172e3ae" officeooo:paragraph-rsid="1172e3ae"/>
    </style:style>
    <style:style style:name="P16" style:family="paragraph" style:parent-style-name="Footnote">
      <style:text-properties officeooo:rsid="1223d84d" officeooo:paragraph-rsid="1223d84d"/>
    </style:style>
    <style:style style:name="P17" style:family="paragraph" style:parent-style-name="paragraf">
      <style:paragraph-properties fo:orphans="0" fo:widows="0" fo:hyphenation-ladder-count="no-limit" fo:keep-with-next="auto"/>
      <style:text-properties fo:language="id" fo:country="ID" officeooo:rsid="10df89c8" officeooo:paragraph-rsid="10df89c8" fo:hyphenate="true" fo:hyphenation-remain-char-count="2" fo:hyphenation-push-char-count="2" loext:hyphenation-no-caps="false"/>
    </style:style>
    <style:style style:name="P18" style:family="paragraph" style:parent-style-name="paragraf">
      <style:paragraph-properties fo:orphans="0" fo:widows="0" fo:hyphenation-ladder-count="no-limit" fo:keep-with-next="auto"/>
      <style:text-properties fo:language="id" fo:country="ID" officeooo:rsid="10e5b827" officeooo:paragraph-rsid="10e7f7b7" fo:hyphenate="true" fo:hyphenation-remain-char-count="2" fo:hyphenation-push-char-count="2" loext:hyphenation-no-caps="false"/>
    </style:style>
    <style:style style:name="P19" style:family="paragraph" style:parent-style-name="paragraf">
      <style:paragraph-properties fo:orphans="0" fo:widows="0" fo:hyphenation-ladder-count="no-limit" fo:keep-with-next="auto"/>
      <style:text-properties fo:language="id" fo:country="ID" officeooo:rsid="10e7f7b7" officeooo:paragraph-rsid="10e7f7b7" fo:hyphenate="true" fo:hyphenation-remain-char-count="2" fo:hyphenation-push-char-count="2" loext:hyphenation-no-caps="false"/>
    </style:style>
    <style:style style:name="P20" style:family="paragraph" style:parent-style-name="paragraf">
      <style:paragraph-properties fo:orphans="0" fo:widows="0" fo:hyphenation-ladder-count="no-limit" fo:keep-with-next="auto"/>
      <style:text-properties fo:language="id" fo:country="ID" officeooo:rsid="10eab5db" officeooo:paragraph-rsid="10eab5db" fo:hyphenate="true" fo:hyphenation-remain-char-count="2" fo:hyphenation-push-char-count="2" loext:hyphenation-no-caps="false"/>
    </style:style>
    <style:style style:name="P21" style:family="paragraph" style:parent-style-name="paragraf">
      <style:paragraph-properties fo:orphans="0" fo:widows="0" fo:hyphenation-ladder-count="no-limit" fo:keep-with-next="auto"/>
      <style:text-properties fo:language="id" fo:country="ID" officeooo:rsid="10ee8792" officeooo:paragraph-rsid="10ee8792" fo:hyphenate="true" fo:hyphenation-remain-char-count="2" fo:hyphenation-push-char-count="2" loext:hyphenation-no-caps="false"/>
    </style:style>
    <style:style style:name="P22" style:family="paragraph" style:parent-style-name="paragraf">
      <style:paragraph-properties fo:orphans="0" fo:widows="0" fo:hyphenation-ladder-count="no-limit" fo:keep-with-next="auto"/>
      <style:text-properties fo:language="id" fo:country="ID" officeooo:rsid="10f011f2" officeooo:paragraph-rsid="10f011f2" fo:hyphenate="true" fo:hyphenation-remain-char-count="2" fo:hyphenation-push-char-count="2" loext:hyphenation-no-caps="false"/>
    </style:style>
    <style:style style:name="P23" style:family="paragraph" style:parent-style-name="paragraf">
      <style:paragraph-properties fo:orphans="0" fo:widows="0" fo:hyphenation-ladder-count="no-limit" fo:keep-with-next="auto"/>
      <style:text-properties fo:language="id" fo:country="ID" fo:font-style="italic" officeooo:rsid="10f1f100" officeooo:paragraph-rsid="10f1f100" style:font-style-asian="italic" style:font-style-complex="italic" fo:hyphenate="true" fo:hyphenation-remain-char-count="2" fo:hyphenation-push-char-count="2" loext:hyphenation-no-caps="false"/>
    </style:style>
    <style:style style:name="P24" style:family="paragraph" style:parent-style-name="paragraf">
      <style:paragraph-properties fo:orphans="0" fo:widows="0" fo:hyphenation-ladder-count="no-limit" fo:keep-with-next="auto"/>
      <style:text-properties fo:language="id" fo:country="ID" fo:font-style="italic" officeooo:rsid="10f2a382" officeooo:paragraph-rsid="10f2a382" style:font-style-asian="italic" style:font-style-complex="italic" fo:hyphenate="true" fo:hyphenation-remain-char-count="2" fo:hyphenation-push-char-count="2" loext:hyphenation-no-caps="false"/>
    </style:style>
    <style:style style:name="P25" style:family="paragraph" style:parent-style-name="paragraf">
      <style:paragraph-properties fo:orphans="0" fo:widows="0" fo:hyphenation-ladder-count="no-limit" fo:keep-with-next="auto"/>
      <style:text-properties fo:language="id" fo:country="ID" fo:font-style="italic" officeooo:rsid="10f54198" officeooo:paragraph-rsid="10f7a1e9" style:font-style-asian="italic" style:font-style-complex="italic" fo:hyphenate="true" fo:hyphenation-remain-char-count="2" fo:hyphenation-push-char-count="2" loext:hyphenation-no-caps="false"/>
    </style:style>
    <style:style style:name="P26" style:family="paragraph" style:parent-style-name="paragraf">
      <style:paragraph-properties fo:orphans="0" fo:widows="0" fo:hyphenation-ladder-count="no-limit" fo:keep-with-next="auto"/>
      <style:text-properties fo:language="id" fo:country="ID" fo:font-style="italic" officeooo:rsid="110bfb8f" officeooo:paragraph-rsid="110bfb8f" style:font-style-asian="italic" style:font-style-complex="italic" fo:hyphenate="true" fo:hyphenation-remain-char-count="2" fo:hyphenation-push-char-count="2" loext:hyphenation-no-caps="false"/>
    </style:style>
    <style:style style:name="P27" style:family="paragraph" style:parent-style-name="paragraf">
      <style:paragraph-properties fo:orphans="0" fo:widows="0" fo:hyphenation-ladder-count="no-limit" fo:keep-with-next="auto"/>
      <style:text-properties fo:language="id" fo:country="ID" fo:font-style="italic" officeooo:rsid="1115013d" officeooo:paragraph-rsid="1115013d" style:font-style-asian="italic" style:font-style-complex="italic" fo:hyphenate="true" fo:hyphenation-remain-char-count="2" fo:hyphenation-push-char-count="2" loext:hyphenation-no-caps="false"/>
    </style:style>
    <style:style style:name="P28" style:family="paragraph" style:parent-style-name="paragraf">
      <style:paragraph-properties fo:orphans="0" fo:widows="0" fo:hyphenation-ladder-count="no-limit" fo:keep-with-next="auto"/>
      <style:text-properties fo:language="id" fo:country="ID" fo:font-style="italic" officeooo:rsid="11223f84" officeooo:paragraph-rsid="11223f84" style:font-style-asian="italic" style:font-style-complex="italic" fo:hyphenate="true" fo:hyphenation-remain-char-count="2" fo:hyphenation-push-char-count="2" loext:hyphenation-no-caps="false"/>
    </style:style>
    <style:style style:name="P29" style:family="paragraph" style:parent-style-name="paragraf">
      <style:paragraph-properties fo:orphans="0" fo:widows="0" fo:hyphenation-ladder-count="no-limit" fo:keep-with-next="auto"/>
      <style:text-properties fo:language="id" fo:country="ID" fo:font-style="italic" officeooo:rsid="11243fa2" officeooo:paragraph-rsid="11243fa2" style:font-style-asian="italic" style:font-style-complex="italic" fo:hyphenate="true" fo:hyphenation-remain-char-count="2" fo:hyphenation-push-char-count="2" loext:hyphenation-no-caps="false"/>
    </style:style>
    <style:style style:name="P30" style:family="paragraph" style:parent-style-name="paragraf">
      <style:paragraph-properties fo:orphans="0" fo:widows="0" fo:hyphenation-ladder-count="no-limit" fo:keep-with-next="auto"/>
      <style:text-properties fo:language="id" fo:country="ID" fo:font-style="italic" officeooo:rsid="1125d03e" officeooo:paragraph-rsid="1125d03e" style:font-style-asian="italic" style:font-style-complex="italic" fo:hyphenate="true" fo:hyphenation-remain-char-count="2" fo:hyphenation-push-char-count="2" loext:hyphenation-no-caps="false"/>
    </style:style>
    <style:style style:name="P31" style:family="paragraph" style:parent-style-name="paragraf">
      <style:paragraph-properties fo:orphans="0" fo:widows="0" fo:hyphenation-ladder-count="no-limit" fo:keep-with-next="auto"/>
      <style:text-properties fo:language="id" fo:country="ID" fo:font-style="italic" officeooo:rsid="112c48a1" officeooo:paragraph-rsid="112c48a1" style:font-style-asian="italic" style:font-style-complex="italic" fo:hyphenate="true" fo:hyphenation-remain-char-count="2" fo:hyphenation-push-char-count="2" loext:hyphenation-no-caps="false"/>
    </style:style>
    <style:style style:name="P32" style:family="paragraph" style:parent-style-name="paragraf">
      <style:paragraph-properties fo:orphans="0" fo:widows="0" fo:hyphenation-ladder-count="no-limit" fo:keep-with-next="auto"/>
      <style:text-properties fo:language="id" fo:country="ID" fo:font-style="italic" officeooo:rsid="112c76dd" officeooo:paragraph-rsid="112d3bf0" style:font-style-asian="italic" style:font-style-complex="italic" fo:hyphenate="true" fo:hyphenation-remain-char-count="2" fo:hyphenation-push-char-count="2" loext:hyphenation-no-caps="false"/>
    </style:style>
    <style:style style:name="P33" style:family="paragraph" style:parent-style-name="paragraf">
      <style:paragraph-properties fo:orphans="0" fo:widows="0" fo:hyphenation-ladder-count="no-limit" fo:keep-with-next="auto"/>
      <style:text-properties fo:language="id" fo:country="ID" fo:font-style="italic" officeooo:rsid="112e5ff0" officeooo:paragraph-rsid="112e5ff0" style:font-style-asian="italic" style:font-style-complex="italic" fo:hyphenate="true" fo:hyphenation-remain-char-count="2" fo:hyphenation-push-char-count="2" loext:hyphenation-no-caps="false"/>
    </style:style>
    <style:style style:name="P34" style:family="paragraph" style:parent-style-name="paragraf">
      <style:paragraph-properties fo:orphans="0" fo:widows="0" fo:hyphenation-ladder-count="no-limit" fo:keep-with-next="auto"/>
      <style:text-properties fo:language="id" fo:country="ID" fo:font-style="italic" officeooo:rsid="112f736d" officeooo:paragraph-rsid="112f736d" style:font-style-asian="italic" style:font-style-complex="italic" fo:hyphenate="true" fo:hyphenation-remain-char-count="2" fo:hyphenation-push-char-count="2" loext:hyphenation-no-caps="false"/>
    </style:style>
    <style:style style:name="P35" style:family="paragraph" style:parent-style-name="paragraf">
      <style:paragraph-properties fo:orphans="0" fo:widows="0" fo:hyphenation-ladder-count="no-limit" fo:keep-with-next="auto"/>
      <style:text-properties fo:language="id" fo:country="ID" fo:font-style="italic" officeooo:rsid="113395e5" officeooo:paragraph-rsid="113395e5" style:font-style-asian="italic" style:font-style-complex="italic" fo:hyphenate="true" fo:hyphenation-remain-char-count="2" fo:hyphenation-push-char-count="2" loext:hyphenation-no-caps="false"/>
    </style:style>
    <style:style style:name="P36" style:family="paragraph" style:parent-style-name="paragraf">
      <style:paragraph-properties fo:orphans="0" fo:widows="0" fo:hyphenation-ladder-count="no-limit" fo:keep-with-next="auto"/>
      <style:text-properties fo:language="id" fo:country="ID" fo:font-style="italic" officeooo:rsid="113405a7" officeooo:paragraph-rsid="113405a7" style:font-style-asian="italic" style:font-style-complex="italic" fo:hyphenate="true" fo:hyphenation-remain-char-count="2" fo:hyphenation-push-char-count="2" loext:hyphenation-no-caps="false"/>
    </style:style>
    <style:style style:name="P37" style:family="paragraph" style:parent-style-name="paragraf">
      <style:paragraph-properties fo:orphans="0" fo:widows="0" fo:hyphenation-ladder-count="no-limit" fo:keep-with-next="auto"/>
      <style:text-properties fo:language="id" fo:country="ID" fo:font-style="italic" officeooo:rsid="113a4985" officeooo:paragraph-rsid="113a4985" style:font-style-asian="italic" style:font-style-complex="italic" fo:hyphenate="true" fo:hyphenation-remain-char-count="2" fo:hyphenation-push-char-count="2" loext:hyphenation-no-caps="false"/>
    </style:style>
    <style:style style:name="P38" style:family="paragraph" style:parent-style-name="paragraf">
      <style:paragraph-properties fo:orphans="0" fo:widows="0" fo:hyphenation-ladder-count="no-limit" fo:keep-with-next="auto"/>
      <style:text-properties fo:language="id" fo:country="ID" fo:font-style="italic" officeooo:rsid="113e1d01" officeooo:paragraph-rsid="113e1d01" style:font-style-asian="italic" style:font-style-complex="italic" fo:hyphenate="true" fo:hyphenation-remain-char-count="2" fo:hyphenation-push-char-count="2" loext:hyphenation-no-caps="false"/>
    </style:style>
    <style:style style:name="P39" style:family="paragraph" style:parent-style-name="paragraf">
      <style:paragraph-properties fo:orphans="0" fo:widows="0" fo:hyphenation-ladder-count="no-limit" fo:keep-with-next="auto"/>
      <style:text-properties fo:language="id" fo:country="ID" fo:font-style="italic" officeooo:rsid="1140ee83" officeooo:paragraph-rsid="1140ee83" style:font-style-asian="italic" style:font-style-complex="italic" fo:hyphenate="true" fo:hyphenation-remain-char-count="2" fo:hyphenation-push-char-count="2" loext:hyphenation-no-caps="false"/>
    </style:style>
    <style:style style:name="P40" style:family="paragraph" style:parent-style-name="paragraf">
      <style:paragraph-properties fo:orphans="0" fo:widows="0" fo:hyphenation-ladder-count="no-limit" fo:keep-with-next="auto"/>
      <style:text-properties fo:language="id" fo:country="ID" fo:font-style="italic" officeooo:rsid="11419e63" officeooo:paragraph-rsid="11419e63" style:font-style-asian="italic" style:font-style-complex="italic" fo:hyphenate="true" fo:hyphenation-remain-char-count="2" fo:hyphenation-push-char-count="2" loext:hyphenation-no-caps="false"/>
    </style:style>
    <style:style style:name="P41" style:family="paragraph" style:parent-style-name="paragraf">
      <style:paragraph-properties fo:orphans="0" fo:widows="0" fo:hyphenation-ladder-count="no-limit" fo:keep-with-next="auto"/>
      <style:text-properties fo:language="id" fo:country="ID" fo:font-style="italic" officeooo:rsid="11452e71" officeooo:paragraph-rsid="11452e71" style:font-style-asian="italic" style:font-style-complex="italic" fo:hyphenate="true" fo:hyphenation-remain-char-count="2" fo:hyphenation-push-char-count="2" loext:hyphenation-no-caps="false"/>
    </style:style>
    <style:style style:name="P42" style:family="paragraph" style:parent-style-name="paragraf">
      <style:paragraph-properties fo:orphans="0" fo:widows="0" fo:hyphenation-ladder-count="no-limit" fo:keep-with-next="auto"/>
      <style:text-properties fo:language="id" fo:country="ID" fo:font-style="italic" officeooo:rsid="1189db84" officeooo:paragraph-rsid="1189db84" style:font-style-asian="italic" style:font-style-complex="italic" fo:hyphenate="true" fo:hyphenation-remain-char-count="2" fo:hyphenation-push-char-count="2" loext:hyphenation-no-caps="false"/>
    </style:style>
    <style:style style:name="P43" style:family="paragraph" style:parent-style-name="paragraf">
      <style:paragraph-properties fo:orphans="0" fo:widows="0" fo:hyphenation-ladder-count="no-limit" fo:keep-with-next="auto"/>
      <style:text-properties fo:language="id" fo:country="ID" fo:font-style="italic" officeooo:rsid="118bc2ff" officeooo:paragraph-rsid="118bc2ff" style:font-style-asian="italic" style:font-style-complex="italic" fo:hyphenate="true" fo:hyphenation-remain-char-count="2" fo:hyphenation-push-char-count="2" loext:hyphenation-no-caps="false"/>
    </style:style>
    <style:style style:name="P44" style:family="paragraph" style:parent-style-name="paragraf">
      <style:paragraph-properties fo:orphans="0" fo:widows="0" fo:hyphenation-ladder-count="no-limit" fo:keep-with-next="auto"/>
      <style:text-properties fo:language="id" fo:country="ID" fo:font-style="italic" officeooo:rsid="118debfc" officeooo:paragraph-rsid="118debfc" style:font-style-asian="italic" style:font-style-complex="italic" fo:hyphenate="true" fo:hyphenation-remain-char-count="2" fo:hyphenation-push-char-count="2" loext:hyphenation-no-caps="false"/>
    </style:style>
    <style:style style:name="P45" style:family="paragraph" style:parent-style-name="paragraf">
      <style:paragraph-properties fo:orphans="0" fo:widows="0" fo:hyphenation-ladder-count="no-limit" fo:keep-with-next="auto"/>
      <style:text-properties fo:language="id" fo:country="ID" fo:font-style="italic" officeooo:rsid="118eb074" officeooo:paragraph-rsid="118eb074" style:font-style-asian="italic" style:font-style-complex="italic" fo:hyphenate="true" fo:hyphenation-remain-char-count="2" fo:hyphenation-push-char-count="2" loext:hyphenation-no-caps="false"/>
    </style:style>
    <style:style style:name="P46" style:family="paragraph" style:parent-style-name="paragraf">
      <style:paragraph-properties fo:orphans="0" fo:widows="0" fo:hyphenation-ladder-count="no-limit" fo:keep-with-next="auto"/>
      <style:text-properties fo:language="id" fo:country="ID" fo:font-style="italic" officeooo:rsid="1191eed8" officeooo:paragraph-rsid="1191eed8" style:font-style-asian="italic" style:font-style-complex="italic" fo:hyphenate="true" fo:hyphenation-remain-char-count="2" fo:hyphenation-push-char-count="2" loext:hyphenation-no-caps="false"/>
    </style:style>
    <style:style style:name="P47" style:family="paragraph" style:parent-style-name="paragraf">
      <style:paragraph-properties fo:orphans="0" fo:widows="0" fo:hyphenation-ladder-count="no-limit" fo:keep-with-next="auto"/>
      <style:text-properties fo:language="id" fo:country="ID" fo:font-style="italic" officeooo:rsid="119576a0" officeooo:paragraph-rsid="1196fb3f" style:font-style-asian="italic" style:font-style-complex="italic" fo:hyphenate="true" fo:hyphenation-remain-char-count="2" fo:hyphenation-push-char-count="2" loext:hyphenation-no-caps="false"/>
    </style:style>
    <style:style style:name="P48" style:family="paragraph" style:parent-style-name="paragraf">
      <style:paragraph-properties fo:orphans="0" fo:widows="0" fo:hyphenation-ladder-count="no-limit" fo:keep-with-next="auto"/>
      <style:text-properties fo:language="id" fo:country="ID" fo:font-style="italic" officeooo:rsid="11c65a4d" officeooo:paragraph-rsid="11c65a4d" style:font-style-asian="italic" style:font-style-complex="italic" fo:hyphenate="true" fo:hyphenation-remain-char-count="2" fo:hyphenation-push-char-count="2" loext:hyphenation-no-caps="false"/>
    </style:style>
    <style:style style:name="P49" style:family="paragraph" style:parent-style-name="paragraf">
      <style:paragraph-properties fo:orphans="0" fo:widows="0" fo:hyphenation-ladder-count="no-limit" fo:keep-with-next="auto"/>
      <style:text-properties fo:language="id" fo:country="ID" fo:font-style="italic" officeooo:rsid="11c8797e" officeooo:paragraph-rsid="11c8797e" style:font-style-asian="italic" style:font-style-complex="italic" fo:hyphenate="true" fo:hyphenation-remain-char-count="2" fo:hyphenation-push-char-count="2" loext:hyphenation-no-caps="false"/>
    </style:style>
    <style:style style:name="P50" style:family="paragraph" style:parent-style-name="paragraf">
      <style:paragraph-properties fo:orphans="0" fo:widows="0" fo:hyphenation-ladder-count="no-limit" fo:keep-with-next="auto"/>
      <style:text-properties fo:language="id" fo:country="ID" fo:font-style="italic" officeooo:rsid="11ca3441" officeooo:paragraph-rsid="11ca3441" style:font-style-asian="italic" style:font-style-complex="italic" fo:hyphenate="true" fo:hyphenation-remain-char-count="2" fo:hyphenation-push-char-count="2" loext:hyphenation-no-caps="false"/>
    </style:style>
    <style:style style:name="P51" style:family="paragraph" style:parent-style-name="paragraf">
      <style:paragraph-properties fo:orphans="0" fo:widows="0" fo:hyphenation-ladder-count="no-limit" fo:keep-with-next="auto"/>
      <style:text-properties fo:language="id" fo:country="ID" fo:font-style="normal" officeooo:rsid="10f8454f" officeooo:paragraph-rsid="10f8454f" style:font-style-asian="normal" style:font-style-complex="normal" fo:hyphenate="true" fo:hyphenation-remain-char-count="2" fo:hyphenation-push-char-count="2" loext:hyphenation-no-caps="false"/>
    </style:style>
    <style:style style:name="P52" style:family="paragraph" style:parent-style-name="paragraf">
      <style:paragraph-properties fo:orphans="0" fo:widows="0" fo:hyphenation-ladder-count="no-limit" fo:keep-with-next="auto"/>
      <style:text-properties fo:language="id" fo:country="ID" fo:font-style="normal" officeooo:rsid="10f9f7e5" officeooo:paragraph-rsid="10f9f7e5" style:font-style-asian="normal" style:font-style-complex="normal" fo:hyphenate="true" fo:hyphenation-remain-char-count="2" fo:hyphenation-push-char-count="2" loext:hyphenation-no-caps="false"/>
    </style:style>
    <style:style style:name="P53" style:family="paragraph" style:parent-style-name="paragraf">
      <style:paragraph-properties fo:orphans="0" fo:widows="0" fo:hyphenation-ladder-count="no-limit" fo:keep-with-next="auto"/>
      <style:text-properties fo:language="id" fo:country="ID" fo:font-style="normal" officeooo:rsid="10fb8d47" officeooo:paragraph-rsid="10fb8d47" style:font-style-asian="normal" style:font-style-complex="normal" fo:hyphenate="true" fo:hyphenation-remain-char-count="2" fo:hyphenation-push-char-count="2" loext:hyphenation-no-caps="false"/>
    </style:style>
    <style:style style:name="P54" style:family="paragraph" style:parent-style-name="paragraf">
      <style:paragraph-properties fo:orphans="0" fo:widows="0" fo:hyphenation-ladder-count="no-limit" fo:keep-with-next="auto"/>
      <style:text-properties fo:language="id" fo:country="ID" fo:font-style="normal" officeooo:rsid="10fcf02b" officeooo:paragraph-rsid="10fcf02b" style:font-style-asian="normal" style:font-style-complex="normal" fo:hyphenate="true" fo:hyphenation-remain-char-count="2" fo:hyphenation-push-char-count="2" loext:hyphenation-no-caps="false"/>
    </style:style>
    <style:style style:name="P55" style:family="paragraph" style:parent-style-name="paragraf">
      <style:paragraph-properties fo:orphans="0" fo:widows="0" fo:hyphenation-ladder-count="no-limit" fo:keep-with-next="auto"/>
      <style:text-properties fo:language="id" fo:country="ID" fo:font-style="normal" officeooo:rsid="110166a2" officeooo:paragraph-rsid="110166a2" style:font-style-asian="normal" style:font-style-complex="normal" fo:hyphenate="true" fo:hyphenation-remain-char-count="2" fo:hyphenation-push-char-count="2" loext:hyphenation-no-caps="false"/>
    </style:style>
    <style:style style:name="P56" style:family="paragraph" style:parent-style-name="paragraf">
      <style:paragraph-properties fo:orphans="0" fo:widows="0" fo:hyphenation-ladder-count="no-limit" fo:keep-with-next="auto"/>
      <style:text-properties fo:language="id" fo:country="ID" fo:font-style="normal" officeooo:rsid="1102f3c8" officeooo:paragraph-rsid="1102f3c8" style:font-style-asian="normal" style:font-style-complex="normal" fo:hyphenate="true" fo:hyphenation-remain-char-count="2" fo:hyphenation-push-char-count="2" loext:hyphenation-no-caps="false"/>
    </style:style>
    <style:style style:name="P57" style:family="paragraph" style:parent-style-name="paragraf">
      <style:paragraph-properties fo:orphans="0" fo:widows="0" fo:hyphenation-ladder-count="no-limit" fo:keep-with-next="auto"/>
      <style:text-properties fo:language="id" fo:country="ID" fo:font-style="normal" officeooo:rsid="110450a0" officeooo:paragraph-rsid="110450a0" style:font-style-asian="normal" style:font-style-complex="normal" fo:hyphenate="true" fo:hyphenation-remain-char-count="2" fo:hyphenation-push-char-count="2" loext:hyphenation-no-caps="false"/>
    </style:style>
    <style:style style:name="P58" style:family="paragraph" style:parent-style-name="paragraf">
      <style:paragraph-properties fo:orphans="0" fo:widows="0" fo:hyphenation-ladder-count="no-limit" fo:keep-with-next="auto"/>
      <style:text-properties fo:language="id" fo:country="ID" fo:font-style="normal" officeooo:rsid="110892e0" officeooo:paragraph-rsid="110892e0" style:font-style-asian="normal" style:font-style-complex="normal" fo:hyphenate="true" fo:hyphenation-remain-char-count="2" fo:hyphenation-push-char-count="2" loext:hyphenation-no-caps="false"/>
    </style:style>
    <style:style style:name="P59" style:family="paragraph" style:parent-style-name="paragraf">
      <style:paragraph-properties fo:orphans="0" fo:widows="0" fo:hyphenation-ladder-count="no-limit" fo:keep-with-next="auto"/>
      <style:text-properties fo:language="id" fo:country="ID" fo:font-style="normal" officeooo:rsid="110a6d59" officeooo:paragraph-rsid="110a6d59" style:font-style-asian="normal" style:font-style-complex="normal" fo:hyphenate="true" fo:hyphenation-remain-char-count="2" fo:hyphenation-push-char-count="2" loext:hyphenation-no-caps="false"/>
    </style:style>
    <style:style style:name="P60" style:family="paragraph" style:parent-style-name="paragraf">
      <style:paragraph-properties fo:orphans="0" fo:widows="0" fo:hyphenation-ladder-count="no-limit" fo:keep-with-next="auto"/>
      <style:text-properties fo:language="id" fo:country="ID" fo:font-style="normal" officeooo:rsid="11105060" officeooo:paragraph-rsid="11105060" style:font-style-asian="normal" style:font-style-complex="normal" fo:hyphenate="true" fo:hyphenation-remain-char-count="2" fo:hyphenation-push-char-count="2" loext:hyphenation-no-caps="false"/>
    </style:style>
    <style:style style:name="P61" style:family="paragraph" style:parent-style-name="paragraf">
      <style:paragraph-properties fo:orphans="0" fo:widows="0" fo:hyphenation-ladder-count="no-limit" fo:keep-with-next="auto"/>
      <style:text-properties fo:language="id" fo:country="ID" fo:font-style="normal" officeooo:rsid="111056aa" officeooo:paragraph-rsid="111056aa" style:font-style-asian="normal" style:font-style-complex="normal" fo:hyphenate="true" fo:hyphenation-remain-char-count="2" fo:hyphenation-push-char-count="2" loext:hyphenation-no-caps="false"/>
    </style:style>
    <style:style style:name="P62" style:family="paragraph" style:parent-style-name="paragraf">
      <style:paragraph-properties fo:orphans="0" fo:widows="0" fo:hyphenation-ladder-count="no-limit" fo:keep-with-next="auto"/>
      <style:text-properties fo:language="id" fo:country="ID" fo:font-style="normal" officeooo:rsid="1111b509" officeooo:paragraph-rsid="1111b509" style:font-style-asian="normal" style:font-style-complex="normal" fo:hyphenate="true" fo:hyphenation-remain-char-count="2" fo:hyphenation-push-char-count="2" loext:hyphenation-no-caps="false"/>
    </style:style>
    <style:style style:name="P63" style:family="paragraph" style:parent-style-name="paragraf">
      <style:paragraph-properties fo:orphans="0" fo:widows="0" fo:hyphenation-ladder-count="no-limit" fo:keep-with-next="auto"/>
      <style:text-properties fo:language="id" fo:country="ID" fo:font-style="normal" officeooo:rsid="1116e5a6" officeooo:paragraph-rsid="1116e5a6" style:font-style-asian="normal" style:font-style-complex="normal" fo:hyphenate="true" fo:hyphenation-remain-char-count="2" fo:hyphenation-push-char-count="2" loext:hyphenation-no-caps="false"/>
    </style:style>
    <style:style style:name="P64" style:family="paragraph" style:parent-style-name="paragraf">
      <style:paragraph-properties fo:orphans="0" fo:widows="0" fo:hyphenation-ladder-count="no-limit" fo:keep-with-next="auto"/>
      <style:text-properties fo:language="id" fo:country="ID" fo:font-style="normal" officeooo:rsid="1118d280" officeooo:paragraph-rsid="1118d280" style:font-style-asian="normal" style:font-style-complex="normal" fo:hyphenate="true" fo:hyphenation-remain-char-count="2" fo:hyphenation-push-char-count="2" loext:hyphenation-no-caps="false"/>
    </style:style>
    <style:style style:name="P65" style:family="paragraph" style:parent-style-name="paragraf">
      <style:paragraph-properties fo:orphans="0" fo:widows="0" fo:hyphenation-ladder-count="no-limit" fo:keep-with-next="auto"/>
      <style:text-properties fo:language="id" fo:country="ID" fo:font-style="normal" officeooo:rsid="1120a08e" officeooo:paragraph-rsid="1120a08e" style:font-style-asian="normal" style:font-style-complex="normal" fo:hyphenate="true" fo:hyphenation-remain-char-count="2" fo:hyphenation-push-char-count="2" loext:hyphenation-no-caps="false"/>
    </style:style>
    <style:style style:name="P66" style:family="paragraph" style:parent-style-name="paragraf">
      <style:paragraph-properties fo:orphans="0" fo:widows="0" fo:hyphenation-ladder-count="no-limit" fo:keep-with-next="auto"/>
      <style:text-properties fo:language="id" fo:country="ID" fo:font-style="normal" officeooo:rsid="116074a6" officeooo:paragraph-rsid="11687bff" style:font-style-asian="normal" style:font-style-complex="normal" fo:hyphenate="true" fo:hyphenation-remain-char-count="2" fo:hyphenation-push-char-count="2" loext:hyphenation-no-caps="false"/>
    </style:style>
    <style:style style:name="P67" style:family="paragraph" style:parent-style-name="paragraf">
      <style:paragraph-properties fo:orphans="0" fo:widows="0" fo:hyphenation-ladder-count="no-limit" fo:keep-with-next="auto"/>
      <style:text-properties fo:language="id" fo:country="ID" fo:font-style="normal" officeooo:rsid="11744f80" officeooo:paragraph-rsid="117dacae" style:font-style-asian="normal" style:font-style-complex="normal" fo:hyphenate="true" fo:hyphenation-remain-char-count="2" fo:hyphenation-push-char-count="2" loext:hyphenation-no-caps="false"/>
    </style:style>
    <style:style style:name="P68" style:family="paragraph" style:parent-style-name="paragraf">
      <style:paragraph-properties fo:orphans="0" fo:widows="0" fo:hyphenation-ladder-count="no-limit" fo:keep-with-next="auto"/>
      <style:text-properties fo:language="id" fo:country="ID" fo:font-style="normal" officeooo:rsid="1177f576" officeooo:paragraph-rsid="1177f576" style:font-style-asian="normal" style:font-style-complex="normal" fo:hyphenate="true" fo:hyphenation-remain-char-count="2" fo:hyphenation-push-char-count="2" loext:hyphenation-no-caps="false"/>
    </style:style>
    <style:style style:name="P69" style:family="paragraph" style:parent-style-name="paragraf">
      <style:paragraph-properties fo:orphans="0" fo:widows="0" fo:hyphenation-ladder-count="no-limit" fo:keep-with-next="auto"/>
      <style:text-properties fo:language="id" fo:country="ID" fo:font-style="normal" officeooo:rsid="117dacae" officeooo:paragraph-rsid="117dacae" style:font-style-asian="normal" style:font-style-complex="normal" fo:hyphenate="true" fo:hyphenation-remain-char-count="2" fo:hyphenation-push-char-count="2" loext:hyphenation-no-caps="false"/>
    </style:style>
    <style:style style:name="P70" style:family="paragraph" style:parent-style-name="paragraf">
      <style:paragraph-properties fo:orphans="0" fo:widows="0" fo:hyphenation-ladder-count="no-limit" fo:keep-with-next="auto"/>
      <style:text-properties fo:language="id" fo:country="ID" fo:font-style="normal" officeooo:rsid="11882ed3" officeooo:paragraph-rsid="11882ed3" style:font-style-asian="normal" style:font-style-complex="normal" fo:hyphenate="true" fo:hyphenation-remain-char-count="2" fo:hyphenation-push-char-count="2" loext:hyphenation-no-caps="false"/>
    </style:style>
    <style:style style:name="P71" style:family="paragraph" style:parent-style-name="paragraf">
      <style:paragraph-properties fo:orphans="0" fo:widows="0" fo:hyphenation-ladder-count="no-limit" fo:keep-with-next="auto"/>
      <style:text-properties fo:language="id" fo:country="ID" fo:font-style="normal" officeooo:rsid="1189a3d4" officeooo:paragraph-rsid="1189a3d4" style:font-style-asian="normal" style:font-style-complex="normal" fo:hyphenate="true" fo:hyphenation-remain-char-count="2" fo:hyphenation-push-char-count="2" loext:hyphenation-no-caps="false"/>
    </style:style>
    <style:style style:name="P72" style:family="paragraph" style:parent-style-name="paragraf">
      <style:paragraph-properties fo:orphans="0" fo:widows="0" fo:hyphenation-ladder-count="no-limit" fo:keep-with-next="auto"/>
      <style:text-properties fo:language="id" fo:country="ID" fo:font-style="normal" officeooo:rsid="118ba5d0" officeooo:paragraph-rsid="118ba5d0" style:font-style-asian="normal" style:font-style-complex="normal" fo:hyphenate="true" fo:hyphenation-remain-char-count="2" fo:hyphenation-push-char-count="2" loext:hyphenation-no-caps="false"/>
    </style:style>
    <style:style style:name="P73" style:family="paragraph" style:parent-style-name="paragraf">
      <style:paragraph-properties fo:orphans="0" fo:widows="0" fo:hyphenation-ladder-count="no-limit" fo:keep-with-next="auto"/>
      <style:text-properties fo:language="id" fo:country="ID" fo:font-style="normal" officeooo:rsid="11971ab3" officeooo:paragraph-rsid="11971ab3" style:font-style-asian="normal" style:font-style-complex="normal" fo:hyphenate="true" fo:hyphenation-remain-char-count="2" fo:hyphenation-push-char-count="2" loext:hyphenation-no-caps="false"/>
    </style:style>
    <style:style style:name="P74" style:family="paragraph" style:parent-style-name="paragraf">
      <style:paragraph-properties fo:orphans="0" fo:widows="0" fo:hyphenation-ladder-count="no-limit" fo:keep-with-next="auto"/>
      <style:text-properties fo:language="id" fo:country="ID" fo:font-style="normal" officeooo:rsid="11979895" officeooo:paragraph-rsid="11979895" style:font-style-asian="normal" style:font-style-complex="normal" fo:hyphenate="true" fo:hyphenation-remain-char-count="2" fo:hyphenation-push-char-count="2" loext:hyphenation-no-caps="false"/>
    </style:style>
    <style:style style:name="P75" style:family="paragraph" style:parent-style-name="paragraf">
      <style:paragraph-properties fo:orphans="0" fo:widows="0" fo:hyphenation-ladder-count="no-limit" fo:keep-with-next="auto"/>
      <style:text-properties fo:language="id" fo:country="ID" fo:font-style="normal" officeooo:rsid="1199e67d" officeooo:paragraph-rsid="1199e67d" style:font-style-asian="normal" style:font-style-complex="normal" fo:hyphenate="true" fo:hyphenation-remain-char-count="2" fo:hyphenation-push-char-count="2" loext:hyphenation-no-caps="false"/>
    </style:style>
    <style:style style:name="P76" style:family="paragraph" style:parent-style-name="paragraf">
      <style:paragraph-properties fo:orphans="0" fo:widows="0" fo:hyphenation-ladder-count="no-limit" fo:keep-with-next="auto"/>
      <style:text-properties fo:language="id" fo:country="ID" fo:font-style="normal" officeooo:rsid="119a4239" officeooo:paragraph-rsid="119a4239" style:font-style-asian="normal" style:font-style-complex="normal" fo:hyphenate="true" fo:hyphenation-remain-char-count="2" fo:hyphenation-push-char-count="2" loext:hyphenation-no-caps="false"/>
    </style:style>
    <style:style style:name="P77" style:family="paragraph" style:parent-style-name="paragraf">
      <style:paragraph-properties fo:orphans="0" fo:widows="0" fo:hyphenation-ladder-count="no-limit" fo:keep-with-next="auto"/>
      <style:text-properties fo:language="id" fo:country="ID" fo:font-style="normal" officeooo:rsid="119c352e" officeooo:paragraph-rsid="119c352e" style:font-style-asian="normal" style:font-style-complex="normal" fo:hyphenate="true" fo:hyphenation-remain-char-count="2" fo:hyphenation-push-char-count="2" loext:hyphenation-no-caps="false"/>
    </style:style>
    <style:style style:name="P78" style:family="paragraph" style:parent-style-name="paragraf">
      <style:paragraph-properties fo:orphans="0" fo:widows="0" fo:hyphenation-ladder-count="no-limit" fo:keep-with-next="auto"/>
      <style:text-properties fo:language="id" fo:country="ID" fo:font-style="normal" officeooo:rsid="119d75e9" officeooo:paragraph-rsid="119d75e9" style:font-style-asian="normal" style:font-style-complex="normal" fo:hyphenate="true" fo:hyphenation-remain-char-count="2" fo:hyphenation-push-char-count="2" loext:hyphenation-no-caps="false"/>
    </style:style>
    <style:style style:name="P79" style:family="paragraph" style:parent-style-name="paragraf">
      <style:paragraph-properties fo:orphans="0" fo:widows="0" fo:hyphenation-ladder-count="no-limit" fo:keep-with-next="auto"/>
      <style:text-properties fo:language="id" fo:country="ID" fo:font-style="normal" officeooo:rsid="119d75e9" officeooo:paragraph-rsid="11a041fc" style:font-style-asian="normal" style:font-style-complex="normal" fo:hyphenate="true" fo:hyphenation-remain-char-count="2" fo:hyphenation-push-char-count="2" loext:hyphenation-no-caps="false"/>
    </style:style>
    <style:style style:name="P80" style:family="paragraph" style:parent-style-name="paragraf">
      <style:paragraph-properties fo:orphans="0" fo:widows="0" fo:hyphenation-ladder-count="no-limit" fo:keep-with-next="auto"/>
      <style:text-properties fo:language="id" fo:country="ID" fo:font-style="normal" officeooo:rsid="11a1634e" officeooo:paragraph-rsid="11a1634e" style:font-style-asian="normal" style:font-style-complex="normal" fo:hyphenate="true" fo:hyphenation-remain-char-count="2" fo:hyphenation-push-char-count="2" loext:hyphenation-no-caps="false"/>
    </style:style>
    <style:style style:name="P81" style:family="paragraph" style:parent-style-name="paragraf">
      <style:paragraph-properties fo:orphans="0" fo:widows="0" fo:hyphenation-ladder-count="no-limit" fo:keep-with-next="auto"/>
      <style:text-properties fo:language="id" fo:country="ID" fo:font-style="normal" officeooo:rsid="11a20cc7" officeooo:paragraph-rsid="11a20cc7" style:font-style-asian="normal" style:font-style-complex="normal" fo:hyphenate="true" fo:hyphenation-remain-char-count="2" fo:hyphenation-push-char-count="2" loext:hyphenation-no-caps="false"/>
    </style:style>
    <style:style style:name="P82" style:family="paragraph" style:parent-style-name="paragraf">
      <style:paragraph-properties fo:orphans="0" fo:widows="0" fo:hyphenation-ladder-count="no-limit" fo:keep-with-next="auto"/>
      <style:text-properties fo:language="id" fo:country="ID" fo:font-style="normal" officeooo:rsid="11a3f37f" officeooo:paragraph-rsid="11a3f37f" style:font-style-asian="normal" style:font-style-complex="normal" fo:hyphenate="true" fo:hyphenation-remain-char-count="2" fo:hyphenation-push-char-count="2" loext:hyphenation-no-caps="false"/>
    </style:style>
    <style:style style:name="P83" style:family="paragraph" style:parent-style-name="paragraf">
      <style:paragraph-properties fo:orphans="0" fo:widows="0" fo:hyphenation-ladder-count="no-limit" fo:keep-with-next="auto"/>
      <style:text-properties fo:language="id" fo:country="ID" fo:font-style="normal" officeooo:rsid="11a42e0a" officeooo:paragraph-rsid="11a42e0a" style:font-style-asian="normal" style:font-style-complex="normal" fo:hyphenate="true" fo:hyphenation-remain-char-count="2" fo:hyphenation-push-char-count="2" loext:hyphenation-no-caps="false"/>
    </style:style>
    <style:style style:name="P84" style:family="paragraph" style:parent-style-name="paragraf">
      <style:paragraph-properties fo:orphans="0" fo:widows="0" fo:hyphenation-ladder-count="no-limit" fo:keep-with-next="auto"/>
      <style:text-properties fo:language="id" fo:country="ID" fo:font-style="normal" officeooo:rsid="11a63879" officeooo:paragraph-rsid="11a6c4bd" style:font-style-asian="normal" style:font-style-complex="normal" fo:hyphenate="true" fo:hyphenation-remain-char-count="2" fo:hyphenation-push-char-count="2" loext:hyphenation-no-caps="false"/>
    </style:style>
    <style:style style:name="P85" style:family="paragraph" style:parent-style-name="paragraf">
      <style:paragraph-properties fo:orphans="0" fo:widows="0" fo:hyphenation-ladder-count="no-limit" fo:keep-with-next="auto"/>
      <style:text-properties fo:language="id" fo:country="ID" fo:font-style="normal" officeooo:rsid="11a6c4bd" officeooo:paragraph-rsid="11a6c4bd" style:font-style-asian="normal" style:font-style-complex="normal" fo:hyphenate="true" fo:hyphenation-remain-char-count="2" fo:hyphenation-push-char-count="2" loext:hyphenation-no-caps="false"/>
    </style:style>
    <style:style style:name="P86" style:family="paragraph" style:parent-style-name="paragraf">
      <style:paragraph-properties fo:orphans="0" fo:widows="0" fo:hyphenation-ladder-count="no-limit" fo:keep-with-next="auto"/>
      <style:text-properties fo:language="id" fo:country="ID" fo:font-style="normal" officeooo:rsid="11a7a29a" officeooo:paragraph-rsid="11a7a29a" style:font-style-asian="normal" style:font-style-complex="normal" fo:hyphenate="true" fo:hyphenation-remain-char-count="2" fo:hyphenation-push-char-count="2" loext:hyphenation-no-caps="false"/>
    </style:style>
    <style:style style:name="P87" style:family="paragraph" style:parent-style-name="paragraf">
      <style:paragraph-properties fo:orphans="0" fo:widows="0" fo:hyphenation-ladder-count="no-limit" fo:keep-with-next="auto"/>
      <style:text-properties fo:language="id" fo:country="ID" fo:font-style="normal" officeooo:rsid="11a88b2b" officeooo:paragraph-rsid="11a88b2b" style:font-style-asian="normal" style:font-style-complex="normal" fo:hyphenate="true" fo:hyphenation-remain-char-count="2" fo:hyphenation-push-char-count="2" loext:hyphenation-no-caps="false"/>
    </style:style>
    <style:style style:name="P88" style:family="paragraph" style:parent-style-name="paragraf">
      <style:paragraph-properties fo:orphans="0" fo:widows="0" fo:hyphenation-ladder-count="no-limit" fo:keep-with-next="auto"/>
      <style:text-properties fo:language="id" fo:country="ID" fo:font-style="normal" officeooo:rsid="11aa0b03" officeooo:paragraph-rsid="11aa0b03" style:font-style-asian="normal" style:font-style-complex="normal" fo:hyphenate="true" fo:hyphenation-remain-char-count="2" fo:hyphenation-push-char-count="2" loext:hyphenation-no-caps="false"/>
    </style:style>
    <style:style style:name="P89" style:family="paragraph" style:parent-style-name="paragraf">
      <style:paragraph-properties fo:orphans="0" fo:widows="0" fo:hyphenation-ladder-count="no-limit" fo:keep-with-next="auto"/>
      <style:text-properties fo:language="id" fo:country="ID" fo:font-style="normal" officeooo:rsid="11abaabe" officeooo:paragraph-rsid="11abaabe" style:font-style-asian="normal" style:font-style-complex="normal" fo:hyphenate="true" fo:hyphenation-remain-char-count="2" fo:hyphenation-push-char-count="2" loext:hyphenation-no-caps="false"/>
    </style:style>
    <style:style style:name="P90" style:family="paragraph" style:parent-style-name="paragraf">
      <style:paragraph-properties fo:orphans="0" fo:widows="0" fo:hyphenation-ladder-count="no-limit" fo:keep-with-next="auto"/>
      <style:text-properties fo:language="id" fo:country="ID" fo:font-style="normal" officeooo:rsid="11abaabe" officeooo:paragraph-rsid="11ad0315" style:font-style-asian="normal" style:font-style-complex="normal" fo:hyphenate="true" fo:hyphenation-remain-char-count="2" fo:hyphenation-push-char-count="2" loext:hyphenation-no-caps="false"/>
    </style:style>
    <style:style style:name="P91" style:family="paragraph" style:parent-style-name="paragraf">
      <style:paragraph-properties fo:orphans="0" fo:widows="0" fo:hyphenation-ladder-count="no-limit" fo:keep-with-next="auto"/>
      <style:text-properties fo:language="id" fo:country="ID" fo:font-style="normal" officeooo:rsid="11ad0315" officeooo:paragraph-rsid="11ad0315" style:font-style-asian="normal" style:font-style-complex="normal" fo:hyphenate="true" fo:hyphenation-remain-char-count="2" fo:hyphenation-push-char-count="2" loext:hyphenation-no-caps="false"/>
    </style:style>
    <style:style style:name="P92" style:family="paragraph" style:parent-style-name="paragraf">
      <style:paragraph-properties fo:orphans="0" fo:widows="0" fo:hyphenation-ladder-count="no-limit" fo:keep-with-next="auto"/>
      <style:text-properties fo:language="id" fo:country="ID" fo:font-style="normal" officeooo:rsid="11ad6ded" officeooo:paragraph-rsid="11ad6ded" style:font-style-asian="normal" style:font-style-complex="normal" fo:hyphenate="true" fo:hyphenation-remain-char-count="2" fo:hyphenation-push-char-count="2" loext:hyphenation-no-caps="false"/>
    </style:style>
    <style:style style:name="P93" style:family="paragraph" style:parent-style-name="paragraf">
      <style:paragraph-properties fo:orphans="0" fo:widows="0" fo:hyphenation-ladder-count="no-limit" fo:keep-with-next="auto"/>
      <style:text-properties fo:language="id" fo:country="ID" fo:font-style="normal" officeooo:rsid="11aedbb7" officeooo:paragraph-rsid="11aedbb7" style:font-style-asian="normal" style:font-style-complex="normal" fo:hyphenate="true" fo:hyphenation-remain-char-count="2" fo:hyphenation-push-char-count="2" loext:hyphenation-no-caps="false"/>
    </style:style>
    <style:style style:name="P94" style:family="paragraph" style:parent-style-name="paragraf">
      <style:paragraph-properties fo:orphans="0" fo:widows="0" fo:hyphenation-ladder-count="no-limit" fo:keep-with-next="auto"/>
      <style:text-properties fo:language="id" fo:country="ID" fo:font-style="normal" officeooo:rsid="11b321e0" officeooo:paragraph-rsid="11b321e0" style:font-style-asian="normal" style:font-style-complex="normal" fo:hyphenate="true" fo:hyphenation-remain-char-count="2" fo:hyphenation-push-char-count="2" loext:hyphenation-no-caps="false"/>
    </style:style>
    <style:style style:name="P95" style:family="paragraph" style:parent-style-name="paragraf">
      <style:paragraph-properties fo:orphans="0" fo:widows="0" fo:hyphenation-ladder-count="no-limit" fo:keep-with-next="auto"/>
      <style:text-properties fo:language="id" fo:country="ID" fo:font-style="normal" officeooo:rsid="11b46456" officeooo:paragraph-rsid="11b46456" style:font-style-asian="normal" style:font-style-complex="normal" fo:hyphenate="true" fo:hyphenation-remain-char-count="2" fo:hyphenation-push-char-count="2" loext:hyphenation-no-caps="false"/>
    </style:style>
    <style:style style:name="P96" style:family="paragraph" style:parent-style-name="paragraf">
      <style:paragraph-properties fo:orphans="0" fo:widows="0" fo:hyphenation-ladder-count="no-limit" fo:keep-with-next="auto"/>
      <style:text-properties fo:language="id" fo:country="ID" fo:font-style="normal" officeooo:rsid="11b5af9b" officeooo:paragraph-rsid="11b5af9b" style:font-style-asian="normal" style:font-style-complex="normal" fo:hyphenate="true" fo:hyphenation-remain-char-count="2" fo:hyphenation-push-char-count="2" loext:hyphenation-no-caps="false"/>
    </style:style>
    <style:style style:name="P97" style:family="paragraph" style:parent-style-name="paragraf">
      <style:paragraph-properties fo:orphans="0" fo:widows="0" fo:hyphenation-ladder-count="no-limit" fo:keep-with-next="auto"/>
      <style:text-properties fo:language="id" fo:country="ID" fo:font-style="normal" officeooo:rsid="11b6779d" officeooo:paragraph-rsid="11b6779d" style:font-style-asian="normal" style:font-style-complex="normal" fo:hyphenate="true" fo:hyphenation-remain-char-count="2" fo:hyphenation-push-char-count="2" loext:hyphenation-no-caps="false"/>
    </style:style>
    <style:style style:name="P98" style:family="paragraph" style:parent-style-name="paragraf">
      <style:paragraph-properties fo:orphans="0" fo:widows="0" fo:hyphenation-ladder-count="no-limit" fo:keep-with-next="auto"/>
      <style:text-properties fo:language="id" fo:country="ID" fo:font-style="normal" officeooo:rsid="11b6a309" officeooo:paragraph-rsid="11b6a309" style:font-style-asian="normal" style:font-style-complex="normal" fo:hyphenate="true" fo:hyphenation-remain-char-count="2" fo:hyphenation-push-char-count="2" loext:hyphenation-no-caps="false"/>
    </style:style>
    <style:style style:name="P99" style:family="paragraph" style:parent-style-name="paragraf">
      <style:paragraph-properties fo:orphans="0" fo:widows="0" fo:hyphenation-ladder-count="no-limit" fo:keep-with-next="auto"/>
      <style:text-properties fo:language="id" fo:country="ID" fo:font-style="normal" officeooo:rsid="11b7f755" officeooo:paragraph-rsid="11b7f755" style:font-style-asian="normal" style:font-style-complex="normal" fo:hyphenate="true" fo:hyphenation-remain-char-count="2" fo:hyphenation-push-char-count="2" loext:hyphenation-no-caps="false"/>
    </style:style>
    <style:style style:name="P100" style:family="paragraph" style:parent-style-name="paragraf">
      <style:paragraph-properties fo:orphans="0" fo:widows="0" fo:hyphenation-ladder-count="no-limit" fo:keep-with-next="auto"/>
      <style:text-properties fo:language="id" fo:country="ID" fo:font-style="normal" officeooo:rsid="11bd47bf" officeooo:paragraph-rsid="11bd47bf" style:font-style-asian="normal" style:font-style-complex="normal" fo:hyphenate="true" fo:hyphenation-remain-char-count="2" fo:hyphenation-push-char-count="2" loext:hyphenation-no-caps="false"/>
    </style:style>
    <style:style style:name="P101" style:family="paragraph" style:parent-style-name="paragraf">
      <style:paragraph-properties fo:orphans="0" fo:widows="0" fo:hyphenation-ladder-count="no-limit" fo:keep-with-next="auto"/>
      <style:text-properties fo:language="id" fo:country="ID" fo:font-style="normal" officeooo:rsid="11cb79ec" officeooo:paragraph-rsid="11cb79ec" style:font-style-asian="normal" style:font-style-complex="normal" fo:hyphenate="true" fo:hyphenation-remain-char-count="2" fo:hyphenation-push-char-count="2" loext:hyphenation-no-caps="false"/>
    </style:style>
    <style:style style:name="P102" style:family="paragraph" style:parent-style-name="paragraf">
      <style:paragraph-properties fo:orphans="0" fo:widows="0" fo:hyphenation-ladder-count="no-limit" fo:keep-with-next="auto"/>
      <style:text-properties fo:language="id" fo:country="ID" fo:font-style="normal" officeooo:rsid="11d0c52f" officeooo:paragraph-rsid="11d0c52f" style:font-style-asian="normal" style:font-style-complex="normal" fo:hyphenate="true" fo:hyphenation-remain-char-count="2" fo:hyphenation-push-char-count="2" loext:hyphenation-no-caps="false"/>
    </style:style>
    <style:style style:name="P103" style:family="paragraph" style:parent-style-name="paragraf">
      <style:paragraph-properties fo:orphans="0" fo:widows="0" fo:hyphenation-ladder-count="no-limit" fo:keep-with-next="auto"/>
      <style:text-properties fo:language="id" fo:country="ID" fo:font-style="normal" officeooo:rsid="113b9d09" officeooo:paragraph-rsid="113b9d09" style:font-style-asian="normal" style:font-style-complex="normal" fo:hyphenate="true" fo:hyphenation-remain-char-count="2" fo:hyphenation-push-char-count="2" loext:hyphenation-no-caps="false"/>
    </style:style>
    <style:style style:name="P104" style:family="paragraph" style:parent-style-name="paragraf">
      <style:paragraph-properties fo:orphans="0" fo:widows="0" fo:hyphenation-ladder-count="no-limit" fo:keep-with-next="auto"/>
      <style:text-properties fo:language="id" fo:country="ID" officeooo:rsid="111a1844" officeooo:paragraph-rsid="111a1844" fo:hyphenate="true" fo:hyphenation-remain-char-count="2" fo:hyphenation-push-char-count="2" loext:hyphenation-no-caps="false"/>
    </style:style>
    <style:style style:name="P105" style:family="paragraph" style:parent-style-name="paragraf">
      <style:paragraph-properties fo:orphans="0" fo:widows="0" fo:hyphenation-ladder-count="no-limit" fo:keep-with-next="auto"/>
      <style:text-properties fo:language="id" fo:country="ID" fo:hyphenate="true" fo:hyphenation-remain-char-count="2" fo:hyphenation-push-char-count="2" loext:hyphenation-no-caps="false"/>
    </style:style>
    <style:style style:name="P106" style:family="paragraph" style:parent-style-name="paragraf">
      <style:paragraph-properties fo:orphans="0" fo:widows="0" fo:hyphenation-ladder-count="no-limit" fo:keep-with-next="auto"/>
      <style:text-properties fo:language="id" fo:country="ID" officeooo:paragraph-rsid="111ffeca" fo:hyphenate="true" fo:hyphenation-remain-char-count="2" fo:hyphenation-push-char-count="2" loext:hyphenation-no-caps="false"/>
    </style:style>
    <style:style style:name="P107" style:family="paragraph" style:parent-style-name="paragraf">
      <style:paragraph-properties fo:orphans="0" fo:widows="0" fo:hyphenation-ladder-count="no-limit" fo:keep-with-next="auto"/>
      <style:text-properties fo:language="id" fo:country="ID" officeooo:paragraph-rsid="11d1a342" fo:hyphenate="true" fo:hyphenation-remain-char-count="2" fo:hyphenation-push-char-count="2" loext:hyphenation-no-caps="false"/>
    </style:style>
    <style:style style:name="P108" style:family="paragraph" style:parent-style-name="paragraf">
      <style:paragraph-properties fo:orphans="0" fo:widows="0" fo:hyphenation-ladder-count="no-limit" fo:keep-with-next="auto"/>
      <style:text-properties fo:language="id" fo:country="ID" officeooo:rsid="11498cef" officeooo:paragraph-rsid="11498cef" fo:hyphenate="true" fo:hyphenation-remain-char-count="2" fo:hyphenation-push-char-count="2" loext:hyphenation-no-caps="false"/>
    </style:style>
    <style:style style:name="P109" style:family="paragraph" style:parent-style-name="paragraf">
      <style:paragraph-properties fo:orphans="0" fo:widows="0" fo:hyphenation-ladder-count="no-limit" fo:keep-with-next="auto"/>
      <style:text-properties fo:language="id" fo:country="ID" officeooo:rsid="114b4c25" officeooo:paragraph-rsid="114b4c25" fo:hyphenate="true" fo:hyphenation-remain-char-count="2" fo:hyphenation-push-char-count="2" loext:hyphenation-no-caps="false"/>
    </style:style>
    <style:style style:name="P110" style:family="paragraph" style:parent-style-name="paragraf">
      <style:paragraph-properties fo:orphans="0" fo:widows="0" fo:hyphenation-ladder-count="no-limit" fo:keep-with-next="auto"/>
      <style:text-properties fo:language="id" fo:country="ID" officeooo:rsid="11567ce5" officeooo:paragraph-rsid="11567ce5" fo:hyphenate="true" fo:hyphenation-remain-char-count="2" fo:hyphenation-push-char-count="2" loext:hyphenation-no-caps="false"/>
    </style:style>
    <style:style style:name="P111" style:family="paragraph" style:parent-style-name="paragraf">
      <style:paragraph-properties fo:orphans="0" fo:widows="0" fo:hyphenation-ladder-count="no-limit" fo:keep-with-next="auto"/>
      <style:text-properties fo:language="id" fo:country="ID" officeooo:rsid="1159003c" officeooo:paragraph-rsid="11687bff" fo:hyphenate="true" fo:hyphenation-remain-char-count="2" fo:hyphenation-push-char-count="2" loext:hyphenation-no-caps="false"/>
    </style:style>
    <style:style style:name="P112" style:family="paragraph" style:parent-style-name="paragraf">
      <style:paragraph-properties fo:orphans="0" fo:widows="0" fo:hyphenation-ladder-count="no-limit" fo:keep-with-next="auto"/>
      <style:text-properties fo:language="id" fo:country="ID" officeooo:rsid="115a93da" officeooo:paragraph-rsid="115a93da" fo:hyphenate="true" fo:hyphenation-remain-char-count="2" fo:hyphenation-push-char-count="2" loext:hyphenation-no-caps="false"/>
    </style:style>
    <style:style style:name="P113" style:family="paragraph" style:parent-style-name="paragraf">
      <style:paragraph-properties fo:orphans="0" fo:widows="0" fo:hyphenation-ladder-count="no-limit" fo:keep-with-next="auto"/>
      <style:text-properties fo:language="id" fo:country="ID" officeooo:rsid="11626981" officeooo:paragraph-rsid="11626981" fo:hyphenate="true" fo:hyphenation-remain-char-count="2" fo:hyphenation-push-char-count="2" loext:hyphenation-no-caps="false"/>
    </style:style>
    <style:style style:name="P114" style:family="paragraph" style:parent-style-name="paragraf">
      <style:paragraph-properties fo:orphans="0" fo:widows="0" fo:hyphenation-ladder-count="no-limit" fo:keep-with-next="auto"/>
      <style:text-properties fo:language="id" fo:country="ID" officeooo:rsid="11642095" officeooo:paragraph-rsid="1167f60c" fo:hyphenate="true" fo:hyphenation-remain-char-count="2" fo:hyphenation-push-char-count="2" loext:hyphenation-no-caps="false"/>
    </style:style>
    <style:style style:name="P115" style:family="paragraph" style:parent-style-name="paragraf">
      <style:paragraph-properties fo:orphans="0" fo:widows="0" fo:hyphenation-ladder-count="no-limit" fo:keep-with-next="auto"/>
      <style:text-properties fo:language="id" fo:country="ID" officeooo:rsid="11c16f99" officeooo:paragraph-rsid="11c4fb42" fo:hyphenate="true" fo:hyphenation-remain-char-count="2" fo:hyphenation-push-char-count="2" loext:hyphenation-no-caps="false"/>
    </style:style>
    <style:style style:name="P116" style:family="paragraph" style:parent-style-name="paragraf" style:master-page-name="">
      <style:paragraph-properties fo:orphans="0" fo:widows="0" fo:hyphenation-ladder-count="no-limit" style:page-number="auto" fo:keep-with-next="auto"/>
      <style:text-properties fo:language="id" fo:country="ID" fo:font-style="normal" officeooo:rsid="11307012" officeooo:paragraph-rsid="11307012" style:font-style-asian="normal" style:font-style-complex="normal" fo:hyphenate="true" fo:hyphenation-remain-char-count="2" fo:hyphenation-push-char-count="2" loext:hyphenation-no-caps="false"/>
    </style:style>
    <style:style style:name="P117" style:family="paragraph" style:parent-style-name="paragraf" style:master-page-name="">
      <style:paragraph-properties fo:orphans="0" fo:widows="0" fo:hyphenation-ladder-count="no-limit" style:page-number="auto" fo:keep-with-next="auto"/>
      <style:text-properties fo:language="id" fo:country="ID" fo:font-style="normal" officeooo:rsid="11605d44" officeooo:paragraph-rsid="11687bff" style:font-style-asian="normal" style:font-style-complex="normal" fo:hyphenate="true" fo:hyphenation-remain-char-count="2" fo:hyphenation-push-char-count="2" loext:hyphenation-no-caps="false"/>
    </style:style>
    <style:style style:name="P118" style:family="paragraph" style:parent-style-name="paragraf" style:master-page-name="">
      <style:paragraph-properties fo:orphans="0" fo:widows="0" fo:hyphenation-ladder-count="no-limit" style:page-number="auto" fo:keep-with-next="auto"/>
      <style:text-properties fo:language="id" fo:country="ID" fo:font-style="normal" officeooo:rsid="11744f80" officeooo:paragraph-rsid="117dacae" style:font-style-asian="normal" style:font-style-complex="normal" fo:hyphenate="true" fo:hyphenation-remain-char-count="2" fo:hyphenation-push-char-count="2" loext:hyphenation-no-caps="false"/>
    </style:style>
    <style:style style:name="P119" style:family="paragraph" style:parent-style-name="paragraf" style:master-page-name="">
      <style:paragraph-properties fo:orphans="0" fo:widows="0" fo:hyphenation-ladder-count="no-limit" style:page-number="auto" fo:keep-with-next="auto"/>
      <style:text-properties fo:language="id" fo:country="ID" fo:font-style="normal" officeooo:rsid="11809d33" officeooo:paragraph-rsid="11822f56" style:font-style-asian="normal" style:font-style-complex="normal" fo:hyphenate="true" fo:hyphenation-remain-char-count="2" fo:hyphenation-push-char-count="2" loext:hyphenation-no-caps="false"/>
    </style:style>
    <style:style style:name="P120" style:family="paragraph" style:parent-style-name="paragraf" style:master-page-name="">
      <style:paragraph-properties fo:orphans="0" fo:widows="0" fo:hyphenation-ladder-count="no-limit" style:page-number="auto" fo:keep-with-next="auto"/>
      <style:text-properties fo:language="id" fo:country="ID" fo:font-style="normal" officeooo:rsid="1183c360" officeooo:paragraph-rsid="11872586" style:font-style-asian="normal" style:font-style-complex="normal" fo:hyphenate="true" fo:hyphenation-remain-char-count="2" fo:hyphenation-push-char-count="2" loext:hyphenation-no-caps="false"/>
    </style:style>
    <style:style style:name="P121" style:family="paragraph" style:parent-style-name="paragraf" style:master-page-name="">
      <style:paragraph-properties fo:orphans="0" fo:widows="0" fo:hyphenation-ladder-count="no-limit" style:page-number="auto" fo:keep-with-next="auto"/>
      <style:text-properties fo:language="id" fo:country="ID" fo:font-style="normal" officeooo:rsid="11bbe4dd" officeooo:paragraph-rsid="11bbe4dd" style:font-style-asian="normal" style:font-style-complex="normal" fo:hyphenate="true" fo:hyphenation-remain-char-count="2" fo:hyphenation-push-char-count="2" loext:hyphenation-no-caps="false"/>
    </style:style>
    <style:style style:name="P122" style:family="paragraph" style:parent-style-name="paragraf" style:master-page-name="">
      <style:paragraph-properties fo:orphans="0" fo:widows="0" fo:hyphenation-ladder-count="no-limit" style:page-number="auto" fo:keep-with-next="auto"/>
      <style:text-properties fo:language="id" fo:country="ID" fo:font-style="normal" officeooo:rsid="11cdac5b" officeooo:paragraph-rsid="11cdac5b" style:font-style-asian="normal" style:font-style-complex="normal" fo:hyphenate="true" fo:hyphenation-remain-char-count="2" fo:hyphenation-push-char-count="2" loext:hyphenation-no-caps="false"/>
    </style:style>
    <style:style style:name="P123" style:family="paragraph" style:parent-style-name="paragraf" style:master-page-name="">
      <style:paragraph-properties fo:orphans="0" fo:widows="0" fo:hyphenation-ladder-count="no-limit" style:page-number="auto" fo:keep-with-next="auto"/>
      <style:text-properties fo:language="id" fo:country="ID" fo:font-style="italic" officeooo:rsid="113e1d01" officeooo:paragraph-rsid="113e1d01" style:font-style-asian="italic" style:font-style-complex="italic" fo:hyphenate="true" fo:hyphenation-remain-char-count="2" fo:hyphenation-push-char-count="2" loext:hyphenation-no-caps="false"/>
    </style:style>
    <style:style style:name="P124" style:family="paragraph" style:parent-style-name="paragraf" style:master-page-name="">
      <style:paragraph-properties fo:orphans="0" fo:widows="0" fo:hyphenation-ladder-count="no-limit" style:page-number="auto" fo:keep-with-next="auto"/>
      <style:text-properties fo:language="id" fo:country="ID" fo:font-style="italic" officeooo:rsid="11455883" officeooo:paragraph-rsid="11455883" style:font-style-asian="italic" style:font-style-complex="italic" fo:hyphenate="true" fo:hyphenation-remain-char-count="2" fo:hyphenation-push-char-count="2" loext:hyphenation-no-caps="false"/>
    </style:style>
    <style:style style:name="P125" style:family="paragraph" style:parent-style-name="paragraf" style:master-page-name="">
      <style:paragraph-properties fo:orphans="0" fo:widows="0" fo:hyphenation-ladder-count="no-limit" style:page-number="auto" fo:keep-with-next="auto"/>
      <style:text-properties fo:language="id" fo:country="ID" fo:font-style="italic" officeooo:rsid="11797109" officeooo:paragraph-rsid="117dacae" style:font-style-asian="italic" style:font-style-complex="italic" fo:hyphenate="true" fo:hyphenation-remain-char-count="2" fo:hyphenation-push-char-count="2" loext:hyphenation-no-caps="false"/>
    </style:style>
    <style:style style:name="P126" style:family="paragraph" style:parent-style-name="paragraf" style:master-page-name="">
      <style:paragraph-properties fo:orphans="0" fo:widows="0" fo:hyphenation-ladder-count="no-limit" style:page-number="auto" fo:keep-with-next="auto"/>
      <style:text-properties fo:language="id" fo:country="ID" officeooo:rsid="1147237c" officeooo:paragraph-rsid="11498cef" fo:hyphenate="true" fo:hyphenation-remain-char-count="2" fo:hyphenation-push-char-count="2" loext:hyphenation-no-caps="false"/>
    </style:style>
    <style:style style:name="P127" style:family="paragraph" style:parent-style-name="paragraf" style:master-page-name="">
      <style:paragraph-properties fo:orphans="0" fo:widows="0" fo:hyphenation-ladder-count="no-limit" style:page-number="auto" fo:keep-with-next="auto"/>
      <style:text-properties fo:language="id" fo:country="ID" officeooo:rsid="114c0b05" officeooo:paragraph-rsid="114c0b05" fo:hyphenate="true" fo:hyphenation-remain-char-count="2" fo:hyphenation-push-char-count="2" loext:hyphenation-no-caps="false"/>
    </style:style>
    <style:style style:name="P128" style:family="paragraph" style:parent-style-name="paragraf" style:master-page-name="">
      <style:paragraph-properties fo:orphans="0" fo:widows="0" fo:hyphenation-ladder-count="no-limit" style:page-number="auto" fo:keep-with-next="auto"/>
      <style:text-properties fo:language="id" fo:country="ID" officeooo:rsid="1153c638" officeooo:paragraph-rsid="1153c638" fo:hyphenate="true" fo:hyphenation-remain-char-count="2" fo:hyphenation-push-char-count="2" loext:hyphenation-no-caps="false"/>
    </style:style>
    <style:style style:name="P129" style:family="paragraph" style:parent-style-name="paragraf" style:master-page-name="">
      <style:paragraph-properties fo:orphans="0" fo:widows="0" fo:hyphenation-ladder-count="no-limit" style:page-number="auto" fo:keep-with-next="auto"/>
      <style:text-properties fo:language="id" fo:country="ID" officeooo:rsid="11567ce5" officeooo:paragraph-rsid="1159003c" fo:hyphenate="true" fo:hyphenation-remain-char-count="2" fo:hyphenation-push-char-count="2" loext:hyphenation-no-caps="false"/>
    </style:style>
    <style:style style:name="P130" style:family="paragraph" style:parent-style-name="paragraf" style:master-page-name="">
      <style:paragraph-properties fo:orphans="0" fo:widows="0" fo:hyphenation-ladder-count="no-limit" style:page-number="auto" fo:keep-with-next="auto"/>
      <style:text-properties fo:language="id" fo:country="ID" officeooo:rsid="1159003c" officeooo:paragraph-rsid="11687bff" fo:hyphenate="true" fo:hyphenation-remain-char-count="2" fo:hyphenation-push-char-count="2" loext:hyphenation-no-caps="false"/>
    </style:style>
    <style:style style:name="P131" style:family="paragraph" style:parent-style-name="paragraf" style:master-page-name="">
      <style:paragraph-properties fo:orphans="0" fo:widows="0" fo:hyphenation-ladder-count="no-limit" style:page-number="auto" fo:keep-with-next="auto"/>
      <style:text-properties fo:language="id" fo:country="ID" officeooo:rsid="116ba15c" officeooo:paragraph-rsid="116ba15c" fo:hyphenate="true" fo:hyphenation-remain-char-count="2" fo:hyphenation-push-char-count="2" loext:hyphenation-no-caps="false"/>
    </style:style>
    <style:style style:name="P132" style:family="paragraph" style:parent-style-name="paragraf" style:master-page-name="">
      <style:paragraph-properties fo:orphans="0" fo:widows="0" fo:hyphenation-ladder-count="no-limit" style:page-number="auto" fo:keep-with-next="auto"/>
      <style:text-properties fo:language="id" fo:country="ID" officeooo:rsid="1172e3ae" officeooo:paragraph-rsid="1172e3ae" fo:hyphenate="true" fo:hyphenation-remain-char-count="2" fo:hyphenation-push-char-count="2" loext:hyphenation-no-caps="false"/>
    </style:style>
    <style:style style:name="P133" style:family="paragraph" style:parent-style-name="paragraf" style:master-page-name="">
      <style:paragraph-properties fo:orphans="0" fo:widows="0" fo:hyphenation-ladder-count="no-limit" style:page-number="auto" fo:break-before="auto" fo:break-after="auto" fo:keep-with-next="auto"/>
      <style:text-properties fo:language="id" fo:country="ID" officeooo:rsid="11642095" officeooo:paragraph-rsid="1167f60c" fo:hyphenate="true" fo:hyphenation-remain-char-count="2" fo:hyphenation-push-char-count="2" loext:hyphenation-no-caps="false"/>
    </style:style>
    <style:style style:name="P134" style:family="paragraph" style:parent-style-name="paragraf">
      <style:text-properties fo:language="id" fo:country="ID"/>
    </style:style>
    <style:style style:name="P135" style:family="paragraph" style:parent-style-name="Title" style:master-page-name="First_20_Page">
      <style:paragraph-properties fo:orphans="0" fo:widows="0" fo:hyphenation-ladder-count="no-limit" style:page-number="auto" fo:keep-with-next="auto"/>
      <style:text-properties fo:language="id" fo:country="ID" officeooo:paragraph-rsid="10df89c8" fo:hyphenate="true" fo:hyphenation-remain-char-count="2" fo:hyphenation-push-char-count="2" loext:hyphenation-no-caps="false"/>
    </style:style>
    <style:style style:name="P136" style:family="paragraph" style:parent-style-name="Heading_20_1">
      <style:paragraph-properties fo:orphans="0" fo:widows="0" fo:hyphenation-ladder-count="no-limit" fo:keep-with-next="auto"/>
      <style:text-properties fo:language="id" fo:country="ID" fo:hyphenate="true" fo:hyphenation-remain-char-count="2" fo:hyphenation-push-char-count="2" loext:hyphenation-no-caps="false"/>
    </style:style>
    <style:style style:name="P137" style:family="paragraph" style:parent-style-name="Heading_20_2">
      <style:paragraph-properties fo:orphans="0" fo:widows="0" fo:hyphenation-ladder-count="no-limit" fo:keep-with-next="auto"/>
      <style:text-properties fo:language="id" fo:country="ID" officeooo:rsid="10df89c8" officeooo:paragraph-rsid="10df89c8" fo:hyphenate="true" fo:hyphenation-remain-char-count="2" fo:hyphenation-push-char-count="2" loext:hyphenation-no-caps="false"/>
    </style:style>
    <style:style style:name="P138" style:family="paragraph" style:parent-style-name="Heading_20_2">
      <style:paragraph-properties fo:orphans="0" fo:widows="0" fo:hyphenation-ladder-count="no-limit" fo:keep-with-next="auto"/>
      <style:text-properties fo:language="id" fo:country="ID" fo:hyphenate="true" fo:hyphenation-remain-char-count="2" fo:hyphenation-push-char-count="2" loext:hyphenation-no-caps="false"/>
    </style:style>
    <style:style style:name="T1" style:family="text">
      <style:text-properties officeooo:rsid="009b86ac"/>
    </style:style>
    <style:style style:name="T2" style:family="text">
      <style:text-properties officeooo:rsid="0b8b0a49"/>
    </style:style>
    <style:style style:name="T3" style:family="text">
      <style:text-properties officeooo:rsid="10df839c"/>
    </style:style>
    <style:style style:name="T4" style:family="text">
      <style:text-properties officeooo:rsid="10df89c8"/>
    </style:style>
    <style:style style:name="T5" style:family="text">
      <style:text-properties officeooo:rsid="10e15764"/>
    </style:style>
    <style:style style:name="T6" style:family="text">
      <style:text-properties officeooo:rsid="10e31a08"/>
    </style:style>
    <style:style style:name="T7" style:family="text">
      <style:text-properties officeooo:rsid="10e44237"/>
    </style:style>
    <style:style style:name="T8" style:family="text">
      <style:text-properties officeooo:rsid="10e6e226"/>
    </style:style>
    <style:style style:name="T9" style:family="text">
      <style:text-properties officeooo:rsid="10e7f7b7"/>
    </style:style>
    <style:style style:name="T10" style:family="text">
      <style:text-properties fo:font-style="italic" style:font-style-asian="italic" style:font-style-complex="italic"/>
    </style:style>
    <style:style style:name="T11" style:family="text">
      <style:text-properties fo:font-style="italic" officeooo:rsid="10e7f7b7" style:font-style-asian="italic" style:font-style-complex="italic"/>
    </style:style>
    <style:style style:name="T12" style:family="text">
      <style:text-properties fo:font-style="italic" officeooo:rsid="10e9623e" style:font-style-asian="italic" style:font-style-complex="italic"/>
    </style:style>
    <style:style style:name="T13" style:family="text">
      <style:text-properties fo:font-style="italic" officeooo:rsid="10eab5db" style:font-style-asian="italic" style:font-style-complex="italic"/>
    </style:style>
    <style:style style:name="T14" style:family="text">
      <style:text-properties fo:font-style="italic" officeooo:rsid="10ecab54" style:font-style-asian="italic" style:font-style-complex="italic"/>
    </style:style>
    <style:style style:name="T15" style:family="text">
      <style:text-properties fo:font-style="italic" officeooo:rsid="10ffa61b" style:font-style-asian="italic" style:font-style-complex="italic"/>
    </style:style>
    <style:style style:name="T16" style:family="text">
      <style:text-properties fo:font-style="italic" officeooo:rsid="11110b36" style:font-style-asian="italic" style:font-style-complex="italic"/>
    </style:style>
    <style:style style:name="T17" style:family="text">
      <style:text-properties fo:font-style="italic" officeooo:rsid="1117153d" style:font-style-asian="italic" style:font-style-complex="italic"/>
    </style:style>
    <style:style style:name="T18" style:family="text">
      <style:text-properties fo:font-style="italic" officeooo:rsid="11188c1e" style:font-style-asian="italic" style:font-style-complex="italic"/>
    </style:style>
    <style:style style:name="T19" style:family="text">
      <style:text-properties fo:font-style="italic" officeooo:rsid="111a1844" style:font-style-asian="italic" style:font-style-complex="italic"/>
    </style:style>
    <style:style style:name="T20" style:family="text">
      <style:text-properties fo:font-style="italic" officeooo:rsid="111bf1e4" style:font-style-asian="italic" style:font-style-complex="italic"/>
    </style:style>
    <style:style style:name="T21" style:family="text">
      <style:text-properties fo:font-style="italic" officeooo:rsid="111e7dac" style:font-style-asian="italic" style:font-style-complex="italic"/>
    </style:style>
    <style:style style:name="T22" style:family="text">
      <style:text-properties fo:font-style="italic" officeooo:rsid="1159003c" style:font-style-asian="italic" style:font-style-complex="italic"/>
    </style:style>
    <style:style style:name="T23" style:family="text">
      <style:text-properties fo:font-style="italic" officeooo:rsid="115b9ed9" style:font-style-asian="italic" style:font-style-complex="italic"/>
    </style:style>
    <style:style style:name="T24" style:family="text">
      <style:text-properties fo:font-style="italic" officeooo:rsid="1177f576" style:font-style-asian="italic" style:font-style-complex="italic"/>
    </style:style>
    <style:style style:name="T25" style:family="text">
      <style:text-properties fo:font-style="italic" officeooo:rsid="11a041fc" style:font-style-asian="italic" style:font-style-complex="italic"/>
    </style:style>
    <style:style style:name="T26" style:family="text">
      <style:text-properties fo:font-style="italic" officeooo:rsid="11b6a309" style:font-style-asian="italic" style:font-style-complex="italic"/>
    </style:style>
    <style:style style:name="T27" style:family="text">
      <style:text-properties fo:font-style="italic" officeooo:rsid="11c09ea4" style:font-style-asian="italic" style:font-style-complex="italic"/>
    </style:style>
    <style:style style:name="T28" style:family="text">
      <style:text-properties fo:font-style="italic" officeooo:rsid="11d1a342" style:font-style-asian="italic" style:font-style-complex="italic"/>
    </style:style>
    <style:style style:name="T29" style:family="text">
      <style:text-properties fo:font-style="italic" officeooo:rsid="11e25202" style:font-style-asian="italic" style:font-style-complex="italic"/>
    </style:style>
    <style:style style:name="T30" style:family="text">
      <style:text-properties fo:font-style="italic" officeooo:rsid="1225e660"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font-style="italic" style:text-underline-style="none" officeooo:rsid="10e9623e" style:font-style-asian="italic" style:font-style-complex="italic"/>
    </style:style>
    <style:style style:name="T33" style:family="text">
      <style:text-properties fo:font-style="italic" officeooo:rsid="1177f576" fo:background-color="#fff5ce" loext:char-shading-value="0" style:font-style-asian="italic" style:font-style-complex="italic"/>
    </style:style>
    <style:style style:name="T34" style:family="text">
      <style:text-properties style:text-underline-style="none"/>
    </style:style>
    <style:style style:name="T35" style:family="text">
      <style:text-properties style:text-underline-style="none" officeooo:rsid="11f4f290"/>
    </style:style>
    <style:style style:name="T36" style:family="text">
      <style:text-properties style:text-underline-style="none" officeooo:rsid="11f67c20"/>
    </style:style>
    <style:style style:name="T37" style:family="text">
      <style:text-properties style:text-underline-style="none" officeooo:rsid="11f6984d"/>
    </style:style>
    <style:style style:name="T38" style:family="text">
      <style:text-properties style:text-underline-style="none" officeooo:rsid="11f6cd7a"/>
    </style:style>
    <style:style style:name="T39" style:family="text">
      <style:text-properties fo:font-style="normal" style:font-style-asian="normal" style:font-style-complex="normal"/>
    </style:style>
    <style:style style:name="T40" style:family="text">
      <style:text-properties fo:font-style="normal" officeooo:rsid="10eab5db" style:font-style-asian="normal" style:font-style-complex="normal"/>
    </style:style>
    <style:style style:name="T41" style:family="text">
      <style:text-properties fo:font-style="normal" officeooo:rsid="10ebf298" style:font-style-asian="normal" style:font-style-complex="normal"/>
    </style:style>
    <style:style style:name="T42" style:family="text">
      <style:text-properties fo:font-style="normal" officeooo:rsid="10ecab54" style:font-style-asian="normal" style:font-style-complex="normal"/>
    </style:style>
    <style:style style:name="T43" style:family="text">
      <style:text-properties fo:font-style="normal" officeooo:rsid="10ed48e1" style:font-style-asian="normal" style:font-style-complex="normal"/>
    </style:style>
    <style:style style:name="T44" style:family="text">
      <style:text-properties fo:font-style="normal" officeooo:rsid="10efa40b" style:font-style-asian="normal" style:font-style-complex="normal"/>
    </style:style>
    <style:style style:name="T45" style:family="text">
      <style:text-properties fo:font-style="normal" officeooo:rsid="10f011f2" style:font-style-asian="normal" style:font-style-complex="normal"/>
    </style:style>
    <style:style style:name="T46" style:family="text">
      <style:text-properties fo:font-style="normal" officeooo:rsid="10f1f100" style:font-style-asian="normal" style:font-style-complex="normal"/>
    </style:style>
    <style:style style:name="T47" style:family="text">
      <style:text-properties fo:font-style="normal" officeooo:rsid="10f2a382" style:font-style-asian="normal" style:font-style-complex="normal"/>
    </style:style>
    <style:style style:name="T48" style:family="text">
      <style:text-properties fo:font-style="normal" officeooo:rsid="10f37c2a" style:font-style-asian="normal" style:font-style-complex="normal"/>
    </style:style>
    <style:style style:name="T49" style:family="text">
      <style:text-properties fo:font-style="normal" officeooo:rsid="10f5eb5f" style:font-style-asian="normal" style:font-style-complex="normal"/>
    </style:style>
    <style:style style:name="T50" style:family="text">
      <style:text-properties fo:font-style="normal" officeooo:rsid="10f7a1e9" style:font-style-asian="normal" style:font-style-complex="normal"/>
    </style:style>
    <style:style style:name="T51" style:family="text">
      <style:text-properties fo:font-style="normal" officeooo:rsid="111bf1e4" style:font-style-asian="normal" style:font-style-complex="normal"/>
    </style:style>
    <style:style style:name="T52" style:family="text">
      <style:text-properties fo:font-style="normal" officeooo:rsid="111db6a6" style:font-style-asian="normal" style:font-style-complex="normal"/>
    </style:style>
    <style:style style:name="T53" style:family="text">
      <style:text-properties fo:font-style="normal" officeooo:rsid="111e7dac" style:font-style-asian="normal" style:font-style-complex="normal"/>
    </style:style>
    <style:style style:name="T54" style:family="text">
      <style:text-properties fo:font-style="normal" officeooo:rsid="11202ea2" style:font-style-asian="normal" style:font-style-complex="normal"/>
    </style:style>
    <style:style style:name="T55" style:family="text">
      <style:text-properties fo:font-style="normal" officeooo:rsid="111ffeca" style:font-style-asian="normal" style:font-style-complex="normal"/>
    </style:style>
    <style:style style:name="T56" style:family="text">
      <style:text-properties fo:font-style="normal" officeooo:rsid="1120a08e" style:font-style-asian="normal" style:font-style-complex="normal"/>
    </style:style>
    <style:style style:name="T57" style:family="text">
      <style:text-properties fo:font-style="normal" officeooo:rsid="1123b523" style:font-style-asian="normal" style:font-style-complex="normal"/>
    </style:style>
    <style:style style:name="T58" style:family="text">
      <style:text-properties fo:font-style="normal" officeooo:rsid="112c0014" style:font-style-asian="normal" style:font-style-complex="normal"/>
    </style:style>
    <style:style style:name="T59" style:family="text">
      <style:text-properties fo:font-style="normal" officeooo:rsid="112d3bf0" style:font-style-asian="normal" style:font-style-complex="normal"/>
    </style:style>
    <style:style style:name="T60" style:family="text">
      <style:text-properties fo:font-style="normal" officeooo:rsid="112f736d" style:font-style-asian="normal" style:font-style-complex="normal"/>
    </style:style>
    <style:style style:name="T61" style:family="text">
      <style:text-properties fo:font-style="normal" officeooo:rsid="11391dd9" style:font-style-asian="normal" style:font-style-complex="normal"/>
    </style:style>
    <style:style style:name="T62" style:family="text">
      <style:text-properties fo:font-style="normal" officeooo:rsid="1159003c" style:font-style-asian="normal" style:font-style-complex="normal"/>
    </style:style>
    <style:style style:name="T63" style:family="text">
      <style:text-properties fo:font-style="normal" officeooo:rsid="115934a2" style:font-style-asian="normal" style:font-style-complex="normal"/>
    </style:style>
    <style:style style:name="T64" style:family="text">
      <style:text-properties fo:font-style="normal" officeooo:rsid="115a93da" style:font-style-asian="normal" style:font-style-complex="normal"/>
    </style:style>
    <style:style style:name="T65" style:family="text">
      <style:text-properties fo:font-style="normal" officeooo:rsid="115d2774" style:font-style-asian="normal" style:font-style-complex="normal"/>
    </style:style>
    <style:style style:name="T66" style:family="text">
      <style:text-properties fo:font-style="normal" officeooo:rsid="1163ac82" style:font-style-asian="normal" style:font-style-complex="normal"/>
    </style:style>
    <style:style style:name="T67" style:family="text">
      <style:text-properties fo:font-style="normal" officeooo:rsid="11642095" style:font-style-asian="normal" style:font-style-complex="normal"/>
    </style:style>
    <style:style style:name="T68" style:family="text">
      <style:text-properties fo:font-style="normal" officeooo:rsid="1166a3ef" style:font-style-asian="normal" style:font-style-complex="normal"/>
    </style:style>
    <style:style style:name="T69" style:family="text">
      <style:text-properties fo:font-style="normal" officeooo:rsid="1167f60c" style:font-style-asian="normal" style:font-style-complex="normal"/>
    </style:style>
    <style:style style:name="T70" style:family="text">
      <style:text-properties fo:font-style="normal" officeooo:rsid="1169fe93" style:font-style-asian="normal" style:font-style-complex="normal"/>
    </style:style>
    <style:style style:name="T71" style:family="text">
      <style:text-properties fo:font-style="normal" officeooo:rsid="116ba15c" style:font-style-asian="normal" style:font-style-complex="normal"/>
    </style:style>
    <style:style style:name="T72" style:family="text">
      <style:text-properties fo:font-style="normal" officeooo:rsid="116ba3e7" style:font-style-asian="normal" style:font-style-complex="normal"/>
    </style:style>
    <style:style style:name="T73" style:family="text">
      <style:text-properties fo:font-style="normal" officeooo:rsid="117b655d" style:font-style-asian="normal" style:font-style-complex="normal"/>
    </style:style>
    <style:style style:name="T74" style:family="text">
      <style:text-properties fo:font-style="normal" officeooo:rsid="117badd3" style:font-style-asian="normal" style:font-style-complex="normal"/>
    </style:style>
    <style:style style:name="T75" style:family="text">
      <style:text-properties fo:font-style="normal" officeooo:rsid="117dacae" style:font-style-asian="normal" style:font-style-complex="normal"/>
    </style:style>
    <style:style style:name="T76" style:family="text">
      <style:text-properties fo:font-style="normal" officeooo:rsid="118d0aeb" style:font-style-asian="normal" style:font-style-complex="normal"/>
    </style:style>
    <style:style style:name="T77" style:family="text">
      <style:text-properties fo:font-style="normal" officeooo:rsid="11908581" style:font-style-asian="normal" style:font-style-complex="normal"/>
    </style:style>
    <style:style style:name="T78" style:family="text">
      <style:text-properties fo:font-style="normal" officeooo:rsid="1191eed8" style:font-style-asian="normal" style:font-style-complex="normal"/>
    </style:style>
    <style:style style:name="T79" style:family="text">
      <style:text-properties fo:font-style="normal" officeooo:rsid="1193c352" style:font-style-asian="normal" style:font-style-complex="normal"/>
    </style:style>
    <style:style style:name="T80" style:family="text">
      <style:text-properties fo:font-style="normal" officeooo:rsid="119576a0" style:font-style-asian="normal" style:font-style-complex="normal"/>
    </style:style>
    <style:style style:name="T81" style:family="text">
      <style:text-properties fo:font-style="normal" officeooo:rsid="1196d1fc" style:font-style-asian="normal" style:font-style-complex="normal"/>
    </style:style>
    <style:style style:name="T82" style:family="text">
      <style:text-properties fo:font-style="normal" officeooo:rsid="1196fb3f" style:font-style-asian="normal" style:font-style-complex="normal"/>
    </style:style>
    <style:style style:name="T83" style:family="text">
      <style:text-properties fo:font-style="normal" officeooo:rsid="11c09ea4" style:font-style-asian="normal" style:font-style-complex="normal"/>
    </style:style>
    <style:style style:name="T84" style:family="text">
      <style:text-properties fo:font-style="normal" officeooo:rsid="11c328fb" style:font-style-asian="normal" style:font-style-complex="normal"/>
    </style:style>
    <style:style style:name="T85" style:family="text">
      <style:text-properties fo:font-style="normal" officeooo:rsid="11c41075" style:font-style-asian="normal" style:font-style-complex="normal"/>
    </style:style>
    <style:style style:name="T86" style:family="text">
      <style:text-properties fo:font-style="normal" officeooo:rsid="11c4fb42" style:font-style-asian="normal" style:font-style-complex="normal"/>
    </style:style>
    <style:style style:name="T87" style:family="text">
      <style:text-properties fo:font-style="normal" officeooo:rsid="11c781e8" style:font-style-asian="normal" style:font-style-complex="normal"/>
    </style:style>
    <style:style style:name="T88" style:family="text">
      <style:text-properties fo:font-style="normal" officeooo:rsid="11d39d2c" style:font-style-asian="normal" style:font-style-complex="normal"/>
    </style:style>
    <style:style style:name="T89" style:family="text">
      <style:text-properties fo:font-style="normal" officeooo:rsid="11d1a342" style:font-style-asian="normal" style:font-style-complex="normal"/>
    </style:style>
    <style:style style:name="T90" style:family="text">
      <style:text-properties fo:font-style="normal" officeooo:rsid="11dd1fe2" style:font-style-asian="normal" style:font-style-complex="normal"/>
    </style:style>
    <style:style style:name="T91" style:family="text">
      <style:text-properties fo:font-style="normal" officeooo:rsid="11e6021d" style:font-style-asian="normal" style:font-style-complex="normal"/>
    </style:style>
    <style:style style:name="T92" style:family="text">
      <style:text-properties fo:font-style="normal" officeooo:rsid="11e9717f" style:font-style-asian="normal" style:font-style-complex="normal"/>
    </style:style>
    <style:style style:name="T93" style:family="text">
      <style:text-properties fo:font-style="normal" officeooo:rsid="11e9b97d" style:font-style-asian="normal" style:font-style-complex="normal"/>
    </style:style>
    <style:style style:name="T94" style:family="text">
      <style:text-properties fo:font-style="normal" officeooo:rsid="11f050cf" style:font-style-asian="normal" style:font-style-complex="normal"/>
    </style:style>
    <style:style style:name="T95" style:family="text">
      <style:text-properties fo:font-style="normal" officeooo:rsid="11f15d7e" style:font-style-asian="normal" style:font-style-complex="normal"/>
    </style:style>
    <style:style style:name="T96" style:family="text">
      <style:text-properties fo:font-style="normal" officeooo:rsid="11f29b96" style:font-style-asian="normal" style:font-style-complex="normal"/>
    </style:style>
    <style:style style:name="T97" style:family="text">
      <style:text-properties fo:font-style="normal" officeooo:rsid="11ff445a" style:font-style-asian="normal" style:font-style-complex="normal"/>
    </style:style>
    <style:style style:name="T98" style:family="text">
      <style:text-properties fo:font-style="normal" officeooo:rsid="11ff7a5c" style:font-style-asian="normal" style:font-style-complex="normal"/>
    </style:style>
    <style:style style:name="T99" style:family="text">
      <style:text-properties fo:font-style="normal" officeooo:rsid="12014dcf" style:font-style-asian="normal" style:font-style-complex="normal"/>
    </style:style>
    <style:style style:name="T100" style:family="text">
      <style:text-properties fo:font-style="normal" officeooo:rsid="1201cfed" style:font-style-asian="normal" style:font-style-complex="normal"/>
    </style:style>
    <style:style style:name="T101" style:family="text">
      <style:text-properties fo:font-style="normal" officeooo:rsid="1202bcff" style:font-style-asian="normal" style:font-style-complex="normal"/>
    </style:style>
    <style:style style:name="T102" style:family="text">
      <style:text-properties fo:font-style="normal" officeooo:rsid="1203d5c0" style:font-style-asian="normal" style:font-style-complex="normal"/>
    </style:style>
    <style:style style:name="T103" style:family="text">
      <style:text-properties fo:font-style="normal" officeooo:rsid="120572f5" style:font-style-asian="normal" style:font-style-complex="normal"/>
    </style:style>
    <style:style style:name="T104" style:family="text">
      <style:text-properties fo:font-style="normal" officeooo:rsid="120698e5" style:font-style-asian="normal" style:font-style-complex="normal"/>
    </style:style>
    <style:style style:name="T105" style:family="text">
      <style:text-properties fo:font-style="normal" officeooo:rsid="12082539" style:font-style-asian="normal" style:font-style-complex="normal"/>
    </style:style>
    <style:style style:name="T106" style:family="text">
      <style:text-properties fo:font-style="normal" officeooo:rsid="12083a14" style:font-style-asian="normal" style:font-style-complex="normal"/>
    </style:style>
    <style:style style:name="T107" style:family="text">
      <style:text-properties fo:font-style="normal" officeooo:rsid="120a3664" style:font-style-asian="normal" style:font-style-complex="normal"/>
    </style:style>
    <style:style style:name="T108" style:family="text">
      <style:text-properties fo:font-style="normal" officeooo:rsid="120b7e8f" style:font-style-asian="normal" style:font-style-complex="normal"/>
    </style:style>
    <style:style style:name="T109" style:family="text">
      <style:text-properties fo:font-style="normal" officeooo:rsid="120c4815" style:font-style-asian="normal" style:font-style-complex="normal"/>
    </style:style>
    <style:style style:name="T110" style:family="text">
      <style:text-properties fo:font-style="normal" officeooo:rsid="120da41f" style:font-style-asian="normal" style:font-style-complex="normal"/>
    </style:style>
    <style:style style:name="T111" style:family="text">
      <style:text-properties fo:font-style="normal" officeooo:rsid="12119438" style:font-style-asian="normal" style:font-style-complex="normal"/>
    </style:style>
    <style:style style:name="T112" style:family="text">
      <style:text-properties fo:font-style="normal" officeooo:rsid="121641f0" style:font-style-asian="normal" style:font-style-complex="normal"/>
    </style:style>
    <style:style style:name="T113" style:family="text">
      <style:text-properties fo:font-style="normal" officeooo:rsid="1217bc26" style:font-style-asian="normal" style:font-style-complex="normal"/>
    </style:style>
    <style:style style:name="T114" style:family="text">
      <style:text-properties fo:font-style="normal" officeooo:rsid="12183a27" style:font-style-asian="normal" style:font-style-complex="normal"/>
    </style:style>
    <style:style style:name="T115" style:family="text">
      <style:text-properties fo:font-style="normal" officeooo:rsid="121a1405" style:font-style-asian="normal" style:font-style-complex="normal"/>
    </style:style>
    <style:style style:name="T116" style:family="text">
      <style:text-properties fo:font-style="normal" officeooo:rsid="121b578e" style:font-style-asian="normal" style:font-style-complex="normal"/>
    </style:style>
    <style:style style:name="T117" style:family="text">
      <style:text-properties fo:font-style="normal" officeooo:rsid="121c591b" style:font-style-asian="normal" style:font-style-complex="normal"/>
    </style:style>
    <style:style style:name="T118" style:family="text">
      <style:text-properties fo:font-style="normal" officeooo:rsid="121f9287" style:font-style-asian="normal" style:font-style-complex="normal"/>
    </style:style>
    <style:style style:name="T119" style:family="text">
      <style:text-properties fo:font-style="normal" officeooo:rsid="12209bd1" style:font-style-asian="normal" style:font-style-complex="normal"/>
    </style:style>
    <style:style style:name="T120" style:family="text">
      <style:text-properties fo:font-style="normal" style:text-underline-style="none" style:font-style-asian="normal" style:font-style-complex="normal"/>
    </style:style>
    <style:style style:name="T121" style:family="text">
      <style:text-properties fo:font-style="normal" style:text-underline-style="none" officeooo:rsid="10e9623e" style:font-style-asian="normal" style:font-style-complex="normal"/>
    </style:style>
    <style:style style:name="T122" style:family="text">
      <style:text-properties fo:font-style="normal" style:text-underline-style="none" officeooo:rsid="113ea3a2" style:font-style-asian="normal" style:font-style-complex="normal"/>
    </style:style>
    <style:style style:name="T123" style:family="text">
      <style:text-properties fo:font-style="normal" style:text-underline-style="none" officeooo:rsid="113f588d" style:font-style-asian="normal" style:font-style-complex="normal"/>
    </style:style>
    <style:style style:name="T124" style:family="text">
      <style:text-properties fo:font-style="normal" style:text-underline-style="none" officeooo:rsid="11438ca7" style:font-style-asian="normal" style:font-style-complex="normal"/>
    </style:style>
    <style:style style:name="T125" style:family="text">
      <style:text-properties fo:font-style="normal" style:text-underline-style="none" officeooo:rsid="11455883" style:font-style-asian="normal" style:font-style-complex="normal"/>
    </style:style>
    <style:style style:name="T126" style:family="text">
      <style:text-properties fo:font-style="normal" style:text-underline-style="none" officeooo:rsid="115b9ed9" style:font-style-asian="normal" style:font-style-complex="normal"/>
    </style:style>
    <style:style style:name="T127" style:family="text">
      <style:text-properties fo:font-style="normal" style:text-underline-style="none" officeooo:rsid="1170622c" style:font-style-asian="normal" style:font-style-complex="normal"/>
    </style:style>
    <style:style style:name="T128" style:family="text">
      <style:text-properties fo:font-style="normal" style:text-underline-style="none" officeooo:rsid="11e4ed20" style:font-style-asian="normal" style:font-style-complex="normal"/>
    </style:style>
    <style:style style:name="T129" style:family="text">
      <style:text-properties fo:font-style="normal" style:text-underline-style="none" officeooo:rsid="11e6021d" style:font-style-asian="normal" style:font-style-complex="normal"/>
    </style:style>
    <style:style style:name="T130" style:family="text">
      <style:text-properties fo:font-style="normal" style:text-underline-style="none" officeooo:rsid="11f4f290" style:font-style-asian="normal" style:font-style-complex="normal"/>
    </style:style>
    <style:style style:name="T131" style:family="text">
      <style:text-properties fo:font-style="normal" style:text-underline-style="none" officeooo:rsid="11f67c20" style:font-style-asian="normal" style:font-style-complex="normal"/>
    </style:style>
    <style:style style:name="T132" style:family="text">
      <style:text-properties fo:font-style="normal" style:text-underline-style="none" officeooo:rsid="11f6984d" style:font-style-asian="normal" style:font-style-complex="normal"/>
    </style:style>
    <style:style style:name="T133" style:family="text">
      <style:text-properties fo:font-style="normal" style:text-underline-style="none" officeooo:rsid="11f6cd7a" style:font-style-asian="normal" style:font-style-complex="normal"/>
    </style:style>
    <style:style style:name="T134" style:family="text">
      <style:text-properties fo:font-style="normal" style:text-underline-style="none" officeooo:rsid="11fe72a5" style:font-style-asian="normal" style:font-style-complex="normal"/>
    </style:style>
    <style:style style:name="T135" style:family="text">
      <style:text-properties fo:font-style="normal" style:text-underline-style="none" officeooo:rsid="120e509e" style:font-style-asian="normal" style:font-style-complex="normal"/>
    </style:style>
    <style:style style:name="T136" style:family="text">
      <style:text-properties fo:font-style="normal" style:text-underline-style="none" officeooo:rsid="120f8df5" style:font-style-asian="normal" style:font-style-complex="normal"/>
    </style:style>
    <style:style style:name="T137" style:family="text">
      <style:text-properties fo:font-style="normal" style:text-underline-style="none" officeooo:rsid="1210175c" style:font-style-asian="normal" style:font-style-complex="normal"/>
    </style:style>
    <style:style style:name="T138" style:family="text">
      <style:text-properties fo:font-style="normal" style:text-underline-style="none" officeooo:rsid="121316b2" style:font-style-asian="normal" style:font-style-complex="normal"/>
    </style:style>
    <style:style style:name="T139" style:family="text">
      <style:text-properties fo:font-style="normal" fo:background-color="#fff5ce" loext:char-shading-value="0" style:font-style-asian="normal" style:font-style-complex="normal"/>
    </style:style>
    <style:style style:name="T140" style:family="text">
      <style:text-properties fo:font-style="normal" officeooo:rsid="115934a2" fo:background-color="#fff5ce" loext:char-shading-value="0" style:font-style-asian="normal" style:font-style-complex="normal"/>
    </style:style>
    <style:style style:name="T141" style:family="text">
      <style:text-properties fo:font-style="normal" officeooo:rsid="11e7c9cf" fo:background-color="#fff5ce" loext:char-shading-value="0" style:font-style-asian="normal" style:font-style-complex="normal"/>
    </style:style>
    <style:style style:name="T142" style:family="text">
      <style:text-properties fo:font-style="normal" officeooo:rsid="115b9ed9" fo:background-color="#fff5ce" loext:char-shading-value="0" style:font-style-asian="normal" style:font-style-complex="normal"/>
    </style:style>
    <style:style style:name="T143" style:family="text">
      <style:text-properties fo:font-style="normal" officeooo:rsid="115d2774" fo:background-color="#fff5ce" loext:char-shading-value="0" style:font-style-asian="normal" style:font-style-complex="normal"/>
    </style:style>
    <style:style style:name="T144" style:family="text">
      <style:text-properties fo:font-style="normal" officeooo:rsid="119576a0" fo:background-color="#fff5ce" loext:char-shading-value="0" style:font-style-asian="normal" style:font-style-complex="normal"/>
    </style:style>
    <style:style style:name="T145" style:family="text">
      <style:text-properties officeooo:rsid="10f2a382"/>
    </style:style>
    <style:style style:name="T146" style:family="text">
      <style:text-properties officeooo:rsid="10f7a1e9"/>
    </style:style>
    <style:style style:name="T147" style:family="text">
      <style:text-properties officeooo:rsid="10f9f7e5"/>
    </style:style>
    <style:style style:name="T148" style:family="text">
      <style:text-properties officeooo:rsid="10fb92e7"/>
    </style:style>
    <style:style style:name="T149" style:family="text">
      <style:text-properties officeooo:rsid="10fe786b"/>
    </style:style>
    <style:style style:name="T150" style:family="text">
      <style:text-properties officeooo:rsid="10ffa61b"/>
    </style:style>
    <style:style style:name="T151" style:family="text">
      <style:text-properties officeooo:rsid="11026b51"/>
    </style:style>
    <style:style style:name="T152" style:family="text">
      <style:text-properties officeooo:rsid="110450a0"/>
    </style:style>
    <style:style style:name="T153" style:family="text">
      <style:text-properties officeooo:rsid="110cc24c"/>
    </style:style>
    <style:style style:name="T154" style:family="text">
      <style:text-properties officeooo:rsid="111056aa"/>
    </style:style>
    <style:style style:name="T155" style:family="text">
      <style:text-properties officeooo:rsid="11110b36"/>
    </style:style>
    <style:style style:name="T156" style:family="text">
      <style:text-properties officeooo:rsid="11128bc4"/>
    </style:style>
    <style:style style:name="T157" style:family="text">
      <style:text-properties officeooo:rsid="11139faa"/>
    </style:style>
    <style:style style:name="T158" style:family="text">
      <style:text-properties officeooo:rsid="1116e5a6"/>
    </style:style>
    <style:style style:name="T159" style:family="text">
      <style:text-properties officeooo:rsid="1117153d"/>
    </style:style>
    <style:style style:name="T160" style:family="text">
      <style:text-properties officeooo:rsid="111b0e7c"/>
    </style:style>
    <style:style style:name="T161" style:family="text">
      <style:text-properties officeooo:rsid="111bf1e4"/>
    </style:style>
    <style:style style:name="T162" style:family="text">
      <style:text-properties style:font-name="Liberation Serif" fo:font-size="12pt" fo:font-style="normal" fo:font-weight="normal" officeooo:rsid="11202ea2" style:font-size-asian="12pt" style:font-style-asian="normal" style:font-weight-asian="normal" style:font-size-complex="12pt" style:font-style-complex="normal" style:font-weight-complex="normal"/>
    </style:style>
    <style:style style:name="T163" style:family="text">
      <style:text-properties officeooo:rsid="1123b523"/>
    </style:style>
    <style:style style:name="T164" style:family="text">
      <style:text-properties officeooo:rsid="112a2fca"/>
    </style:style>
    <style:style style:name="T165" style:family="text">
      <style:text-properties officeooo:rsid="112c0014"/>
    </style:style>
    <style:style style:name="T166" style:family="text">
      <style:text-properties officeooo:rsid="112ca0ee"/>
    </style:style>
    <style:style style:name="T167" style:family="text">
      <style:text-properties officeooo:rsid="112d3bf0"/>
    </style:style>
    <style:style style:name="T168" style:family="text">
      <style:text-properties officeooo:rsid="1135c1f4"/>
    </style:style>
    <style:style style:name="T169" style:family="text">
      <style:text-properties officeooo:rsid="113667a6"/>
    </style:style>
    <style:style style:name="T170" style:family="text">
      <style:text-properties officeooo:rsid="11374628"/>
    </style:style>
    <style:style style:name="T171" style:family="text">
      <style:text-properties officeooo:rsid="11391dd9"/>
    </style:style>
    <style:style style:name="T172" style:family="text">
      <style:text-properties officeooo:rsid="114960e0"/>
    </style:style>
    <style:style style:name="T173" style:family="text">
      <style:text-properties officeooo:rsid="114b8c0d"/>
    </style:style>
    <style:style style:name="T174" style:family="text">
      <style:text-properties officeooo:rsid="114dcb54"/>
    </style:style>
    <style:style style:name="T175" style:family="text">
      <style:text-properties officeooo:rsid="114fb893"/>
    </style:style>
    <style:style style:name="T176" style:family="text">
      <style:text-properties officeooo:rsid="1150e3a2"/>
    </style:style>
    <style:style style:name="T177" style:family="text">
      <style:text-properties officeooo:rsid="11539ea7"/>
    </style:style>
    <style:style style:name="T178" style:family="text">
      <style:text-properties officeooo:rsid="11576c6d"/>
    </style:style>
    <style:style style:name="T179" style:family="text">
      <style:text-properties officeooo:rsid="1175e92b"/>
    </style:style>
    <style:style style:name="T180" style:family="text">
      <style:text-properties officeooo:rsid="11774348"/>
    </style:style>
    <style:style style:name="T181" style:family="text">
      <style:text-properties officeooo:rsid="1177f576"/>
    </style:style>
    <style:style style:name="T182" style:family="text">
      <style:text-properties officeooo:rsid="11797109"/>
    </style:style>
    <style:style style:name="T183" style:family="text">
      <style:text-properties officeooo:rsid="117b655d"/>
    </style:style>
    <style:style style:name="T184" style:family="text">
      <style:text-properties officeooo:rsid="117badd3"/>
    </style:style>
    <style:style style:name="T185" style:family="text">
      <style:text-properties officeooo:rsid="117dacae"/>
    </style:style>
    <style:style style:name="T186" style:family="text">
      <style:text-properties officeooo:rsid="117e995a"/>
    </style:style>
    <style:style style:name="T187" style:family="text">
      <style:text-properties officeooo:rsid="11809d33"/>
    </style:style>
    <style:style style:name="T188" style:family="text">
      <style:text-properties officeooo:rsid="118219ed"/>
    </style:style>
    <style:style style:name="T189" style:family="text">
      <style:text-properties officeooo:rsid="11822f56"/>
    </style:style>
    <style:style style:name="T190" style:family="text">
      <style:text-properties officeooo:rsid="1183faac"/>
    </style:style>
    <style:style style:name="T191" style:family="text">
      <style:text-properties officeooo:rsid="11872586"/>
    </style:style>
    <style:style style:name="T192" style:family="text">
      <style:text-properties officeooo:rsid="1189db84"/>
    </style:style>
    <style:style style:name="T193" style:family="text">
      <style:text-properties officeooo:rsid="119576a0"/>
    </style:style>
    <style:style style:name="T194" style:family="text">
      <style:text-properties officeooo:rsid="1196fb3f"/>
    </style:style>
    <style:style style:name="T195" style:family="text">
      <style:text-properties officeooo:rsid="11982f61"/>
    </style:style>
    <style:style style:name="T196" style:family="text">
      <style:text-properties officeooo:rsid="1199e67d"/>
    </style:style>
    <style:style style:name="T197" style:family="text">
      <style:text-properties officeooo:rsid="119f0c2c"/>
    </style:style>
    <style:style style:name="T198" style:family="text">
      <style:text-properties officeooo:rsid="11a041fc"/>
    </style:style>
    <style:style style:name="T199" style:family="text">
      <style:text-properties officeooo:rsid="11a3f37f"/>
    </style:style>
    <style:style style:name="T200" style:family="text">
      <style:text-properties officeooo:rsid="11a4c72b"/>
    </style:style>
    <style:style style:name="T201" style:family="text">
      <style:text-properties officeooo:rsid="11a6c4bd"/>
    </style:style>
    <style:style style:name="T202" style:family="text">
      <style:text-properties officeooo:rsid="11a8d7a5"/>
    </style:style>
    <style:style style:name="T203" style:family="text">
      <style:text-properties officeooo:rsid="11aa0b68"/>
    </style:style>
    <style:style style:name="T204" style:family="text">
      <style:text-properties officeooo:rsid="11aad4e7"/>
    </style:style>
    <style:style style:name="T205" style:family="text">
      <style:text-properties officeooo:rsid="11abaabe"/>
    </style:style>
    <style:style style:name="T206" style:family="text">
      <style:text-properties officeooo:rsid="11ad0315"/>
    </style:style>
    <style:style style:name="T207" style:family="text">
      <style:text-properties officeooo:rsid="11b0ba02"/>
    </style:style>
    <style:style style:name="T208" style:family="text">
      <style:text-properties officeooo:rsid="11b321e0"/>
    </style:style>
    <style:style style:name="T209" style:family="text">
      <style:text-properties officeooo:rsid="11b46456"/>
    </style:style>
    <style:style style:name="T210" style:family="text">
      <style:text-properties officeooo:rsid="11b6a309"/>
    </style:style>
    <style:style style:name="T211" style:family="text">
      <style:text-properties officeooo:rsid="11b9ba00"/>
    </style:style>
    <style:style style:name="T212" style:family="text">
      <style:text-properties officeooo:rsid="11bb599a"/>
    </style:style>
    <style:style style:name="T213" style:family="text">
      <style:text-properties officeooo:rsid="11c781e8"/>
    </style:style>
    <style:style style:name="T214" style:family="text">
      <style:text-properties officeooo:rsid="11cd1d4d"/>
    </style:style>
    <style:style style:name="T215" style:family="text">
      <style:text-properties officeooo:rsid="11cedbe8"/>
    </style:style>
    <style:style style:name="T216" style:family="text">
      <style:text-properties officeooo:rsid="11d0c52f"/>
    </style:style>
    <style:style style:name="T217" style:family="text">
      <style:text-properties officeooo:rsid="11dd1fe2"/>
    </style:style>
    <style:style style:name="T218" style:family="text">
      <style:text-properties officeooo:rsid="11dde95e"/>
    </style:style>
    <style:style style:name="T219" style:family="text">
      <style:text-properties officeooo:rsid="11de08f2"/>
    </style:style>
    <style:style style:name="T220" style:family="text">
      <style:text-properties officeooo:rsid="11de3a06"/>
    </style:style>
    <style:style style:name="T221" style:family="text">
      <style:text-properties officeooo:rsid="11e01a78"/>
    </style:style>
    <style:style style:name="T222" style:family="text">
      <style:text-properties officeooo:rsid="11e0f1e0"/>
    </style:style>
    <style:style style:name="T223" style:family="text">
      <style:text-properties officeooo:rsid="11e6021d"/>
    </style:style>
    <style:style style:name="T224" style:family="text">
      <style:text-properties fo:background-color="#fff5ce" loext:char-shading-value="0"/>
    </style:style>
    <style:style style:name="T225" style:family="text">
      <style:text-properties officeooo:rsid="1177f576" fo:background-color="#fff5ce" loext:char-shading-value="0"/>
    </style:style>
    <style:style style:name="T226" style:family="text">
      <style:text-properties officeooo:rsid="11ed8cb1" fo:background-color="#fff5ce" loext:char-shading-value="0"/>
    </style:style>
    <style:style style:name="T227" style:family="text">
      <style:text-properties officeooo:rsid="11eed576" fo:background-color="#fff5ce" loext:char-shading-value="0"/>
    </style:style>
    <style:style style:name="T228" style:family="text">
      <style:text-properties officeooo:rsid="119a3be7" fo:background-color="#fff5ce" loext:char-shading-value="0"/>
    </style:style>
    <style:style style:name="T229" style:family="text">
      <style:text-properties officeooo:rsid="11a42e0a" fo:background-color="#fff5ce" loext:char-shading-value="0"/>
    </style:style>
    <style:style style:name="T230" style:family="text">
      <style:text-properties officeooo:rsid="12151c86" fo:background-color="#fff5ce" loext:char-shading-value="0"/>
    </style:style>
    <style:style style:name="T231" style:family="text">
      <style:text-properties officeooo:rsid="11eafc1f"/>
    </style:style>
    <style:style style:name="T232" style:family="text">
      <style:text-properties officeooo:rsid="11ec3f1e"/>
    </style:style>
    <style:style style:name="T233" style:family="text">
      <style:text-properties officeooo:rsid="11f000d8"/>
    </style:style>
    <style:style style:name="T234" style:family="text">
      <style:text-properties officeooo:rsid="11f050cf"/>
    </style:style>
    <style:style style:name="T235" style:family="text">
      <style:text-properties officeooo:rsid="11f113d1"/>
    </style:style>
    <style:style style:name="T236" style:family="text">
      <style:text-properties officeooo:rsid="11f15d7e"/>
    </style:style>
    <style:style style:name="T237" style:family="text">
      <style:text-properties officeooo:rsid="11f29b96"/>
    </style:style>
    <style:style style:name="T238" style:family="text">
      <style:text-properties officeooo:rsid="11f3f038"/>
    </style:style>
    <style:style style:name="T239" style:family="text">
      <style:text-properties officeooo:rsid="11f98bac"/>
    </style:style>
    <style:style style:name="T240" style:family="text">
      <style:text-properties officeooo:rsid="12139a5b"/>
    </style:style>
    <style:style style:name="T241" style:family="text">
      <style:text-properties officeooo:rsid="12185ed0"/>
    </style:style>
    <style:style style:name="T242" style:family="text">
      <style:text-properties officeooo:rsid="121e08da"/>
    </style:style>
    <style:style style:name="T243" style:family="text">
      <style:text-properties officeooo:rsid="121ec9d1"/>
    </style:style>
    <style:style style:name="T244" style:family="text">
      <style:text-properties officeooo:rsid="1225e660"/>
    </style:style>
    <style:style style:name="T245" style:family="text">
      <style:text-properties officeooo:rsid="1228678d"/>
    </style:style>
    <style:style style:name="T246" style:family="text">
      <style:text-properties officeooo:rsid="122eb896"/>
    </style:style>
    <style:style style:name="T247" style:family="text">
      <style:text-properties officeooo:rsid="12303e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BAB <text:span text:style-name="T3">4</text:span></text:p>
      <text:h text:style-name="P136" text:outline-level="1"><text:span text:style-name="T4">Hari Kebangkitan</text:span> Dan Kehidupan Sesudah Kematian</text:h>
      <text:h text:style-name="P137" text:outline-level="2"><text:span text:style-name="T158">Manfaat</text:span> dalam Beriman Kepada Hari Kebangkitan</text:h>
      <text:p text:style-name="P134">Sesudah beriman kepada Allah, beriman kepada Hari Kebangkitan <text:span text:style-name="T245">memiliki</text:span> tempat yang paling utama dalam menjaga keteraturan sosial yang penuh kedamaian. <text:span text:style-name="T5">Mengapa mereka yang tidak beriman kepadanya </text:span><text:span text:style-name="T6">mereka akan dipanggil </text:span><text:span text:style-name="T7">untuk mempertanggungjawabkan kehidupan yang jujur dan lurus? Namun mereka dari <text:s/>kita yang <text:s/>begitu yakin akan pembalasan akhir ini di kehidupan yang berikutnya sudah pasti akan berusaha hidup dengan disiplin dan menjalani kehidupan yang benar. Al-Quran menyatakan: </text:span></text:p>
      <text:p text:style-name="P17"><text:span text:style-name="T12">Kamu tidak berada dalam suatu keadaan dan tidak membaca suatu ayat di dalam Al-Quran</text:span> <text:span text:style-name="T32">dan kamu tidak mengerjakan suatu pekerjaan, melainkan Kami menjadi saksi atasmu di waktu kamu melakukannya. Tidak luput dari pengetahuan Tuhanmu biarpun sebesar Zarrah (atom) di bumi ataupun di langit. Tidak ada yang lebih kecil dan tidak (pula) yang lebih besar dari itu, melainkan (semua tercatat) dalam Kitab Yang Nyata (Kitabun Mubin). </text:span><text:span text:style-name="T121">(</text:span><text:span text:style-name="T134">Al-Quran </text:span><text:span text:style-name="T121">10:61) </text:span></text:p>
      <text:p text:style-name="P18">Malaikat tertentu telah dipercayakan untuk mencatatkan segala sesuatu yang kita perbuat. Allah memiliki <text:span text:style-name="T8">pengetahuan dan </text:span><text:span text:style-name="T9">pemahaman mengenai segala perbuatan kita, niat, pikiran, serta angan-angan. Mereka yang memahami ini (dan berbuat sebagaimana mestinya) <text:s/>akan menemukan kedamaian yang sesungguhnya serta kebahagiaan di dunia dan akhirat. Sebuah keluarga dan komunitas yang berisikan orang-orang <text:s/>semacam itu akan merasakan bahwa mereka telah hidup di dalam surga.</text:span></text:p>
      <text:p text:style-name="P19">Beriman kepada Hari Kebangkitan akan mencegah pemuda dalam menghabiskan hidupnya dalam kehidupan yang fana dan hal-hal yang remeh, dan memberikan harapan bagi orang tua saat mereka sudah begitu dekat dengan <text:span text:style-name="T217">kematian </text:span>mereka. Hal itu juga membantu anak-anak untuk bersabar dalam menghadapi <text:span text:style-name="T190">kematian </text:span>orang-orang yang mereka cintai. Anak-anak yang beriman bahwa mereka akan bersatu dengan orang-orang yang mereka cintai yang mendahuluinya di kehidupan yang lebih baik akan menemukan penghiburan pada <text:span text:style-name="T190">adanya </text:span>Hari Kebangkitan. Setiap orang, tanpa memandang usia, jenis kelamin, dan segala perbedaan yang <text:soft-page-break/>dibuat bagi manusia, harus beriman kepada Hari Kebangkitan seperti halnya mereka membutuhkan udara, air, dan sepotong roti. </text:p>
      <text:p text:style-name="P18"><text:span text:style-name="T9">Karena keimanan ini akan membimbing orang untuk hidup dalam kedamaian, maka orang yang berpendidikan yang ingin mencari kedamaian dan keamanan dalam masyarakat harus menekankan hal tersebut. Mereka yang yakin dengan apa yang Al-Quran nyatakan—</text:span><text:span text:style-name="T11">barangsiapa yang </text:span><text:span text:style-name="T13">mengerjakan kebaikan seberat zarrahpun, niscaya dia akan melihat (balasan)nya</text:span><text:span text:style-name="T40"> (</text:span><text:span text:style-name="T97">Al-Quran </text:span><text:span text:style-name="T40">99:7-8) – menjalani kehidupan yang bertanggung jawab, dan sebuah </text:span><text:span text:style-name="T90">masyarakat</text:span><text:span text:style-name="T40"> yang tersusun dari orang-orang semacam itu akan menemukan kedamaian dan kebahagiaan yang sesungguhnya. Ketika keimanan ini ditanamkan di dada para pemuda, mereka tidak lagi menjadi unsur sosial yang berbahaya, namun melainkan akan mencari cara untuk melayani bangsanya dan umat manusia. </text:span></text:p>
      <text:p text:style-name="P20"><text:span text:style-name="T39">Anak-anak </text:span><text:span text:style-name="T41">adalah sangat peka dan halus. </text:span><text:span text:style-name="T42">Begitu rentan mendapatkan kecelakaan, mereka juga sangat mudah dipengaruhi oleh apa yang terjadi pada mereka serta keluarganya. Ketika mereka kehilangan anggota keluarga atau menjadi seorang anak yatim, dunia mereka menjadi gelap dan mereka kemudian jatuh ke dalam kepedihan dan putus asa. Ketika salah satu saudara perempuan saya meninggal dunia pada masa kanak-kanak, saya begitu merasa hancur. Saya begitu sering datang ke kuburnya dan berdoa dari dasar hati saya: “</text:span><text:span text:style-name="T14">Ya Allah, saya memohon agar Engkau membuatnya hidup kembali dan izinkanlah saya melihat wajahnya yang cantik sekali lagi, atau biarkan saya mati agar bisa bersatu kembali dengannya.</text:span><text:span text:style-name="T42">” </text:span><text:span text:style-name="T43">Jadi, apa lagi selain beriman kepada hari pembalasan dan bersatu kembali dengan orang yang kita cintai yang telah mendahului kita yang bisa mengganti rasa kehilangan orang tua, saudara atau saudari, atau teman kita? Anak-anak akan menemukan penghiburan yang sesungguhnya hanya dengan meyakinkan mereka bahwa orang-orang yang mereka cintai telah berangkat ke surga, dan mereka nanti akan disatukan kembali dengan mereka. </text:span></text:p>
      <text:p text:style-name="P21"><text:span text:style-name="T43">B</text:span><text:span text:style-name="T39">agaimana kamu bisa </text:span><text:span text:style-name="T44">mengganti kepada orang tua untuk masa lalu yang telah mereka lewati, masa kecil dan masa muda mereka yang telah mereka lalui? Bagaimana kamu menghibur mereka untuk kehilangan </text:span><text:span text:style-name="T45">orang-orang yang mereka cintai yang telah mendahului mereka menemui kematian? Bagaimana kamu menghilangkan ketakutan terhadap kematian dan alam kubur dari hati mereka? Bagaimana kamu membuat mereka melupakan kematian, yang mereka rasakan begitu dalam? Akankah diberi ke</text:span><text:soft-page-break/><text:span text:style-name="T45">nikmatan dunia yang lebih banyak dan lebih baru akan menghibur mereka? Hanya dengan meyakinkan mereka bahwa alam kubur, yang bagi mereka seperti mulut naga yang terbuka yang akan menghancurkan mereka, sesungguhnya adalah sebuah pintu ke dalam kehidupan lainnya yang lebih baik, atau sebuah ruang tunggu yang menyenangkan yang terbuka menuju ke kehidupan selanjutnya, bisa menghibur mereka dan menggantikan mereka untuk kehilangan yang mereka alami. </text:span></text:p>
      <text:p text:style-name="P22"><text:span text:style-name="T39">Dalam gayanya yang tidak bisa ditiru, </text:span><text:span text:style-name="T46">Al-Quran mengatakan perasaan tersebut melalui Nabi Zakaria: </text:span></text:p>
      <text:p text:style-name="P23">(Yang dibacakan ini adalah) penjelasan tentang rahmat Tuhan kamu kepada hamba-Nya, Zakariya; yaitu tatkala ia berdoa kepada Tuhannya dengan suara yang lembut. Ia berkata: “Ya Tuhanku, sesungguhnya tulangku telah lemah dan kepalaku telah ditumbuhi uban, dan aku belum pernah kecewa dalam berdoa kepada Engkau, ya Tuhanku.” <text:span text:style-name="T39">(</text:span><text:span text:style-name="T98">Al-Quran </text:span><text:span text:style-name="T39">19:2-5) </text:span></text:p>
      <text:p text:style-name="P23"><text:span text:style-name="T39">Takut bahwa para sahabatnya tidak akan begitu loyal kepada dakwahnya sesudah kematiannya, Nabi Zakariah, </text:span><text:span text:style-name="T90">keselamatan atasnya</text:span><text:span text:style-name="T39">, menyeru kepada Tuhannya untuk adanya pewaris laki-laki bagi dakwahnya. Ini merupakan seruan dari semua orang tua laki-laki. Beriman kepada Allah dan Hari Kebangkitan akan memberikan mereka berita yang baik: “</text:span><text:span text:style-name="T145">janganlah takut akan kematian, karena kematian bukanlah akhir yang abadi. Itu hanya merupakan pergantian dunia, meninggalkan kehidupanmu yang penuh dengan kewajiban yang menyulitkan, sebuah tiket menuju kehidupan yang abadi di mana segala bentuk keindahan dan nikmat telah menunggumu. Dia Yang Maha Pengasih yang mengirimkan kamu ke dunia ini, dan mengizinkanmu untuk tetap hidup untuk waktu yang lama, tidak akan meninggalkanmu di gelapnya kuburan dan sudut yang gelap yang terbuka menuju ke kehidupan yang selanjutnya. Dia akan mengangkatmu ke hadiratnya, memberikanmu dengan kehidupan yang abadi dan penuh kebahagiaan, dan melimpahkan kepadamu dengan segala kenikmatan yang ada di surga.</text:span><text:span text:style-name="T39">” </text:span><text:span text:style-name="T47">Hanya berita baik semacam ini yang bisa memberikan penghiburan kepada orang tua dan memungkinkan mereka untuk menerima kematian dengan penuh senyuman. </text:span></text:p>
      <text:p text:style-name="P24"><text:span text:style-name="T39">Akal kita, yang kita gunakan dalam mengarahkan jalan hidup kita, membuat kita berbeda dari makhluk lainnya. Akal kita merupakan perwujudan dari kasih sayang Allah, dan jika digunakan dengan baik, akan membuat kita diberi ganjaran dengan buah rahmat dan karunianya. </text:span><text:span text:style-name="T48">Beri</text:span><text:soft-page-break/><text:span text:style-name="T48">man kepada Hari Kebangkitan adalah faktor yang paling penting dan paling menarik yang mendorong kita untuk menggunakan akal kita dengan tepat dan tidak berbuat zalim dan mencelakakan orang lain. </text:span></text:p>
      <text:p text:style-name="P25"><text:span text:style-name="T39">Sahal Bin Saad meriwayatkan bahwa Rasulullah </text:span><text:span text:style-name="T49">telah diberitakan tentang seorang pemuda yang berdiam di dalam rumah selama berhari-hari. </text:span><text:span text:style-name="T146">Rasulullah, salawat dan salam kepadanya, pergi mengunjunginya. Ketika anak muda itu melihat Rasulullah nampak di rumahnya secara tiba-tiba, dia menjatuhkan dirinya di tangan Rasulullah dan meninggal seketika. Rasulullah berkata kepada mereka yang ada di sekitarnya: “Baringkan jenazah sahabatmu. Ketakutan pada neraka begitu mencemaskannya. Saya bersumpah dengan nama-Nya yang menggenggam kehidupanku bahwa Allah akan melindunginya dari apa neraka.”</text:span><text:span text:style-name="T146"><text:note text:id="ftn1" text:note-class="footnote"><text:note-citation>1</text:note-citation><text:note-body><text:p text:style-name="P8">Ibnu Katsir, Tafsir, 3:539 (dikutip dari Ibnu Asakir’s Tarikh al-Dimishq)</text:p></text:note-body></text:note></text:span><text:span text:style-name="T146"> </text:span><text:span text:style-name="T50">Al-Quran menyatakan: </text:span><text:span text:style-name="T146">Dan adapun orang-orang yang takut kepada kebesaran Tuhannya dan menahan diri dari keinginan hawa nafsunya, maka sesungguhnya surgalah tempat tinggal(nya) </text:span><text:span text:style-name="T50">(</text:span><text:span text:style-name="T99">Al-Quran </text:span><text:span text:style-name="T50">79:40-41)</text:span><text:span text:style-name="T146">. </text:span></text:p>
      <text:p text:style-name="P51">Dalam sebuah hadis qudsi, Allah mengatakan: “<text:span text:style-name="T10">Aku tidak akan menggabungkan dua buah keamanan, tidak juga dua ketakutan.</text:span>”<text:note text:id="ftn2" text:note-class="footnote"><text:note-citation>2</text:note-citation><text:note-body><text:p text:style-name="P9">Kanz al-Ummal, 3.141, Hadis No. 5878</text:p></text:note-body></text:note> <text:span text:style-name="T147">Dengan kata lain, mereka yang takut akan hukumannya di dunia ini akan dilindungi dari hukumannya di akhirat nanti, sementara mereka yang tidak takut dengan hukumannya di sini tidak akan diselamatkan dari hukumannya di akhirat nanti. </text:span></text:p>
      <text:p text:style-name="P52">Umar <text:span text:style-name="T218">bin Khattab</text:span> mengatakan, ketika melihat seorang pemuda dengan berani menentang dan mencegah sebuah kejahatan: “<text:span text:style-name="T31">Setiap kaum yang terhalangi dari pemuda akan mengalami kemusnahan</text:span><text:span text:style-name="T34">.</text:span>” Pada pemuda memiliki energi untuk perubahan. Jika kamu membiarkan mereka menghabiskannya dalam hal-hal yang remeh dan foya-foya, kamu akan menghancurkan masa depan dari bangsamu. Beriman kepada Hari Kebangkitan akan menghentikan para pemuda dalam melakukan tindakan kejahatan dan menghabiskan energi mereka dengan bersenang-senang, dan mengarahkan mereka menjalani hidup yang disiplin, bermanfaat, dan beramal saleh. </text:p>
      <text:p text:style-name="P53">Beriman kepada Hari Kebangkitan juga menghibur yang sakit. Seorang yang beriman yang menderita suatu penyakit yang tidak terobati akan berpikir: “<text:span text:style-name="T10">Saya akan mati; tidak akan ada yang bisa memperpanjang nyawaku. Setiap orang akan mengalami kematian. Semoga saja, saya akan </text:span><text:soft-page-break/><text:span text:style-name="T10">masuk ke dalam surga di mana saya bisa memulihkan kesehatanku dan masa mudaku dan berbahagia di sana selama-lamanya.</text:span>” Dengan memegang pemahaman ini, semua hamba Allah yang dicintai-Nya, para Nabi dan wali, menerima kematian dengan wajah tersenyum. Nabi yang paling akhir, salawat dan salam <text:span text:style-name="T244">ke</text:span>padanya, berkata pada menit-menit terakhir dalam hidupnya: “<text:span text:style-name="T10">Ya Allah, saya merindukan persahabatan yang abadi di kehidupan yang abadi.</text:span>” Dia telah mengabarkan sahabat-sahabatnya beberapa hari sebelumnya: “<text:span text:style-name="T10">Allah mengizinkan salah satu hambanya untuk memilih antara menikmati keindahan di dunia ini selama dia menghendakinya dengan apa yang ada di sisi-Nya. Hamba tersebut memilih apa yang ada di sisi-Nya.</text:span>”<text:note text:id="ftn3" text:note-class="footnote"><text:note-citation>3</text:note-citation><text:note-body><text:p text:style-name="P10">Ibnu Ishaq, al-Sirat al-Nabawiyya (Beirut, 1955), 2:642; Ibnu Saad, Al-Tabaqat al-Kubra (Beirut), 2:204.</text:p></text:note-body></text:note> <text:span text:style-name="T148">Hamba yang diberikan pilihan tersebut adalah Rasulullah sendiri. Para sahabat memahami apa yang dimaksudnya dan kemudian tenggelam dalam tangisan. </text:span></text:p>
      <text:p text:style-name="P54">Demikian pula, ketika Umar <text:span text:style-name="T218">bin Khattab </text:span><text:span text:style-name="T149">berkuasa terhadap daerah yang begitu luas yang membentang dari </text:span><text:span text:style-name="T150">pinggiran Mesir hingga ke dataran tinggi di Asia Tengah, dia sujud kepada Allah dan berkata: “</text:span><text:span text:style-name="T15">saya tidak bisa lagi memenuhi tanggung jawabku. Biarkanlah saya wafat dan dinaikkan ke hadiratmu.</text:span><text:span text:style-name="T150">” Keinginan kuat semacam itu terhadap kehidupan selanjutnya, dunia yang penuh dengan keindahan yang abadi, dan dilimpahkan dengan nikmat pandangan keindahan wajah-Nya yang abadi membuat </text:span><text:span text:style-name="T218">Rasulullah</text:span><text:span text:style-name="T150">, Umar </text:span><text:span text:style-name="T218">bin Khattab</text:span><text:span text:style-name="T150">, dan banyak lainnya lebih memilih mati ketimbang hidup di dunia ini. </text:span></text:p>
      <text:p text:style-name="P55">Dunia ini adalah perpaduan antara yang baik dan yang jahat, benar dan salah, keindahan dan keburukan, yang menindas dan yang tertindas. Banyak perbuatan yang jahat sama sekali tidak diketahui, dan banyak orang yang tertindas sama sekali tidak bisa mengambil kembali hak-hak mereka. <text:span text:style-name="T151">Hanya beriman akan dibangkitkan di kehidupan yang berikutnya yang penuh dengan keadilan yang mutlak bisa menghibur mereka yang tertindas dan teraniaya, dan membujuk mereka untuk tidak melakukan balas dendam. Demikian pula, mereka yang ditimpa oleh kemalangan dan penderitaan akan menemukan penghiburan pada Hari Kebangkitan, karena mereka percaya apapun yang menimpa mereka akan menyucikan mereka, dan apapun yang hilang dalam sebuah musibah akan diganti di hari kemudian sebagai sebuah nikmat di akhirat nanti, seperti halnya jika mereka memberikan barang-barang tersebut sebagai sebuah sedekah. </text:span></text:p>
      <text:p text:style-name="P56"><text:soft-page-break/>Beriman kepada Hari Kebangkitan akan merubah sebuah rumah <text:s/>menjadi kebun di surga. Dalam sebuah rumah di mana <text:span text:style-name="T152">para </text:span>pemuda mencari kesenangannya, <text:span text:style-name="T152">anak-anak sama sekali tidak terlibat dengan praktik dan sentimen keagamaan, orang tua asyik dalam mendapatkan semua fantasi hidupnya, dan kakek dan nenek hidup <text:s/>dalam rumah tuanya atau panti jompo dan menghibur diri mereka dengan binatang piaraan, karena tidak ada cucu-cucu di sekitar mereka yang mereka cintai dan menunjukkan kepada mereka penghormatan yang mereka inginkan—dalam rumah semacam itu, kehidupan merupakan beban yang begitu sulit untuk dipikul. Beriman kepada Hari Kebangkitan akan mengingatkan orang-orang <text:s/>terhadap tanggung jawab terhadap keluarganya, dan ketika mereka melaksanakan kewajiban ini, sebuah suasana yang saling mencintai, saling menyayangi, <text:s/>dan menghargai akan mulai bertebaran di seluruh rumah itu. </text:span></text:p>
      <text:p text:style-name="P57">Keimanan ini akan menggiring pasangan suami istri untuk memperdalam rasa cinta mereka serta saling menghargai satu sama lain. Kecintaan yang didasarkan oleh kecantikan fisik adalah sementara sifatnya dan hanya berangkat dari nilai <text:s/>yang kecil, karena ia biasanya akan memudar beberapa saat sesudah menikah. Namun jika pasangan suami istri mengimani bahwa pernikahan mereka akan berlangsung di kehidupan berikutnya yang abadi, di mana mereka akan selamanya muda dan cantik, rasa cinta mereka satu sama lain akan tetap bertahan bahkan jika mereka perlahan menua dan kehilangan kecantikan fisiknya. </text:p>
      <text:p text:style-name="P58">Kehidupan keluarga yang didasari oleh keimanan semacam itu akan membuat para anggota keluarganya seperti merasa sudah berada di surga. Demikian pula, jika sebuah negara diperintah berdasarkan keimanan yang sama, maka para penduduknya akan menikmati kehidupan lebih baik ketimbang apa yang dibayangkan oleh Plato dalam karyanya Republik atau al-Farabi dalam karyanya al-Madinah al-Fadilah (kota yang penuh dengan iman). Itu akan seperti kota Madinah pada masa Rasulullah, salawat dan salam <text:span text:style-name="T238">ke</text:span>padanya, atau daerah kekuasaan umat Muslim pada masa Umar bin Khattab, <text:span text:style-name="T219">semoga Allah meridhainya</text:span>. <text:s/></text:p>
      <text:p text:style-name="P59">Untuk memperoleh pemahaman yang baik tentang bagaimana Rasulullah membangun masyarakat seperti itu, kita akan memberikan beberapa contoh perkataannya mengenai Hari Kebangkitan dan kehidupan di akhirat nanti. </text:p>
      <text:p text:style-name="P26">Wahai umatku! Kalian akan dibangkitkan tanpa alas kaki, telanjang, dan tidak di-khitan. Dengarkan padaku dengan penuh perhatian: “orang <text:soft-page-break/>yang pertama akan dikenakan pakaian adalah Ibrahim, <text:span text:style-name="T220">keselamatan atasnya</text:span>.” Dengarkan apa yang aku katakan: “pada hari itu beberapa dari umatku akan diikat di tangan kirinya dan dibawa kepadaku. Aku akan mengatakan: ‘Ya Tuhanku! Mereka ini adalah para sahabatku.’ Saya kemudian dikatakan: ‘kamu tidak mengetahui apa perselisihan yang mereka lakukan sesudah mu.’ <text:s/><text:note text:id="ftn4" text:note-class="footnote"><text:note-citation>4</text:note-citation><text:note-body><text:p text:style-name="P11">Bukhari, Anbiya, 8:48, Jannah, 56; Tirmizi, Qiyama,</text:p></text:note-body></text:note>Kemudian saya berkata <text:span text:style-name="T153">seperti hamba Allah yang saleh [yakni Isa] katakan: ‘saya merupakan saksi atas mereka ketika saya terus berada di antara mereka. Ketika Engkau mengangkatku, Engkau menjadi saksi bagi mereka. Engkau merupakan saksi bagi segala hal. Jika Engkau menghukum mereka, <text:s/>mereka adalah hamba-hamba-Mu; jika Engkau </text:span><text:span text:style-name="T220">memaafkan</text:span><text:span text:style-name="T153"> mereka, maka sesungguhnya Engkau adalah Yang Maha Kuasa, dan Maha Bijaksana.’</text:span>”</text:p>
      <text:p text:style-name="P60">Sejak Allah menciptakan mereka, anak cucu Adam tidak pernah merasakan sesuatu yang lebih mengerikan ketimbang kematian. Akan tetapi, kematian adalah lebih mudah ketimbang apa yang kemudian menyusulnya. <text:span text:style-name="T154">Mereka akan menderita oleh kengerian semacam itu di mana keringat akan membasahi seluruh tubuh mereka hingga </text:span><text:span text:style-name="T221">ia</text:span><text:span text:style-name="T154"> akan menjadi seperti tali yang dipasang di dagu mereka, hingga </text:span><text:span text:style-name="T222">ia</text:span><text:span text:style-name="T154"> akan naik menjadi seperti laut yang mana, jika diinginkan, sebuah perahu bisa berlayar.</text:span><text:span text:style-name="T154"><text:note text:id="ftn5" text:note-class="footnote"><text:note-citation>5</text:note-citation><text:note-body><text:p text:style-name="P12">Ahmad bin Hambal, Musnad, 3:154. (diriwayatkan oleh Anas)</text:p></text:note-body></text:note></text:span></text:p>
      <text:p text:style-name="P61">Orang-orang akan dibangkitkan ke dalam tiga kelompok: mereka yang takut kepada Allah namun juga memiliki harapan tertentu [<text:span text:style-name="T155">takut akan hukuman-Nya namun tidak pernah berputus asa terhadap kemurahan dan ampunannya</text:span>], <text:span text:style-name="T155">mereka yang [karena begitu sering “</text:span><text:span text:style-name="T16">terhuyung-huyung</text:span><text:span text:style-name="T155">”] akan berusaha masuk ke surga “</text:span><text:span text:style-name="T16">diangkut di atas keledai</text:span><text:span text:style-name="T155">” dalam dua orang, tiga orang, empat orang... atau sepuluh orang. Sisanya akan dibangkitkan ke dalam api neraka; [karena terus melakukan dosa-dosa yang pantas diganjar dengan api neraka], jika mereka ingin tidur di subuh hari, api neraka juga akan tidur bersama mereka; ketika mereka mendapati malam hari, maka api neraka akan mendapati malam hari bersama mereka; ketika mereka mendapati pagi hari, api neraka akan mendapati pagi hari bersama mereka, dan ketika mereka mendapati sore hari, apa neraka akan mendapati sore hari bersama mereka.</text:span><text:span text:style-name="T155"><text:note text:id="ftn6" text:note-class="footnote"><text:note-citation>6</text:note-citation><text:note-body><text:p text:style-name="P13">Bukhari, Riqaq, 45; Muslim, Jannah, 59; Nasa’i, Jana’iz, 118. (diriwayatkan dari Abu Hurairah. Bukhari dan Muslim)</text:p></text:note-body></text:note></text:span></text:p>
      <text:p text:style-name="P62">Rasulullah, salawat dan salam kepadanya, <text:span text:style-name="T156">meyakinkan bahwa para sa</text:span><text:soft-page-break/><text:span text:style-name="T156">habatnya memahami dengan benar tentang keadaan api neraka, dan membangkitkan pada diri <text:s/>mereka keinginan yang besar terhadap surga dengan mengabarkan kabar baik tentangnya kepada mereka. Sebagai akibatnya, mereka hidup dengan penuh kesadaran tentang adanya pahala dan hukuman dari Allah. Mereka begitu bersemangat dalam menjalankan kewajiban agama dan hak-hak orang lain, sebagai contoh, dua orang di antaranya </text:span><text:span text:style-name="T157">suatu waktu menemui Rasulullah untuk menyelesaikan perselisihan di antara mereka. Ketika mendengarnya, Rasulullah berkata: </text:span></text:p>
      <text:p text:style-name="P27">Saya adalah manusia seperti kamu sekalian, jadi saya akan mengadili berdasarkan apa yang kamu katakan. Adalah mungkin salah satu di antara kalian berbicara dengan begitu meyakinkan dan saya akan mengadili sesuai dengan keinginannya. Akan tetapi, Allah akan mengadili dengan benar di hari kemudian berdasarkan kebenaran dari permasalahannya. Orang yang bersalah akan menemukan hukuman bagi kejahatannya, sementara yang tidak bersalah akan mendapatkan ganjarannya.<text:note text:id="ftn7" text:note-class="footnote"><text:note-citation>7</text:note-citation><text:note-body><text:p text:style-name="P14">Bukhari, Syahadah, 27; Muslim, Aqdiyah, 4; Abu Dawud, Adab, 87. </text:p></text:note-body></text:note></text:p>
      <text:p text:style-name="P63">Ini adalah cukup bagi tiap sahabatnya untuk <text:span text:style-name="T159">hak-hak yang dituntutnya. Rasulullah menyarankan kepada mereka: “</text:span><text:span text:style-name="T17">bagilah barang yang dipertengkarkan menjadi setengah, <text:s/>dan kemudian lakukan pengundian. </text:span><text:span text:style-name="T18">Setiap dari mereka harus berkenan dengan bagiannya </text:span><text:span text:style-name="T29">dengan </text:span><text:span text:style-name="T18">kebulatan hati dan tanpa penyesalan.</text:span><text:span text:style-name="T159">” </text:span></text:p>
      <text:p text:style-name="P64">Saad bin Rabi mengalami luka yang teramat parah selama perang Uhud. Ketika menghembuskan napas yang terakhir, dia membisikkan kepada Muhammad bin Maslama, yang membawakan kepadanya salam dari Rasulullah: “<text:span text:style-name="T10">sampaikan salamku kepada Rasulullah. Demi Allah, saya </text:span><text:span text:style-name="T19">mencium</text:span><text:span text:style-name="T10"> bau surga setelah perang Uhud.</text:span>” </text:p>
      <text:h text:style-name="P138" text:outline-level="2">Dalil-Dalil Al-Quran</text:h>
      <text:p text:style-name="P104">Meskipun penemuan ilmiah <text:span text:style-name="T160">seperti hukum kedua termodinamika menunjukkan bahwa kehidupan sedang menuju ke arah kehancuran, yang bahkan tumbukan antara dua buah planet bisa menghancurkan seluruh alam semesta. </text:span><text:span text:style-name="T161">Jika keberadaan alam semesta dimulai dengan adanya dentuman besar (Pen. </text:span><text:span text:style-name="T20">big bang</text:span><text:span text:style-name="T51">), mengapa ia juga tidak berakhir dengan sebuah dentuman besar lainnya atau sebuah tumbukan? Keberadaan <text:s/></text:span><text:span text:style-name="T52">alam semesta </text:span><text:span text:style-name="T51">merupakan </text:span><text:span text:style-name="T52">makhluk yang begitu rumit untuk dihitung, sebuah sistem yang bagian-bagiannya </text:span><text:span text:style-name="T53">secara halus bergantung satu sama lain. Tubuh </text:span><text:soft-page-break/><text:span text:style-name="T53">manusia tersusun oleh sekitar 60 juta sel-sel. Ketika sebuah sel mengalami kerusakan, maka sel-sel kanker akan membunuh seluruh tubuh, dengan demikian sebuah kerusakan yang terjadi di mana saja di alam semesta ini juga bisa membunuh seluruh alam semesta. Kematian kita terkadang datang tanpa diharapkan dan tanpa adanya tanda-tanda yang bisa terlihat, atau alasan yang bisa didiagnosis. Bisakah kita mengetahui apakah alam semesta nanti akan “</text:span><text:span text:style-name="T21">mati</text:span><text:span text:style-name="T53">” secara tiba-tiba atau tidak, tanpa diharapkan, dari sebuah “</text:span><text:span text:style-name="T21">penyakit</text:span><text:span text:style-name="T53">” atau “</text:span><text:span text:style-name="T21">serangan jantung</text:span><text:span text:style-name="T53">”? Mungkin saja dunia kita di masa lampau sudah mengalami kanker stadium akhir karena kita telah salah menggunakannya. </text:span></text:p>
      <text:p text:style-name="P106"><text:span text:style-name="T55">Tindakan Allah secara menyeluruh merujuk pada Hari Kebangkitan. Al-Quran memberikan banyak dalil tentang Hari Kebangkitan. </text:span><text:span text:style-name="T54">Untuk memberi bekas di hati kita akan </text:span><text:span text:style-name="T162">keajaiban</text:span><text:span text:style-name="T54"> yang Allah akan berikan di hari kemudian, dan untuk menyiapkan pikiran kita untuk menerima dan memahaminya, Al-Quran memaparkan keajaiban yang dilakukan oleh Allah di sini. Ia memberikan contoh-contoh mengenai tindakan Allah yang menyeluruh dalam makro-kosmos dan, pada masanya, memaparkan </text:span><text:span text:style-name="T56">penghancuran oleh Allah terhadap sistem makro-, normo-, dan mikro-kosmos (alam semesta, umat manusia, dan atom-atom). </text:span></text:p>
      <text:p text:style-name="P65">Sebagai contoh, ayat Al-Quran berikut menekankan kekuasaan Allah dan, dengan menyebutkan beberapa contohnya yang nyata, memanggil kita untuk memiliki keyakinan ketika bertemu dengan-Nya di hari kemudian nanti: </text:p>
      <text:p text:style-name="P28">Allah-lah yang meninggikan langit tanpa tiang (sebagaimana) yang kamu lihat, kemudian Dia bersemayam di atas Arsy, dan menundukkan matahari dan bulan. <text:span text:style-name="T163">Masing-masing beredar hingga waktu yang ditentukan. Allah mengatur urusan (makhluk-Nya), menjelaskan tanda-tanda (kebesaran-Nya), supaya kamu meyakini pertemuan (mu) dengan Tuhanmu. </text:span><text:span text:style-name="T57">(</text:span><text:span text:style-name="T100">Al-Quran </text:span><text:span text:style-name="T57">13:2) </text:span></text:p>
      <text:p text:style-name="P29"><text:span text:style-name="T57">P</text:span><text:span text:style-name="T39">enciptaan pertama dari alam semesta dan umat manusia menandakan adanya penciptaan yang kedua. Al-Quran memaparkan fenomena tentang penciptaan alam semesta, yang dikatakannya sebagai penciptaan yang pertama (</text:span><text:span text:style-name="T101">Al-</text:span><text:span text:style-name="T102">Quran </text:span><text:span text:style-name="T39">56:62), sementara untuk menggambarkan tentang kebangkitan orang yang telah meninggal <text:s/>sebagai penciptaan yang kedua (</text:span><text:span text:style-name="T102">Al-Quran </text:span><text:span text:style-name="T39">53:47), untuk membuktikan adanya Hari Kebangkitan. Itu juga mengarahkan perhatian kita terhadap asal mula kita, dengan berdalil: </text:span></text:p>
      <text:p text:style-name="P30"><text:span text:style-name="T164">Kamu telah melihat bagaimana kamu tumbuh--</text:span>dari setetes mani <text:span text:style-name="T164">ke</text:span><text:soft-page-break/><text:span text:style-name="T164">mudian menjadi </text:span><text:span text:style-name="T165">setetes</text:span><text:span text:style-name="T164"> darah, kem</text:span><text:span text:style-name="T165">udian menjadi gumpalan darah yang menempel di dinding rahim, dari gumpalan darah yang menempel menjadi gumpalan daging yang tak berbentuk, dan dari gumpalan daging yang tidak berbentuk menjadi bentuk manusia—bagaimana, kemudian, kamu bisa mengingkari penciptaanmu yang kedua kali? Itu sama saja dengan yang pertama kali, dan bahkan lebih mudah lagi [bagi Allah untuk melakukannya]. </text:span><text:span text:style-name="T58">(</text:span><text:span text:style-name="T103">Al-Quran </text:span><text:span text:style-name="T58">22:5, 23:13-16) </text:span></text:p>
      <text:p text:style-name="P31"><text:span text:style-name="T58">A</text:span><text:span text:style-name="T39">l-Quran membuat analogi antara Hari Kebangkitan dengan tindakan-Nya di dunia ini, dan terkadang menyinggung tentang tindakan-Nya di masa yang akan datang dan di hari kemudian, dalam suatu cara sehingga kita bisa meyakini tentang apa yang tidak kita pahami sepenuhnya. Ia juga menunjukkan kejadian yang sama di sini dan membuat perbandingan antara keduanya dengan Hari Kebangkitan. Satu contohnya adalah sebagai berikut: </text:span></text:p>
      <text:p text:style-name="P32">Dan apakah manusia tidak memperhatikan bahwa Kami menciptakannya dari setitik air (mani)? Maka tiba-tiba ia menjadi penantang yang nyata! Dan dia membuat perumpamaan bagi Kami; dan dia lupa kepada kejadiannya; <text:span text:style-name="T166">ia berkata: “siapakah yang dapat menghidupkan tulang belulang, yang telah hancur luluh?” Katakanlah: “Ia akan dihidupkan oleh Tuhan yang menciptakannya kali yang pertama. Dan Dia Maha Mengetahui tentang segala makhluk.” </text:span><text:span text:style-name="T167">Yaitu Tuhan yang menjadikan untukmu api dari kayu yang hijau, maka tiba-tiba kamu nyalakan (api) dari kayu itu. Dan tidakkah Tuhan yang menciptakan langit dan bumi itu berkuasa menciptakan kembali yang seperti mereka? Benar. Dia berkuasa. Dan Dialah yang Maha Pencipta lagi Maha Mengetahui.</text:span><text:span text:style-name="T59"> (</text:span><text:span text:style-name="T104">Al-Quran </text:span><text:span text:style-name="T59">36:77-81) </text:span></text:p>
      <text:p text:style-name="P33"><text:span text:style-name="T59">A</text:span><text:span text:style-name="T39">l-Quran menyerupakan alam semesta dengan sebuah buku yang dihamparkan. Pada akhir masanya, kehancurannya akan mudah bagi Allah seperti menggulung </text:span><text:span text:style-name="T60">lembaran</text:span><text:span text:style-name="T39"> kertas. Karena Dia telah menghamparkannya pada mula-mulanya, maka Dia kemudian menggulungnya, mewujudkan kekuasaan-Nya yang mutlak tanpa adanya sebab materi, menciptakannya kembali dalam bentuk yang berbeda dan lebih baik: </text:span></text:p>
      <text:p text:style-name="P34">(Yaitu) pada hari Kami gulung langit sebagai menggulung lembaran-lembaran kertas. Sebagaimana Kami telah memulai penciptaan pertama begitulah kami akan mengulanginya. Itulah suatu janji yang pasti Kami tepati; Sesungguhnya Kami-lah yang akan melaksanakannya. <text:span text:style-name="T39">(</text:span><text:span text:style-name="T105">Al-Quran </text:span><text:span text:style-name="T39">21:104) </text:span></text:p>
      <text:p text:style-name="P34">Dan apakah mereka tidak memperhatikan bahwa sesungguhnya Allah <text:s/><text:soft-page-break/>yang menciptakan langit dan bumi dan Dia tidak merasa payah karena menciptakan-Nya, kuasa menghidupkan orang-orang mati? Ya (bahkan) sesungguhnya Dia Maha Kuasa atas segala sesuatu. <text:span text:style-name="T39">(</text:span><text:span text:style-name="T106">Al-Quran </text:span><text:span text:style-name="T39">46:33)</text:span></text:p>
      <text:p text:style-name="P116">Al-Quran menyerupakan Hari Kebangkitan dengan penyuburan kembali tanah di musim semi menyusul kematiannya di musim dingin, dan menyebutkan bagaimana Allah menghancurkan atom-atom dan molekul-molekul ketika menciptakan kita dalam beberapa tahap. Potongan kayu yang kering kemudian berkembang dan menghasilkan daun dan bunga yang serupa, walaupun tidak sama, dengan yang hadir di tahun sebelumnya. Berbagai macam benih yang jatuh ke dalam tanah kemudian mulai berkecambah dan tumbuh menjadi berbagai tanaman tanpa keraguan. Allah menghidupkan yang mati pada Hari Pembalasan akan terjadi seperti ini: </text:p>
      <text:p text:style-name="P35">Dan sebagian dari tanda-tanda (kekuasaan)-Nya bahwa kamu melihat bumi itu kering tandus, maka apabila Kami turunkan air di atasnya, niscaya ia bergerak dan subur. Sesungguhnya Tuhan yang menghidupkannya tentu dapat menghidupkan yang mati; sesungguhnya Dia Maha Kuasa atas segala sesuatu. <text:span text:style-name="T39">(</text:span><text:span text:style-name="T107">Al-Quran </text:span><text:span text:style-name="T39">41:39) </text:span></text:p>
      <text:p text:style-name="P36">Hai manusia! Jika kamu dalam keraguan tentang kebangkitan (dari kubur), maka (ketahuilah) sesungguhnya Kami telah menjadikan kamu dari tanah, kemudian dari setetes mani, <text:span text:style-name="T168">kemudian dari segumpal darah, kemudian dari segumpal daging yang sempurna kejadiannya dan yang tidak sempurna, agar Kami jelaskan kepada kamu dan Kami tetapkan dalam rahim, apa yang Kami kehendaki sampai waktu yang sudah ditentukan, kemudian Kami keluarkan kamu sebagai bayi, </text:span><text:span text:style-name="T169">kemudian dengan berangsur-angsur) kamu sampailah kepada kedewasaan, </text:span><text:span text:style-name="T170">dan di antara kamu ada yang diwafatkan dan (ada pula) di antara kamu yang dipanjangkan umurnya sampai pikun, supaya dia tidak mengetahui lagi sesuatupun yang dahulunya telah diketahuinya. </text:span><text:span text:style-name="T171">Dan kamu lihat bumi ini kering, kemudian apabila telah Kami turunkan air di atasnya, hiduplah bumi itu dan suburlah dan menumbuhkan berbagai macam tumbuh-tumbuhan yang indah. </text:span><text:span text:style-name="T61">(</text:span><text:span text:style-name="T108">Al-Quran </text:span><text:span text:style-name="T61">22:5-6) </text:span></text:p>
      <text:p text:style-name="P37">Maka perhatikan bekas-bekas rahmat Allah, bagaimana Allah menghidupkan bumi yang sudah mati. Sesungguhnya (Tuhan yang berkuasa seperti) demikian benar-benar (berkuasa) menghidupkan orang-orang yang telah mati. Dan Dia Maha Kuasa atas segala sesuatu. <text:span text:style-name="T39">(</text:span><text:span text:style-name="T109">Al-Quran </text:span><text:span text:style-name="T39">30:50) </text:span></text:p>
      <text:p text:style-name="P37">Dan Allah menumbuhkan kamu dari tanah dengan sebaik-baiknya. <text:soft-page-break/>Kemudian Dia mengembalikan kamu ke dalam tanah dan mengeluarkan kamu (dari padanya pada Hari Kiamat) dengan sebenar-benarnya. <text:span text:style-name="T39">(</text:span><text:span text:style-name="T110">Al-Quran </text:span><text:span text:style-name="T39">71:17-18)</text:span></text:p>
      <text:p text:style-name="P103">Khususnya di surah 81, 82, dan 84, Allah Yang Maha Kuasa menyinggung Hari Kebangkitan dan penghuninya yang bergerak begitu cepat dan perbuatan-perbuatannya yang mulia. Karena apa yang kita lihat di sini, semisal perubahan musim, kita bisa membuat sebuah perumpamaan yang bisa membantu kita dalam memahami dan kemudian, dengan kekaguman di hati kita, menerima apa yang orang-orang terdidik tidak akan menerimanya dengan cara lain. </text:p>
      <text:p text:style-name="P38"><text:span text:style-name="T39">Karena memberikan makna yang umum dan merata bagi ketiga surah ini akan membutuhkan waktu yang lama, maka coba tinjau satu ayat: </text:span>dan apabila catatan-catatan (amal perbuatan manusia) dibuka <text:span text:style-name="T120">(</text:span><text:span text:style-name="T135">Al-Quran </text:span><text:span text:style-name="T120">81:10). Ini akan mengakibatkan bahwa selama Hari Kebangkitan, amal-amal perbuatan setiap orang akan dinyatakan dalam sebuah halaman yang tertulis. </text:span></text:p>
      <text:p text:style-name="P123"><text:span text:style-name="T120">Sekilas, ini akan mengagetkan kita sebagai hal yang aneh dan tidak masuk akal. Namun seperti yang dimaksud oleh surah tersebut, layaknya permulaan musim semi memiliki perumpamaan yang sama dengan Hari Kebangkitan, “</text:span><text:span text:style-name="T34">menghamparkan lembaran halaman</text:span><text:span text:style-name="T120">” memiliki perumpamaan yang jelas. Setiap pohon yang berbuah dan tanaman berbunga akan memiliki ciri-ciri tertentu, fungsi-fungsi, dan perilaku. Ibadahnya terdiri dari pemuliaan terhadap Allah dan dengan demikian mewujudkan nama-nama-Nya. Perilaku dan catatan hidupnya dipahatkan dalam setiap benih yang akan tumbuh di musim semi berikutnya. Dengan lidah bentuk dan lekukannya, maka pohon atau bunga yang baru ini akan menawarkan </text:span><text:span text:style-name="T122">kemeriahan yang begitu menakjubkan dari perilaku bunga atau tanaman mula-mula, dan melalui cabang-cabangnya, ranting-rantingnya, daun-daunnya, bunga-bunganya, dan buah-buahnya akan menyebarkan halaman dari perbuatannya. Dia Yang Berkata: ketika halaman-halaman telah dihamparkan adalah Dia yang juga menjadikan perbuatan-Nya dengan cara yang bijaksana, </text:span><text:span text:style-name="T123">teliti, efisien, dan dengan cara yang halus, sebagaimana yang digariskan oleh nama-nama-Nya yang Maha Bijaksana </text:span><text:span text:style-name="T133">(</text:span><text:span text:style-name="T38">al-Hakim</text:span><text:span text:style-name="T133">)</text:span><text:span text:style-name="T123">, Maha Memelihara </text:span><text:span text:style-name="T132">(</text:span><text:span text:style-name="T37">al-Hafiz</text:span><text:span text:style-name="T132">)</text:span><text:span text:style-name="T123">, dan Maha Melindungi </text:span><text:span text:style-name="T131">(</text:span><text:span text:style-name="T36">al-Walii</text:span><text:span text:style-name="T131">)</text:span><text:span text:style-name="T123"> dan Memberi Petunjuk </text:span><text:span text:style-name="T131">(</text:span><text:span text:style-name="T36">al-Haadi</text:span><text:span text:style-name="T131">)</text:span><text:span text:style-name="T123">, dan Maha Halus </text:span><text:span text:style-name="T130">(</text:span><text:span text:style-name="T35">al-Latif</text:span><text:span text:style-name="T130">)</text:span><text:span text:style-name="T123">. </text:span></text:p>
      <text:p text:style-name="P39"><text:span text:style-name="T123">D</text:span><text:span text:style-name="T120">alam banyak ayat, Al-Quran memperingati kita bahwa kita diciptakan untuk tujuan tertentu, bukannya melakukan apa yang kita kehendaki. </text:span><text:soft-page-break/><text:span text:style-name="T120">Karena kita adalah makhluk yang bertanggung jawab, maka apa saja yang kita lakukan akan dicatat. Penciptaan kita dari setetes cairan yang menempuh beberapa tahap penciptaan, kepedulian yang besar yang ditunjukkan terhadap penciptaan kita, dan pentingnya kedudukan kita, <text:s/>menunjukkan bahwa kita memiliki tanggung jawab yang besar. Sesudah wafat, kita akan dipanggil untuk mempertanggungjawabkan kehidupan kita. Kemudian, penciptaan kita yang melalui beberapa tahap, sebagai bukti bagi perwujudan Kekuasaan Allah, yang mengangkat yang mati menjadi hidup. </text:span></text:p>
      <text:p text:style-name="P40"><text:span text:style-name="T34">Apakah manusia mengira, bahwa ia akan dibiarkan begitu saja (tanpa pertanggungjawaban)? Bukankah dia dahulu adalah setetes mani yang ditumpahkan (ke dalam rahim), kemudian mani itu menjadi segumpal darah, lalu Allah menciptakannya, dan menyempurnakannya, lalu Allah menjadikan dari padanya sepasang: laki-laki dan perempuan. Bukankah (Allah yang berbuat) demikian berkuasa (pula) menghidupkan orang yang mati? </text:span><text:span text:style-name="T124">(</text:span><text:span text:style-name="T136">Al-Quran </text:span><text:span text:style-name="T124">75:36-40)</text:span></text:p>
      <text:p text:style-name="P41"><text:span text:style-name="T124">A</text:span><text:span text:style-name="T120">nalisis yang teliti terhadap cara kerja alam semesta menunjukkan bahwa dua unsur yang saling berlawanan tersebar dan berakar kokoh di mana-mana. Unsur-unsur ini menghasilkan baik dan jahat, bermanfaat atau berbahaya, kesempurnaan dan kecacatan, cahaya dan kegelapan, p</text:span><text:span text:style-name="T128">e</text:span><text:span text:style-name="T120">tunjuk dan kesesatan, beriman dan kafir, tunduk dan membangkang, ketakutan dan cinta. Akibat perseteruan yang terus <text:s/>berlangsung akan menghasilkan <text:s/>perubahan yang cukup dan peralihan yang menghasilkan unsur-unsur bagi kehidupan di kehidupan berikutnya. Unsur-unsur yang saling berlawanan ini pada akhirnya akan berujung pada keabadian dan mengambil bentuk sebagai surga dan neraka. Kehidupan yang abadi nanti akan dibentuk oleh unsur-unsur paling penting yang terdapat pada dunia yang fana ini, yang kemudian dijadikan ke dalam bentuk permanen. </text:span></text:p>
      <text:p text:style-name="P41"><text:span text:style-name="T120">Surga dan neraka adalah dua buah yang saling berlawanan yang tumbuh pada pohon penciptaan </text:span><text:span text:style-name="T125">pada dua cabang yang berbeda, keduanya dihasilkan oleh rangkaian penciptaan, dua wadah itu kemudian diisi oleh dua aliran dari kejadian dan peristiwa, ke dua kutub yang mana akan mengalir dalam bentuk gelombang. Keduanya merupakan tempat di mana karunia Allah serta kemarahan-Nya akan mewujudkan dirinya, dan akan penuh dengan para penghuni ketika Kekuasaan Allah mengguncangkan alam semesta. </text:span></text:p>
      <text:p text:style-name="P124"><text:span text:style-name="T120">Di dunia ini, para penindas akan pergi </text:span><text:span text:style-name="T127">sementara</text:span><text:span text:style-name="T120"> kekuasaannya yang lalim masih terjaga, sementara yang tertindas tetap dalam keadaan yang </text:span><text:soft-page-break/><text:span text:style-name="T120">teraniaya. Kejahatan semacam itu akan dibawa kepada </text:span><text:span text:style-name="T128">peradilan</text:span><text:span text:style-name="T120"> Allah, karena Allah adalah tidak adil dan tidak sempurna jika Dia mengizinkan hal tersebut terabaikan. Malahan, Allah terkadang akan menghukum orang-orang yang berdosa di dunia ini. Penderitaan yang dialami oleh orang-orang yang menjadi penentang dan pemberontak mengajarkan kepada kita bahwa setiap orang menjadi bagian dari ujian yang diberikan oleh Allah Yang Maha </text:span><text:span text:style-name="T129">Suci</text:span><text:span text:style-name="T120"> dan Maha Mulia kehendaki. Jadi, seperti yang dinyatakan di dalam ayat: </text:span><text:span text:style-name="T34">berpisahlah (dari orang-orang mu’min) pada hari ini, hai orang-orang yang berbuat jahat </text:span><text:span text:style-name="T120">(</text:span><text:span text:style-name="T137">Al-Quran </text:span><text:span text:style-name="T120">36:59), keadilan Allah yang mutlak menghendaki bahwa Dia memisahkan yang baik dari yang jahat di Hari Kemudian dan memperlakukan kedua kelompok sebagai mana mestinya. </text:span></text:p>
      <text:h text:style-name="P138" text:outline-level="2">Dalil-Dalil Umum</text:h>
      <text:p text:style-name="P126">Kebijaksanaan semesta menghendaki adanya Hari Kebangkitan. Allah tentu saja bebas memilih apa yang Dia kehendaki, dan tidak ada satupun yang bisa menuntutnya <text:span text:style-name="T223">untuk</text:span> bertanggung jawab. Sebagai Yang Maha Bijaksana, Dia bertindak dengan <text:span text:style-name="T172">tujuan yang mutlak dan kebijaksanaan, dan tidak pernah melakukan sesuatu dengan sia-sia, percuma, <text:s/>atau tidak bermakna. </text:span></text:p>
      <text:p text:style-name="P108">Ketika kita memperhatikan diri kita, demikian pula perilaku kita, ciri khas fisik dan kejiwaan kita, struktur dan <text:span text:style-name="T223">raga</text:span>, kita akan menyadari bahwa kita diciptakan untuk tujuan tertentu yang begitu penting. Tidak satupun yang ada pada tubuh kita yang berlebihan. Hal yang sama juga berlaku pada alam semesta, “umat manusia dalam skala besar” jika itu yang kamu inginkan, karena setiap bagiannya memperlihatkan tujuan yang besar dan kebijaksanaan yang tak terhingga jumlahnya. </text:p>
      <text:p text:style-name="P109">Kita begitu khas, <text:s/>karena <text:span text:style-name="T173">pada </text:span>kita <text:span text:style-name="T173">terkandung </text:span>beberapa aspek dari segala sesuatu yang hadir di alam semesta. Kemampuan mental dan spiritual kita menyatakan sifat malaikat dan <text:span text:style-name="T173">hal-hal dalam dimensi spiritual lainnya, seperti simbol-simbol dan bentuk-bentuk non-materi. Namun karena fitrah kita untuk belajar serta adanya akal kita, maka kita akan bisa menandingi makhluk lain bahkan para malaikat. Dimensi fisik dan biologi kita setara dengan yang terdapat pada binatang dan tumbuh-tumbuhan. Meskipun berada di dalam ruang dan waktu, kemampuan spiritual kita dan kemampuan lainnya seperti imajinasi memungkinkan kita untuk melewati ruang dan waktu tersebut. Meskipun kita begitu unik dan dengan keduduk</text:span><text:soft-page-break/><text:span text:style-name="T173">an yang tidak ternilai jika dibandingkan dengan anggota-anggota lainnya dari makhluk ciptaan, beberapa dari kita wafat ketika dilahirkan dan beberapa lainnya ketika masih dalam usia yang begitu muda. </text:span></text:p>
      <text:p text:style-name="P127">Sebagai tambahan, <text:span text:style-name="T174">kita berusaha mencari keabadian dan menginginkan kehidupan yang abadi, beberapa dari indra atau perasaan tidak bisa terpuaskan dengan sesuatu yang kurang dari itu. Jika kita bisa memilih antara kehidupan yang abadi dengan penderitaan yang besar selama di kehidupan ini dan ketiadaan yang abadi sesudah kehidupan yang mewah namun singkat, kemungkinan besar kita akan memilih yang pertama, bahkan mungkin lebih </text:span><text:span text:style-name="T177">memilih</text:span><text:span text:style-name="T174"> keberadaan yang abadi di neraka ketimbang ketiadaan yang abadi. Yang Maha Pemurah dan Maha Bijaksana tidak pernah mengutuk kita ke dalam ketiadaan yang abadi atau menancapkan kepada kita keinginan <text:s/>tentang keabadian sehingga </text:span><text:span text:style-name="T175">kita akan menderita dalam berusaha untuk mendapatkan hal yang tidak mungkin </text:span><text:span text:style-name="T176">tersebut</text:span><text:span text:style-name="T175">, namun begitu diinginkan oleh hati kita. Jadi kebijaksanaan Allah menghendaki adanya kehidupan yang abadi. </text:span></text:p>
      <text:p text:style-name="P128">Dunia ini tidak bisa memastikan seberapa berharga diri kita sesungguhnya. Meskipun kita memiliki tubuh yang kecil, kemampuan mental dan spiritual kita memungkinkan kita untuk menggenggam alam semesta. Tindakan kita tidak hanya dibatasi di dunia ini, sehingga tidak lagi bisa dibatasi oleh ruang dan waktu. Perilaku kita begitu universal bahkan tindakan dari manusia yang pertama akan berpengaruh terhadap kepada kehidupan dan karakter dari manusia yang paling akhir juga seluruh <text:span text:style-name="T223">keberadaan</text:span>. Membatasi diri kita hanya pada entitas fisis, yang memiliki umur yang begitu singkat, serta kepemilikan ruang yang begitu terbatas, seperti halnya kaum <text:span text:style-name="T223">yang </text:span>materialis lakukan, menunjukkan ketidakpahaman yang menyeluruh dan kurang<text:span text:style-name="T223">nya</text:span> penghargaan terhadap hakikat kita yang sesungguhnya. </text:p>
      <text:p text:style-name="P110">Batasan dunia ini tidak bisa mengimbangi nilai-nilai spiritual dan intelektual dari para Nabi serta pencapaian mereka atau kehancuran yang diakibatkan para tirani semacam Firaun, Nero, Hitler, dan Stalin. Juga tidak akan mengimbangi nilai-nilai keikhlasan dan kesalehan serta kualitas moral yang sesungguhnya. <text:span text:style-name="T224">Apa yang menjadi balasan yang pantas bagi seorang yang syahid yang mengorbankan segalanya untuk kemuliaan nama Allah, atau orang lain, atau untuk nilai-nilai kemanusiaan yang universal seperti keadilan dan kebenaran; atau untuk para ilmuwan yang beriman mempersembahkan hasil penelitiannya untuk bagi hal-hal yang bermanfa</text:span><text:soft-page-break/><text:span text:style-name="T224">at bagi semua orang hingga hari kiamat? </text:span></text:p>
      <text:p text:style-name="P129">Hanya balasan di dunia lainnya, di mana <text:span text:style-name="T178">timbangan seberat atom dari kejahatan dan kebaikan, bisa dibalaskan dengan sangat tepat; </text:span><text:span text:style-name="T22">Kami akan memasang timbangan yang tepat pada Hari Kiamat, maka tiadalah dirugikan seseorang barang sedikitpun. Dan jika (amalan itu) hanya seberat biji sawipun pasti Kami mendatangkan (pahala)nya. Dan cukuplah Kami sebagai Pembuat Perhitungan </text:span><text:span text:style-name="T62">(</text:span><text:span text:style-name="T111">Al-Quran </text:span><text:span text:style-name="T62">21:47)</text:span><text:span text:style-name="T22">.</text:span><text:span text:style-name="T62"> Bahkan jika tidak ada satupun yang </text:span><text:span text:style-name="T91">menghendaki adanya</text:span><text:span text:style-name="T62"> Hari Kebangkitan, keperluan bagi </text:span><text:span text:style-name="T91">perhitungan</text:span><text:span text:style-name="T62"> amal perbuatan kita akan menghendaki adanya </text:span><text:span text:style-name="T91">keadilan yang tidak terbatas</text:span><text:span text:style-name="T62"> dan </text:span><text:span text:style-name="T91">timbangan yang </text:span><text:span text:style-name="T62">sensitif untuk diadakan. </text:span></text:p>
      <text:p text:style-name="P130"><text:span text:style-name="T39">Semua tindakan Allah memiliki suatu tujuan, dan terkadang memiliki beberapa tujuan. Berdasarkan fakta ini, maka kebijaksanaan-Nya yang universal menghendaki adanya Hari Kebangkitan. Sebab jika tidak, maka kita harus menangani beberapa masalah berikut di antara masalah-masalah lainnya. Allah Yang Maha Mulia mewujudkan kekuasaan-Nya melalui keteraturan dan tujuan pada alam semesta yang mencakup segala isinya, keadilan dan keseimbangan. Bagaimana Dia tidak akan memberi pahala kepada orang-orang yang beriman yang mencari perlindungan-</text:span><text:span text:style-name="T91">N</text:span><text:span text:style-name="T39">ya sebagai Pencipta dan Penguasa, beriman kepada kebijaksanaan-Nya dan keadilan-Nya, dan tunduk kepada-Nya melalui ibadah? Mungkinkah Dia mengizinkan </text:span><text:span text:style-name="T63">mereka yang mengingkari kebijaksanaan-Nya dan keadilan-Nya, yang menentang dan mengabaikan-Nya, untuk bebas dari hukuman? </text:span><text:span text:style-name="T140">Karena dunia yang fana ini jarang sekali </text:span><text:span text:style-name="T141">ditemui </text:span><text:span text:style-name="T140">kebijaksanaan dan keadilan-Nya dalam kaitannya dengan </text:span><text:span text:style-name="T141">umat manusia</text:span><text:span text:style-name="T140">, maka sebagian besar orang yang tidak beriman akan bisa terhindar dari hukuman dan kebanyakan orang beriman tidak akan mendapatkan ganjaran pahala.</text:span><text:span text:style-name="T63"> Jadi, keadilan Allah ditangguhkan hingga pada Peradilan Paling Agung di akhirat, di mana setiap orang akan diberi pahala atau hukuman secara penuh. </text:span></text:p>
      <text:p text:style-name="P111"><text:span text:style-name="T63">Sudah jelas bahwa Dia yang mengatur dunia ini bertindak seperti itu sesuai dengan kebijaksanaa</text:span><text:span text:style-name="T92">n</text:span><text:span text:style-name="T63"> yang tak terbatas. Lihat saja pada bagaimana manfaat dan kegunaan segala sesuatu diwujudkan. Setiap organ tubuh, tulang, dan pembuluh darah, demikian setiap sel-sel otak dan partikel-partikel di dalam sel, melayani banyak tujuan dengan penuh kebijaksanaan. </text:span><text:span text:style-name="T64">Fakta-fakta ini menunjukkan bahwa segala sesuatu diatur berdasarkan kebijaksanaan yang tidak terbatas. Lihatlah pada keteraturan yang mutlak dalam tampilan segala sesuatu, sebagai buktinya. </text:span></text:p>
      <text:p text:style-name="P112"><text:span text:style-name="T39">Secara singkat, kita diciptakan dengan tujuan yang universal. Ini bah</text:span><text:soft-page-break/><text:span text:style-name="T39">kan dinyatakan di dalam Al-Quran: </text:span><text:span text:style-name="T23">Maka apakah kamu mengira, bahwa sesungguhnya Kami menciptakan kamu secara main-main (saja), dan bahwa kamu tidak akan dikembalikan kepada Kami? Maka Maha Tinggi Allah, Raja Yang Sebenarnya; Tidak Ada Tuhan (yang berhak disembah) selain Dia, Tuhan (Yang mempunyai) Arsy yang mulia </text:span><text:span text:style-name="T126">(</text:span><text:span text:style-name="T138">Al-Quran </text:span><text:span text:style-name="T126">23:115-16)</text:span><text:span text:style-name="T23">.</text:span><text:span text:style-name="T142"> </text:span><text:span text:style-name="T143">Kita tidak diciptakan hanya sekedar untuk bermain-main atau berolahraga, dan ketiadaan yang abadi di dalam kubur bukanlah tujuan kita yang sesungguhnya. </text:span><text:span text:style-name="T65">Melainkan, kita diciptakan untuk kehidupan yang abadi yang disiapkan untuk kita dari semua tindakan kita, dan untuk kehidupan yang abadi yang penuh dengan nikmat dan keindahan yang abadi (surga) atau kejahatan dan keburukan (neraka). </text:span></text:p>
      <text:p text:style-name="P117">Kemurahan dan pengampunan Allah menghendaki adanya Hari Kebangkitan. <text:span text:style-name="T224">Kita bisa mengamati bahwa semakin membutuhkan dan semakin tidak berdaya seorang makhluk, maka semakin baik ia akan dipelihara.</text:span> <text:span text:style-name="T224">Sebagai contoh, selama masa-masa pertama dari kehidupan manusia, <text:s/>kita telah dipelihara dengan cara yang paling baik dan tanpa adanya usaha dari diri kita sebelum dan beberapa saat setelah dilahirkan. </text:span>Ketika kita melewati masa kanak-kanak kita, masa muda, dan dewasa, kita akan menjadi semakin sadar dengan kekuatan pribadi kita juga dengan keinginan kita, kita berusaha untuk memenuhi kebutuhan kita demikian pula dengan anggota keluarga kita, seringkali dengan susah payah. </text:p>
      <text:p text:style-name="P66"><text:span text:style-name="T224">Demikian pula, rubah dan binatang-binatang lainnya yang bergantung pada kekuatan dan kecerdasannya jarang sekali terpelihara meskipun besarnya usaha dan kerja keras yang diberikan, sementara ulat buah <text:s/>hidup pada makanannya yang paling baik dan dengan begitu mudah, sementara tanaman mengambil makanannya tanpa membutuhkan usaha sama sekali.</text:span> Contoh-contoh seperti itu secara jelas menunjukkan bahwa Dia Yang Maha Pemurah lagi Maha Pengampun mengatur, memelihara, dan menjaga segala ciptaan-Nya. </text:p>
      <text:p text:style-name="P113"><text:span text:style-name="T39">Rahmat dan kemurahan Allah sifatnya abadi. </text:span><text:span text:style-name="T66">Sesuatu yang sifatnya abadi mewujudkan kehadiran-Nya dalam keabadian dan menghendaki entitas yang abadi. Rahmat dan kemurahan-Nya yang abadi menginginkan perwujudan yang abadi dengan demikian ciptaan yang abadi pada mana Dia melimpahkan ganjaran-Nya yang abadi. </text:span><text:span text:style-name="T67">Namun dunia ini sifatnya sementara, dan jutaan makhluk ciptaan yang ada di dalamnya mati setiap hari. Bagaimana bisa fakta tersebut menandakan, selain bahwa dunia ini akan menemui akhirnya dan kematian yang sepenuhnya. </text:span></text:p>
      <text:p text:style-name="P114"><text:soft-page-break/><text:span text:style-name="T39">Dunia ini tidak bisa menerima perwujudan yang menyeluruh dari nama-nama dan sifat-sifat Allah. Tidak juga makhluk ciptaan-Nya, yang mengalami kesulitan dan penderitaan yang besar dalam mempertahankan kehidupannya. Sebagai contoh, kita tidak bisa memenuhi segala keinginan dan selera kita. Masa muda kita, kecantikan kita, dan kekuatan kita, pada mana kita menempatkan hati kita, akan ditinggalkan tanpa kata-kata dan akan menyebabkan kesedihan yang mendalam. Juga, kita harus memaksa diri kita bahkan hanya untuk mendapatkan setandan buah anggur. </text:span><text:span text:style-name="T139">Jika kita mengingkari adanya makanan yang abadi sesudah kita pernah mencobanya, bukannya ini adalah bagian dari penghinaan dan olok-olokan, yang merupakan sumber bagi kemalangan yang besar? </text:span><text:span text:style-name="T39">Karena agar rahmat bisa dihadirkan, maka ia haruslah tidak berubah. Tanpa adanya kehidupan yang abadi di mana kita bisa memenuhi segala keinginan kita dalam keabadian, semua</text:span><text:span text:style-name="T68"> limpahan karunia Allah </text:span><text:span text:style-name="T93">Y</text:span><text:span text:style-name="T68">ang </text:span><text:span text:style-name="T93">M</text:span><text:span text:style-name="T68">aha </text:span><text:span text:style-name="T93">K</text:span><text:span text:style-name="T68">uasa yang dianugerahkan kepada kita akan berubah menjadi penderitaan dan kepedihan. Dengan demikian, sesudah penghancuran dunia ini, Allah akan merubahnya menjadi kediaman yang abadi yang bisa menerima perwujudan yang menyeluruh dari kasih sayang-Nya dan rahmat-Nya tanpa mengalami masalah, di mana kita bisa memenuhi segala keinginan kita </text:span><text:span text:style-name="T70">di </text:span><text:span text:style-name="T68">dalam keabadian.</text:span></text:p>
      <text:p text:style-name="P133"><text:span text:style-name="T70">Rahmat dan kasih sayang</text:span><text:span text:style-name="T69"> Allah menghendaki adanya Hari Kebangkitan. Ini akan mengobati luka-luka juga perasaan dan hati yang luka, yang memungkinkan para pasien untuk mengalami pemulihan,</text:span><text:span text:style-name="T70"> mengakhiri penderitaan dari mereka yang terpisahkan, dan mengubah derita dan kepedihan menjadi kesenangan dan kenikmatan. Keduanya akan membantu umat manusia dan binatang sepanjang hidupnya, khususnya sebelum dan beberapa saat sesudah dilahirkan. Rahim dari ibu mereka merupakan rumah yang terlindungi dengan baik di mana mereka dikaruniai secara langsung tanpa membutuhkan usaha dan peran mereka. Sesudah dilahirkan, rahmat dan kasih sayang Allah memberikan mereka dengan susu dari payudara sang ibu, makanan yang terbaik yang bisa mereka peroleh, </text:span><text:span text:style-name="T71">serta kasih sayang dan pemeliharaan dari kedua orang tuanya. Semua ini adalah perwujudan dari rahmat dan kasih sayang Allah. </text:span></text:p>
      <text:p text:style-name="P131"><text:span text:style-name="T39">Meskipun rahmat dan <text:s/>kasih sayang Allah mencakup seluruh alam semesta, di sini kita akan menemukan luka, perasaan yang tersakiti, penyakit yang tidak bisa disembuhkan, <text:s/>kelaparan, kehausan, dan kemiskinan. </text:span><text:span text:style-name="T139">Mengapa? Seperti hal disebutkan di atas, jawabannya adalah dunia ini tidak bisa menerima perwujudan yang menyeluruh dari rahmat dan kasih </text:span><text:soft-page-break/><text:span text:style-name="T139">sayang Allah. </text:span><text:span text:style-name="T39">Ketidakmampuan kita untuk melakukannya, demikian pula ketidakadilan kita kepada yang lainnya serta penyalahgunaan kemampuan bawaan kita, </text:span><text:span text:style-name="T72">akan menengahi antara rahmat dan kasih sayang Allah dengan makhluk-Nya. Di atas semua itu, segala yang hidup akan mengalami kematian. Ini akan membangkitkan kepedihan yang mendalam di hati kita, sebuah kepedihan yang hanya bisa diobati dengan beriman kepada kehidupan lainnya yang abadi. </text:span></text:p>
      <text:p text:style-name="P132"><text:span text:style-name="T72">S</text:span><text:span text:style-name="T39">uatu waktu ketika Rasulullah, salawat dan salam kepadanya, duduk di dalam masjid, beberapa orang tahanan perang di bawa kepadanya. Seorang wanita melihat sesuatu dengan penuh keheranan menyita perhatiannya. Siapapun anak laki-laki yang dilihat oleh wanita itu, dia kemudian merangkulnya ke dekat dadanya dan kemudian meninggalkannya. Ketika dia kemudian menemukan putranya, dia kemudian memeluknya, menekankan ke dadanya, dan mengelus-elusnya dengan penuh kasih sayang. Ini mengakibatkan Rasulullah tenggelam dalam air mata, melihat kepada wanita itu, dia menanyakan para sahabatnya: </text:span></text:p>
      <text:p text:style-name="P132"><text:span text:style-name="T39">“</text:span><text:span text:style-name="T10">Apakah kamu melihat wanita itu? Apakah dia akan membuang anak-anak yang ada di pelukannya ke dalam api neraka?” Para sahabat menjawab tidak, dan Rasulullah, salawat dan salam </text:span><text:span text:style-name="T30">ke</text:span><text:span text:style-name="T10">padanya, menambahkan: “Allah lebih menyayangi dan mengasihi melebihi wanita tersebut. Dia tidak akan membuang hamba-hamba-Nya ke dalam neraka [kecuali kalau hamba-hamba-Nya pantas untuk itu].”</text:span><text:span text:style-name="T10"><text:note text:id="ftn8" text:note-class="footnote"><text:note-citation>8</text:note-citation><text:note-body><text:p text:style-name="P15">Bukhari, Adab, 18, Tawba, 22</text:p></text:note-body></text:note></text:span></text:p>
      <text:p text:style-name="P118">Rahmat dan kasih sayang Allah akan terwujud seluruhnya di dalam kehidupan yang selanjutnya, karena di dalam kehidupan tersebut tidak akan ada yang namanya campur <text:span text:style-name="T179">tangan </text:span><text:span text:style-name="T231">orang lain</text:span>, kepedihan, dan penderitaan. </text:p>
      <text:p text:style-name="P67">Keadilan dan Kemuliaan Allah menghendaki adanya Hari Kebangkitan. <text:span text:style-name="T179">Nama-nama dan sifat-sifat Allah adalah mutlak dan abadi. Dengan demikian, </text:span><text:span text:style-name="T180">Dia bersifat mutlak dan abadi dalam kemurahan, </text:span><text:span text:style-name="T232">kasih sayang</text:span><text:span text:style-name="T181">, dan pengampunan-Nya, demikian pula bersifat abadi dan mutlak dalam kekuasaan, kemuliaan, dan keadilan-Nya. Meskipun</text:span><text:span text:style-name="T24"> kasih sayang-Nya meliputi segala hal </text:span><text:span text:style-name="T181">(</text:span><text:span text:style-name="T240">Al-Quran </text:span><text:span text:style-name="T181">7:156) dan, seperti yang dinyatakan di dalam hadis, “</text:span><text:span text:style-name="T24">melebihi kemarahan-Nya,</text:span><text:span text:style-name="T181">” beberapa dosa dari orang-orang begitu besar (misalnya tidak beriman dan mengadakan sekutu bagi Allah) maka mereka pantas untuk mendapatkan hukuman yang abadi. </text:span><text:span text:style-name="T225">Di samping itu, ayat: </text:span><text:span text:style-name="T33">siapapun yang membunuh seorang manusia tanpa hak, maka </text:span><text:soft-page-break/><text:span text:style-name="T33">sama saja dengan membunuh seluruh umat manusia </text:span><text:span text:style-name="T225">(</text:span><text:span text:style-name="T230">Al-Quran </text:span><text:span text:style-name="T225">5:32) tidak bisa diabaikan. Hal ini bisa terbukti pada hari ini, di mana yang berkuasa selalu benar, ribuan orang-orang yang tidak berdosa dibunuh setiap hari, dan banyak lainnya yang dizalimi dan diambil hak-haknya yang paling dasar.</text:span><text:span text:style-name="T181"> Yang lebih parah lagi, kebanyakan dari dosa-dosa besar dan ketidakadilan sama sekali tidak pernah mendapatkan hukuman. </text:span></text:p>
      <text:p text:style-name="P68">Kematian tidak akan pernah membedakan antara yang <text:span text:style-name="T182">menindas</text:span> dengan yang tertindas, yang tidak bersalah dengan yang bersalah, yang tidak berdosa dengan yang penuh dosa. <text:span text:style-name="T182">Bedanya hanya terdapat pada jika dosa-dosa kecil bisa saja dihukum atau tidak dihukum di sini, maka dosa-dosa besar (misalnya kekafiran, mengadakan sekutu bagi Allah, membunuh, dan menindas) lebih diutamakan untuk mendapatkan hukuman pada Peradilan Yang Maha Agung, di mana Allah akan menerapkan keadilan yang mutlak. </text:span></text:p>
      <text:p text:style-name="P125">(Kepada mereka <text:span text:style-name="T183">di</text:span>katakan): Makan dan minumlah dengan sedap disebabkan oleh amal-amal yang telah kamu kerjakan pada hari-hari yang telah lalu <text:span text:style-name="T39">(</text:span><text:span text:style-name="T112">Al-Quran </text:span><text:span text:style-name="T39">69:24). </text:span><text:span text:style-name="T183">Kesejahteraan (dilimpahkan) atasmu, berbahagialah kamu! Maka masukilah surga ini, sedang kamu kekal di dalamnya </text:span><text:span text:style-name="T73">(</text:span><text:span text:style-name="T113">Al-Quran </text:span><text:span text:style-name="T73">39:73)</text:span><text:span text:style-name="T183">.</text:span><text:span text:style-name="T73"> Di tempat ini, Allah telah menyiapkan kepada kita hal-hal yang bahkan tidak mungkin untuk kita bayangkan. <text:s/>Sementara itu, </text:span><text:span text:style-name="T184">mereka yang senang menumpahkan darah, melakukan dosa, dan segala tindakan tercela akan dilemparkan ke dalam neraka dengan seruan: masukilah pintu neraka Jahannam itu sedangkan kamu kekal di dalamnya; maka neraka Jahannam itulah seburuk-buruk tempat bagi orang-orang yang menyombongkan diri! </text:span><text:span text:style-name="T74">(</text:span><text:span text:style-name="T114">Al-Quran </text:span><text:span text:style-name="T74">39:72). </text:span></text:p>
      <text:p text:style-name="P125"><text:span text:style-name="T74">R</text:span><text:span text:style-name="T75">ahmat dan kemurahan Allah menghendaki adanya Hari Kebangkitan. <text:s/>Seorang ulama pernah bertanya kepada Harun al-Rasyid, khalifah Abbassiyyah, dengan perkataan berikut: </text:span></text:p>
      <text:p text:style-name="P125"><text:span text:style-name="T75">“</text:span><text:span text:style-name="T185">Jika kamu begitu kehausan dan menginginkan segelas air, apakah kamu akan menyerahkan kerajaanmu sebagai balasannya?</text:span><text:span text:style-name="T75">” </text:span><text:span text:style-name="T185">Sang khalifah menjawab bahwa ia akan menyerahkannya. “Jika kamu tidak bisa mengeluarkannya dari dalam tubuh, apakah kamu juga akan menyerahkan kerajaanmu agar bisa mengeluarkannya dari dalam tubuhmu?” Sang khalifah menjawab bahwa ia akan menyerahkannya. Maka ulama tadi kemudian menyimpulkan: “maka seluruh kekuasaanmu dan kekayaanmu hanya terdiri dari segelas air.” </text:span></text:p>
      <text:p text:style-name="P69"><text:span text:style-name="T224">Kita dianugerahkan dengan apapun yang kita inginkan dengan tanpa </text:span><text:soft-page-break/><text:span text:style-name="T224">balasan sepeserpun. Semakin penting suatu benda bagi kehidupan kita, maka semakin melimpah dan murah ia tersedia di alam. Kebutuhan kita yang paling mendesak adalah udara, yang bisa kita terima tanpa perlu membayarnya. Kemudian sesudahnya adalah air, yang juga hampir tidak memiliki harga. Allah mengirimkan kedua hal ini dari rahmat dan karunianya yang tidak terbatas, dan kita sama sekali tidak mengambil peran sedikitpun. Kemudian sampai pada panas dan cahaya, yang kita terima dari matahari tanpa membayar sedikitpun. Jika kita melihat pada limpahan karunia-Nya</text:span><text:span text:style-name="T224"> yang lain, kita bisa melihat bahwa semuanya begitu sangat murah. Namun kita tetap saja menginginkan agar Dia melakukan suatu mukjizat agar kita bisa beriman kepada-Nya! </text:span><text:span text:style-name="T186">Usaha kita dalam mendapatkan karunia ini adalah sangat <text:s/>kecil jika dibandingkan dengan bagaimana ia dihasilkan. Akan tetapi, jika semua limpahan karunia dan nikmat ini hanya bersifat sementara dan tidak lengkap, maka ketakutan kita akan kematian akan mengubahnya menjadi racun. </text:span></text:p>
      <text:p text:style-name="P69"><text:s/><text:span text:style-name="T187">Bersyukurlah kepada Allah untuk keabadian, Dia memberikan kepada kita limpahan karunia-Nya yang paling baik dan abadi, melalui nama-nama dan sifat-sifat-Nya, tanpa balasan sepeserpun. Karena semua ini bersifat abadi, mereka tidak akan menjadi sumber kepahitan yang ditimbulkan oleh ketakutan akan kematian. Bagi orang-orang yang beriman, kematian adalah pergantian kehidupan, melepaskan diri dari kewajiban di dunia ini, dan sebuah undangan kepada kediaman yang abadi yang disiapkan-Nya kepada mereka, dan sebuah tiket untuk memasuki kediaman tersebut. </text:span></text:p>
      <text:p text:style-name="P119">Keindahan Allah menghendaki adanya Hari Kebangkitan. <text:span text:style-name="T188">Dengarkan burung-burung yang bernyanyi di pagi hari pada musim semi, bunyi aliran sungai yang mengalir melalui ladang yang hijau atau lembah yang sunyi. Lihatlah kepada keindahan dataran yang hijau yang begitu memukau dan pohon-pohon yang bersemi. Saksikan matahari yang terbit atau terbenam, atau bulan purnama yang berada di balik awan, pada malam yang terang. Semua ini, dan banyak hal lainnya yang Allah hadirkan ke dalam perasaan kita, merupakan pancaran dari keindahan-Nya yang abadi dan mutlak yang terwujudkan melalui banyak tirai. Dengan mengamati perwujudan tersebut, pada mana Dia membuat hakikat-Nya diketahui, maka kita akan </text:span><text:span text:style-name="T189">mengalami kenikmatan yang begitu tinggi. </text:span></text:p>
      <text:p text:style-name="P120"><text:span text:style-name="T224">Nikmat-Nya yang sementara akan meninggalkan sakit yang tidak tertahan di hati kita ketika ia dihilangkan. Jika musim semi datang hanya sekali saja, kita akan berkeluh kesah akan hal itu hingga kita mati. Jadi, nik</text:span><text:soft-page-break/><text:span text:style-name="T224">mat yang sesungguhnya haruslah bersifat abadi.</text:span> Di dunia ini, keindahan-Nya yang abadi <text:span text:style-name="T191">hanya menunjukkan kepada kita bayangan dari keindahan-Nya untuk membangkitkan keinginan kita untuk melihat perwujudan-Nya yang sempurna dan abadi. Kemudian juga, Dia mengizinkan kita untuk melihat-Nya di surga dalam cara yang bebas dari semua dimensi atau penilaian yang berdasarkan kualitas atau kuantitas: wajah-wajah (orang-orang mukmin) pada hari itu berseri-seri, kepada Tuhannyalah mereka melihat (</text:span><text:span text:style-name="T241">Al-Quran </text:span><text:span text:style-name="T191">75:22-23). </text:span></text:p>
      <text:p text:style-name="P70">Hubungan antara segala hal dengan umat manusia menandakan adanya Hari Kebangkitan. Terdapat hubungan dasar antara umat manusia dengan dunia ini. Kita dilahirkan ke dalam lingkungan yang ramah dan dibekali dengan indra yang diperlukan. Kita memiliki perasaan seperti simpati dan rasa iba, demikian pula kepedulian dan rasa cinta, karena ada banyak hal di dunia yang bisa kita perlakukan dengannya. Kita merasakan lapar dan haus, dingin <text:s/>dan panas. Untung saja, perasaan ini bisa dipenuhi dengan apa yang sudah tersedia sebelumnya atau <text:span text:style-name="T233">pada apa </text:span>yang kita <text:span text:style-name="T233">berikan </text:span>sedikit perubahan padanya. </text:p>
      <text:p text:style-name="P70">Coba kita lihat sebuah apel. Warna dan keindahannya menarik di mata kita dan perasaan kita akan keindahan. Rasanya akan mengenai indra perasa kita, dan vitamin-vitamin di dalamnya akan memberi nutrisi pada tubuh kita. Meskipun adanya keinginan kita akan nutrisi di dalamnya, bisa saja kita menolak untuk memakannya jika dia jelek atau tidak memiliki rasa, dan dengan demikian menghalangi diri kita dari nutrisi yang terkandung di dalamnya. Hal ini, demikian juga dengan banyak kenyataan lainnya yang ada di dalam, menunjukkan bahwa Dia yang memiliki pengetahuan dan kekuasaan yang tidak terbatas menciptakan kita serta menyiapkan lingkungan yang tepat bagi diri kita. Dia mengetahui segala kebutuhan, kapasitas, dan kualitas kita seperti halnya Di<text:span text:style-name="T233">a</text:span> mengetahui cara kerja alam sekitar hingga pada bagian penyusunnya yang paling kecil. </text:p>
      <text:p text:style-name="P71">Contoh lainnya adalah proses reproduksi, yang bergantung kepada rasa saling cinta dan tarik menarik antara seorang laki-laki dan seorang wanita. Jika Sang Pencipta kita tidak menempatkan hal semacam itu pada diri kita, jika Dia tidak mengizinkan kita untuk menikmati proses reproduksi, dan jika Dia tidak menanamkan rasa cinta yang besar dan kepedulian pada anak yang kita hasilkan, maka kita tidak akan mungkin bereproduksi. Anggota spesies kita yang pertama dan terakhir mungkin hanya Adam dan Hawa. </text:p>
      <text:p text:style-name="P71"><text:soft-page-break/>Kematian mengakhiri semua kenikmatan dan membuat semuanya seperti seolah-olah tidak pernah ada. Dengan hal ini, tanpa adanya Hari Kebangkitan maka kehidupan kita akan menjadi keberadaan yang tidak bermakna dari kepedihan dan penderitaan. Akan <text:span text:style-name="T192">tetapi, dunia ini merupakan bayangan yang lebih kecil dari kehidupan lainnya, yakni yang bersifat abadi. Kenikmatan yang Allah limpahkan di sini hanyalah contoh dari bentuknya yang lebih baik dan abadi di kehidupan selanjutnya, dan ditampilkan di sini untuk mendorong kita untuk bertindak agar bisa dipantaskan untuk mendapatkannya: </text:span></text:p>
      <text:p text:style-name="P42">Dan sampaikanlah berita gembira kepada mereka yang beriman dan berbuat baik. Bahwa bagi mereka disediakan surga-surga yang mengalir sungai-sungai di dalamnya. Setiap mereka diberi rezeki buah-buahan dalam surga-surga itu, mereka mengatakan: “Inilah yang pernah diberikan kepada kami dahulu.” Mereka diberi buah-buahan yang serupa dan untuk mereka di dalamnya ada istri-istri yang suci dan mereka kekal di dalamnya. <text:span text:style-name="T39">(</text:span><text:span text:style-name="T115">Al-Quran </text:span><text:span text:style-name="T39">2:25) </text:span></text:p>
      <text:p text:style-name="P72">Segala kesenangan dan keindahan, balasan dan hukuman di dunia ini menandakan adanya bentuk yang sempurna dan abadi di surga nanti; semua kepedihan dan penderitaan, kejelekan dan kesusahan menandakan adanya yang seperti itu di neraka nanti. Allah akan menggunakan puing-puing dari dunia ini, sesudah menghancurkannya, untuk membentuknya di kehidupan yang lain. Jadi, saling kebergantungan antara berbagai hal di sini dan antara dunia dan kehidupan selanjutnya menandakan adanya Hari Kebangkitan. </text:p>
      <text:p text:style-name="P43"><text:span text:style-name="T39">Pencatatan dan penjagaan menandakan adanya Hari Kebangkitan. Tidak ada yang akan hilang sepenuhnya dari dunia ini. Jika setiap perkataan dan tindakan kita dicatat dan disimpan, mengapa kita tidak bisa memahami bahwa Allah mencatat segala perkataan dan perbuatan umat manusia dalam cara yang tidak diketahui oleh kita? Kemajuan dalam ilmu pengetahuan dan teknologi perlahan-lahan memberikan bukti baru bagi keberadaan dan keesaan-Nya dan memastikan, dengan Al-Quran yang berasal dari hadirat-Nya, kebenaran dari keimanan Islam. Al-Quran menyatakan beberapa abad yang lalu bahwa: </text:span>Kami akan memperlihatkan kepada mereka tanda-tanda (kekuasaan) Kami di segenap ufuk dan pada diri mereka sendiri, sehingga jelaslah bagi mereka bahwa Al-Quran itu adalah benar. Dan apakah Tuhanmu tidak cukup (bagi kamu) bahwa sesungguhnya Dia menyaksikan segala sesuatu?<text:span text:style-name="T39"> (</text:span><text:span text:style-name="T116">Al-Quran </text:span><text:span text:style-name="T39">41:53). </text:span></text:p>
      <text:p text:style-name="P43"><text:soft-page-break/><text:span text:style-name="T39">Jika manusia dengan rendah hati mencari kepada kebenaran dan tidak dibutakan dengan prasangka, kebodohan, dan ambisi dan keinginan duniawi, maka setiap kemajuan di bidang ilmu pengetahuan yang terbaru akan menampilkan kebenaran dari Al-Quran. Kita telah melihat bahwa Allah telah membungkus segala sesuatu </text:span><text:span text:style-name="T94">pada </text:span><text:span text:style-name="T39">hal yang kecil seperti benih. Sebagai contoh, setiap manusia dibungkus di dalam sperma <text:s/>atau ke 46 kromosomnya. <text:s/>Jika kita memiliki 44 atau 48 kromosom, maka kita akan menjadi sesuatu yang berbeda. Demikian pula, ketika kita mati dan hilang ke dalam tanah, bagian paling penting dari diri kita tidak turut hilang, seperti yang sudah dibahas sebelumnya, karena Allah akan menggunakannya untuk membentuk kembali diri kita pada Hari Kebangkitan nanti. Allah mempertahankan segala sesuatu, sehingga tidak akan ada yang hilang untuk selama-lamanya. Sebagai contoh, sebuah tanaman yang mati di musim gugur atau musim dingin akan terus hidup di dalam ingatan banyak orang juga pada benihnya yang akan </text:span><text:span text:style-name="T76">membawanya kembali dalam bentuknya yang sama persis di musim semi berikutnya. </text:span></text:p>
      <text:p text:style-name="P44"><text:span text:style-name="T76">S</text:span><text:span text:style-name="T39">eperti halnya Allah yang menjaga segala sesuatu di dalam benihnya, Dia juga menjaga bunyi dan suara, demikian pula pandangan dan penglihatan untuk ditampilkan di kehidupan yang selanjutnya. Mungkin suatu hari nanti pandangan dan bunyi ini akan ditemukan kembali. </text:span></text:p>
      <text:p text:style-name="P45"><text:span text:style-name="T39">Suatu waktu saya mendengar sebuah eksperimen yang dilakukan oleh seorang ilmuwan yang berusaha untuk menemukan seorang pembunuh. Tersangka dibawa satu demi satu di bawah pohon di mana kejahatannya dilakukan. Pohon tersebut sama sekali tidak menunjukkan apa-apa yang tidak biasa hingga si tersangka dibawa di dekatnya, di mana pohon itu mulai menunjukkan sesuatu. Entah bagaimana, pohon itu bisa merekam suara, cara, postur, atau apapun yang ditunjukkannya selama tindakan kejahatan. Allah melestarikan umat manusia di dalam sperma, tanaman di dalam bibitnya, ayam betina di dalam telurnya, dan menunjukkan kepada kita bahwa Dia merekam segala hal dengan mengizinkan kita untuk merekam dan menjaga suara dan gambar. </text:span><text:span text:style-name="T77">Dengan hal ini, mungkinkah Dia meninggalkan kita, bentuk yang paling sempurna dan </text:span><text:span text:style-name="T78">paling</text:span><text:span text:style-name="T77"> mulia dari penciptaan, ke dalam peralatan kita atau </text:span><text:span text:style-name="T78">membiarkan rekaman kita menjadi hilang? Tentu saja tidak; melainkan, Dia akan membangkitkan kita dalam kehidupan yang abadi dan berbeda. </text:span></text:p>
      <text:p text:style-name="P46"><text:span text:style-name="T39">Kekuasaan Allah membuktikan adanya Hari Kebangkitan. Tinjaulah atom. Bagaimana dia dibentuk dan mempertahankan hubungannya dengan </text:span><text:soft-page-break/><text:span text:style-name="T39">atom-atom lainnya adalah merupakan keajaiban yang menakjubkan. </text:span><text:span text:style-name="T79">Menciptakan tata surya atau atom, yang keduanya merupakan benda-benda yang mengorbit, dan kemudian menentukan pergerakannya dan membentuk hubungan-hubungannya adalah hal-hal yang </text:span><text:span text:style-name="T80">sama </text:span><text:span text:style-name="T79">mudah</text:span><text:span text:style-name="T80">nya</text:span><text:span text:style-name="T79"> bagi Allah. </text:span><text:span text:style-name="T80">Demikian pula, sebuah sel </text:span><text:span text:style-name="T94">layaknya sebuah </text:span><text:span text:style-name="T80">sistem pemerintahan yang otonom. Ia memiliki departemen-departemennya sendiri, masing-masing saling terhubung dengan yang lainnya dan diperintah oleh pusat pemerintahannya, demikian pula dengan sebuah “</text:span><text:span text:style-name="T193">kementerian keuangan</text:span><text:span text:style-name="T80">” yang mengatur pendapatan dan belanjanya.</text:span><text:span text:style-name="T144"> Ini sama halnya saja jika sebuah sel sama pintarnya dengan orang yang paling cerdas di muka bumi ini</text:span><text:span text:style-name="T80">. Kemudian, terdapat bubungan yang begitu dekat dan sangat penting antara sel-sel ini, yang kesemuanya diperintah oleh pusatnya: yakni otak. </text:span></text:p>
      <text:p text:style-name="P47"><text:span text:style-name="T39">Ini hanya sedikit contoh dari kekuasaan Sang Pencipta. Semuanya sama mudahnya bagi-Nya. Menciptakan dan mengatur alam semesta </text:span><text:span text:style-name="T81">adalah sama mudahnya dengan menciptakan dan mengatur sebuah atom. Jika semua orang bekerja bersama-sama, maka kita tidak akan bisa menciptakan bahkan sebiji atom. Jadi, jika Dia memiliki kekuasaan yang mutlak berkata bahwa Dia akan menghancurkan seluruh alam semesta dan kemudian membentuknya kembali ke dalam bentuk yang berbeda, maka Dia pasti <text:s/>akan melakukannya. Karena Allah tidak pernah berbohong dan tidak memiliki kekurangan, maka janji-Nya bisa kita yakini. Sebagaimana yang dinyatakan di dalam Al-Quran: </text:span><text:span text:style-name="T194">Sesungguhnya Hari Keputusan adalah suatu waktu yang ditetapkan, yaitu hari (yang pada waktu itu) ditiup sangkakala lalu kamu datang berkelompok-kelompok, dan dibukalah langit, maka terdapatlah beberapa pintu </text:span><text:span text:style-name="T82">(</text:span><text:span text:style-name="T117">Al-Quran </text:span><text:span text:style-name="T82">78:17-19)</text:span><text:span text:style-name="T194">. </text:span></text:p>
      <text:p text:style-name="P73">Kematian dan kelahiran menandakan adanya Hari Kebangkitan. Secara keseluruhan kematian dan kelahiran terulang setiap tahun. Di musim dingin, “<text:span text:style-name="T10">kain pembungkus</text:span>” yang putih menutupi tanah, di mana siklus tahunannya berakhir di musim gugur. Alam telah berubah menjadi pucat dan menunjukkan jejak-jejak kehidupan yang lebih sedikit. Kulit-kulit kayu terjatuh dari pohonnya dan, pada akhirnya, pohon-pohon menjadi seperti mati, layaknya tulang yang keras; rumput-rumput telah layu dan bunga-bunga telah jatuh dari pohonnya; burung-burung yang berkelana telah pergi; dan serangga dan binatang melata tidak lagi terlihat. </text:p>
      <text:p text:style-name="P74">Musim dingin, <text:span text:style-name="T195">yang hanya datang sementara, diikuti oleh kelahiran kembali. Cuaca yang hangat mengakibatkan pohon-pohon berbunga, memakai pakaiannya, memperlihatkan diri mereka kepada Saksi Yang Abadi. </text:span><text:soft-page-break/><text:span text:style-name="T195">Tanah menjadi menjadi gembur, dan rumput dan bunga bermekaran di mana-mana. </text:span><text:span text:style-name="T196">Benih yang jatuh ke atas tanah pada musim gugur sebelumnya kemudian berkecambah dan, dengan meleburkan dirinya, berubah menjadi bentuk kehidupan yang baru. Burung-burung yang bermigrasi </text:span><text:span text:style-name="T234">telah </text:span><text:span text:style-name="T196">kembali, dan seluruh permukaan bumi menjadi rumah bagi jutaan serangga dan binatang melata. Singkatnya, alam sekitar menampakkan pada kita segala keindahan dan keelokannya. </text:span></text:p>
      <text:p text:style-name="P75">Coba tinjau fenomena fotosintesis. Daun-daun pada pohon adalah paru-parunya, yang dengan kehadiran matahari, memisahkan karbon dioksida menjadi karbon dan oksigen dengan melepaskan oksigen dan mempertahankan karbon, yang kemudian digabungkannya dengan hidrogen dari air yang diangkutnya dari akarnya. Dari proses kimia yang penuh keajaiban tersebut, Allah membuat gula, selulosa, dan berbagai senyawa kimia lainnya, serta buah dan bunga [semuanya memiliki bau, rasa, warna, dan bentuk yang berbeda-beda]. Karbon dioksida dan air yang sama juga membantu berbagai jenis buah-buahan, yang mana masing-masing memiliki rasa yang berbeda-beda, untuk tumbuh. <text:span text:style-name="T224">Bagaimanapun begitu sederhananya proses-proses ini kelihatannya, kumpulan kebijaksanaan dan pengetahuan dari seluruh umat manusia tidak bisa menghasilkan bahkan </text:span><text:span text:style-name="T228">sebiji buah. </text:span></text:p>
      <text:p text:style-name="P76">Proses pernapasan ini mengakibatkan pohon menghabiskan begitu banyak energi, namun itu juga memberi banyak manfaat kepada pohon tersebut. Pada malam hari, proses ini kemudian di balik: pohon kemudian mengambil oksigen dan melepaskan karbon dioksida. </text:p>
      <text:p text:style-name="P77">Coba tinjau hasil yang seksama yang dihasilkan oleh tindakan tidak sadar ini. <text:span text:style-name="T224">Kemudian tanyakan kepada dirimu jika sesuatu yang begitu tidak memiliki akal dan kesadaran tentang keberadaannya, dan sama sekali tidak dibekali kemampuan untuk memilih, bisakah melakukan hal yang begitu sempurna tersebut yang tentu saja menghendaki adanya pengetahuan, kekuasaan, dan kehendak yang sempurna.</text:span> Jadi, kekuasaan yang memberikan pohon dengan tujuan yang begitu penting tersebut dan membuatnya memberikan hasil yang menakjubkan sudah pasti tidak akan mengabaikan buah dari alat penciptaannya. Umat manusia merupakan buah dari pohon penciptaan. Mungkinkah Allah akan mengabaikan kita dan mengutuk kita ke dalam kemusnahan yang abadi? Adalah hal yang tidak masuk akal bagi Allah untuk menciptakan kita untuk <text:span text:style-name="T235">begitu</text:span> banyak tujuan yang penting dan kemudian meninggalkan kita tersisa selamanya tercampur de<text:soft-page-break/>ngan tanah. Dia memelihara buah pada ingatan dan melalui benihnya, seperti halnya Dia mengembalikan yang semacam itu di musim panas berikutnya sesudah menaikkannya ke derajat kehidupan yang lebih tinggi pada tubuh binatang atau manusia. Dengan hal ini, Dia akan menaikkan kita ke derajat yang lebih tinggi di kehidupan yang selanjutnya sesudah <text:s/>penghancuran yang menyeluruh terhadap kehidupan di dunia ini. </text:p>
      <text:p text:style-name="P78">Allah menciptakan dunia ini dan umat manusia ketika tidak ada satupun dari salah satunya pernah ada. Dia <text:span text:style-name="T235">mengambil</text:span> batu penyusun <text:span text:style-name="T235">bagi </text:span>tubuh kita secara bersama-sama dari tanah, udara, dan air, dan membuatnya menjadi makhluk yang sadar dan memiliki kecerdasan. <text:span text:style-name="T224">Apakah ada keraguan bahwa seseorang yang membuat sebuah mesin dapat memisahkannya hingga bagian-bagiannya dan kemudian merangkaikannya kembali, atau bahwa seorang komandan bisa mengumpulkan pasukannya yang terpecah belah dengan sebuah panggilan dengan terompet? </text:span></text:p>
      <text:p text:style-name="P79">Demikian pula, dalam membentuk kembali kehidupan di dunia yang lain, Allah Yang Maha Kuasa akan mengumpulkan atom-atom dan memberikan mereka bentuk yang lebih tinggi nan abadi bagi kehidupan: <text:span text:style-name="T10">Katakanlah: “Berjalanlah di (muka) bumi, maka perhatikanlah bagaimana Allah menciptakan (manusia) dari permulaannya, kemudian Allah menjadikannya sekali lagi. Sesungguhnya Allah Maha Kuasa atas segala sesuatu” </text:span><text:span text:style-name="T197">(</text:span><text:span text:style-name="T242">Al-Quran </text:span><text:span text:style-name="T197">29:20); </text:span><text:span text:style-name="T198">dan </text:span><text:span text:style-name="T25">perhatikan bekas-bekas rahmat Allah, bagaimana Allah menghidupkan bumi yang sudah mati. Sesungguhnya (Tuhan yang berkuasa seperti) demikian benar-benar (berkuasa) menghidupkan orang-orang yang telah mati. Dan Dia Maha Kuasa atas segala sesuatu </text:span><text:span text:style-name="T198">(</text:span><text:span text:style-name="T243">Al-Quran </text:span><text:span text:style-name="T198">30:50)</text:span><text:span text:style-name="T25">.</text:span></text:p>
      <text:p text:style-name="P80">Banyak fenomena-fenomena lainnya menandakan adanya Hari Kebangkitan. Kepedulian yang besar dan banyaknya tujuan telah dilekatkan pada hal-hal yang kelihatannya begitu remeh. Sebagai contoh, selulosa adalah selaput tipis yang terstruktur pembentuk utama dari tanaman dan tumbuhan. Kelenturannya memungkinkan tanaman untuk dibengkokkan, sehingga melindunginya dari kepatahan. Ia juga memiliki peran yang penting dalam pembuatan kertas. </text:p>
      <text:p text:style-name="P81">Selulosa begitu sulit untuk dicerna; hanya enzim yang dihasilkan oleh binatang yang memamah biak yang bisa menghancurkannya. Akan tetapi, selulosa membantu proses pembuangan, karena ia mempercepat usus dalam bekerja, dan mencegah sembelit. Jadi binatang yang memamah biak adalah seperti pabrik yang merubah substansi semacam selulosa menjadi <text:soft-page-break/>materi yang berguna. Pupuk yang dihasilkan darinya mampu menyuburkan dengan sangat baik, karena begitu banyaknya bakteri di dalam tanah yang mengkonsumsinya. Proses-proses ini meningkatkan produktivitas tanah dan menghilangkan <text:span text:style-name="T199">bau-bau tidak sedap darinya. </text:span></text:p>
      <text:p text:style-name="P82">Jika bakteri semacam itu tidak pernah ada, maka makhluk hidup tidak akan pernah hadir di muka bumi. Sebagai contoh, jika semua lalat yang menetas di musim semi tidak musnah ke dalam tanah, maka mereka akan membentuk lapisan tipis yang menutupi seluruh permukaan bumi. Melalui perwujudan nama-nama-Nya yang Maha Menyucikan, Allah Yang Maha Kuasa menggunakan bakteri untuk membersihkan tanah. <text:span text:style-name="T224">Pernahkah kamu memikirkan mengapa hutan begitu bersih meskipun begitu banyaknya binatang yang mati di sana setiap hari?</text:span> Ia begitu bersih karena binatang pemakan daging juga bakteri-bakteri memakan bangkai para binatang. <text:span text:style-name="T224">Mungkinkah Allah, yang menggunakan berbagai makhluk-Nya yang kebanyakan kelihatan begitu tidak penting untuk tujuan yang begitu mulia, membiarkan kita untuk membusuk di bawah permukaan tanah sehingga menurunkan keberadaan kita </text:span><text:span text:style-name="T229">ke</text:span><text:span text:style-name="T224">pada kesia-siaan semata? </text:span></text:p>
      <text:p text:style-name="P83">Sekali lagi, <text:span text:style-name="T200">luka yang disembuhkan menandakan adanya daya hidup kita. Sebiji buah mengingatkan kita pada pohon yang melahirkannya, jejak kaki menandakan adanya seseorang yang telah lewat, dan kebocoran air menandakan adanya mata air. Demikian pula, perasaan lahiriah kita dan keinginan kita akan keabadian adalah tanda-tanda bagi Dia Yang Abadi serta kehidupan yang abadi. Lebih lanjut lagi, dunia ini dan segala isinya tidak bisa memuaskan kita. Kita begitu dilimpahi dengan perasaan yang halus dan murni dan cita-cita yang begitu mulia yang tidak mungkin bisa dihasilkan dari materi dan dunia materi ini. Ini merupakan pencerminan dari adanya keberadaan dimensi non-materi yang sifatnya tidak terbatas. </text:span></text:p>
      <text:p text:style-name="P84">Para filsuf, khususnya filsuf muslim, menyebut alam semesta sebagai manusia-makro<text:note text:id="ftn9" text:note-class="footnote"><text:note-citation>9</text:note-citation><text:note-body><text:p text:style-name="P16">Berkelakuan seperti manusia dalam skala besar (Pen.)</text:p></text:note-body></text:note> sementara umat manusia disebut sebagai normo-kosmos atau mikro-kosmos. Seperti kita, alam semesta adalah keseluruhan entitas yang tersusun dari begitu banyaknya bagian-bagian yang saling terhubung. <text:span text:style-name="T201">Mungkin seorang malaikat telah diperintahkan untuk menyatakannya dengan berperan sebagai ruhnya. Siapa yang tahu? Seperti kita, alam semesta bisa juga merasakan sakit dan memiliki, seperti yang Einstein nyatakan, tubuh yang baru terbentuk pada sudutnya yang begitu jauh. Ia juga memiliki waktu kematian yang sudah ditentukan, seperti halnya yang ada pada </text:span><text:soft-page-break/><text:span text:style-name="T201">kita. </text:span></text:p>
      <text:p text:style-name="P85">Kita memiliki pengetahuan yang begitu kecil tentang keberadaan. Ketika kita meningkatkan pengetahuan tersebut, secara tak masuk akal, meningkat pula pengabaian kita akan hal tersebut. Keberadaan berada dalam proses aliran yang sedang berlanjut, dan kita <text:span text:style-name="T235">tidak begitu berbeda dari </text:span>sekedar saksi yang tidak mengetahui apa-apa. Nabi Muhammad, Nabi Allah yang terakhir, sal<text:span text:style-name="T246">a</text:span>wat dan salam kepadanya, biasanya berdoa dengan kalimat: <text:span text:style-name="T10"><text:s/>“ya Allah, tunjukkan kepadaku kebenaran dari segala hal.” </text:span></text:p>
      <text:p text:style-name="P86">Segala sesuatu di alam semesta memiliki tujuan tertentu. Sistem ekologi di alam semesta begitu kompleks, dan bagian-bagiannya saling bergantung, sehingga kekurangan atau penghilangan satu bagian saja akan mengakibatkan seluruh alam semesta mengalami kehancuran. Untuk menyatakan kebenarannya, Rasulullah, salawat dan salam kepadanya, menyatakan: Jika kawanan anjing tidak bergerombol seperti kalian, saya akan memerintahkan untuk membunuhnya. Jika bakteri-bakteri di pohon terbunuh, maka kita tidak akan mendapatkan buah-buahan. </text:p>
      <text:p text:style-name="P87">Setiap spesies dan <text:span text:style-name="T202">benda memiliki tempat yang khusus dan penting di dalam struktur alam semesta. Alam semesta yang begitu menakjubkan itu tidak mungkin tidak memiliki tujuan. Ia berfungsi berdasarkan rangkaian waktu yang bergerak: detik menjadi menit, menit menjadi jam, dan jam menjadi akhir hari ini dan awal bagi esok hari; hari-hari menjadi minggu-minggu, dan minggu-minggu menjadi bulan-bulan, bulan-bulan menjadi tahun-tahun, dan tahun-tahun menjadi akhir dari usia kita. Keberadaan memiliki waktunya tersendiri di setiap cakrawala dan dimensi, dan umurnya yang sudah ditentukan suatu hari nanti akan mengakibatkannya menemui kematian. </text:span></text:p>
      <text:p text:style-name="P88">Juga, waktu bergerak dalam sebuah siklus. Sebagai contoh, para ilmuwan telah menemukan bahwa jagung begitu melimpah diproduksi setiap tujuh tahun, dan ikan melimpah setiap 14 tahun. Al-Quran menyatakan ini dalam <text:span text:style-name="T205">S</text:span>urah Yusuf. Kehidupan dari semua yang hidup memiliki jang<text:span text:style-name="T203">ka</text:span> atau siklus tertentu: kehidupan di dunia <text:span text:style-name="T203">dan di kubur nanti, sebagai contoh. Kehidupan selanjutnya, <text:s/>yang menjadi siklus terakhir, memiliki banyak siklus atau jangkanya sendiri. Al-Quran menyebut ini sebagai hari, karena hari merupakan siklus waktu yang paling <text:s/>pendek. Itu merujuk pada umur dari semua yang ada. Waktu seha</text:span><text:span text:style-name="T205">r</text:span><text:span text:style-name="T203">i mengingatkan kita tentang pembagian di dunia ini terhadap subuh, pagi, siang, sore, <text:s/>dan </text:span><text:span text:style-name="T204">senja</text:span><text:span text:style-name="T203"> yang memiliki pasangannya masing-masing di kehidupan kita: yakni berturut-</text:span><text:soft-page-break/><text:span text:style-name="T203">turut </text:span><text:span text:style-name="T205">menandakan </text:span><text:span text:style-name="T203">kelahiran, <text:s/>masa bayi, kanak-kanak, muda, tua, dan kematian. </text:span><text:span text:style-name="T204">Malam di sisi </text:span><text:span text:style-name="T205">lain</text:span><text:span text:style-name="T204">, menyerupai kehidupan perantara di alam kubur dan pagi berikutnya menyatakan Hari Kebangkitan. </text:span></text:p>
      <text:p text:style-name="P89">Semua umat terdahulu percaya dengan adanya Hari Kebangkitan. Bahkan orang yang menyebut dirinya Tuhan yakni Firaun di masa Mesir kuno percaya dengan hal itu, dan menginginkan agar dikuburkan dengan barang-barangnya yang paling berharga juga budak-budaknya. Kita bisa membaca pada tulisan yang ditemukan di makamnya: “<text:span text:style-name="T10">sesudah <text:s/>kematian, orang-orang yang berdosa akan mengambil wujud yang buruk dan akan tetap berada di dalam tanah selama-lamanya hingga keabadian, sementara jiwa yang suci akan bergabung bersama malaikat dan akan tinggal bersama yang paling mulia. </text:span>” </text:p>
      <text:p text:style-name="P89"><text:s/>Pada sebuah lembaran yang dikuburkan bersama dengan yang mati, kita membaca sebuah petisi sebagai berikut: </text:p>
      <text:p text:style-name="P90">Salam untukmu, wahai Tuhan yang maha mulia! Saya datang ke hadirat-<text:span text:style-name="T206">M</text:span>u dalam rangka <text:span text:style-name="T206">menyaksikan</text:span> wajah-Mu yang memiliki keindahan yang tidak terbatas. Kumohon <text:span text:style-name="T206">anugerahkan aku dalam kunjunganku ini. Saya tidak pernah bersalah kepada siapapun, tidak pernah berkhianat kepada siapapun. Saya tidak pernah membuat siapapun menangis, tidak juga pernah membunuh seorangpun. Saya juga tidak pernah menindas siapapun. Saya di sini di hadirat-Mu untuk menyatakan situasiku kepada-Mu. Saya hanya ingin menyaksikan wajah-Mu. </text:span></text:p>
      <text:p text:style-name="P91"><text:span text:style-name="T224">Jika kita ingin menyisir di sepanjang makam, prasasti, naskah-naskah, dan karya seni dari orang-orang yang sudah meninggal, kita akan mendengar bahwa pencarian umat manusia kepada keabadian telah menggema di sepanjang waktu.</text:span> Meskipun adanya perubahan dan penggantian yang menjalar seiring berjalannya waktu, kita telah menemukan bukti yang jelas bagi kepercayaan akan keabadian pada masyarakat India kuno, Cina kuno, dan Yunani kuno, demikian pula yang terdapat pada filsafat barat. </text:p>
      <text:p text:style-name="P92">Sebagai contoh Syahrastani, seorang sejarawan dan ulama muslim, menuliskan bahwa Zaratustra pernah berkata: “<text:span text:style-name="T10">Umat manusia memiliki kewajiban di dunia ini. <text:s/>Mereka yang melakukan kewajibannya dengan memuaskan akan mendapatkan kesempurnaan dan bergabung dengan penghuni dari rumah yang paling tinggi. Akan tetapi, mereka yang gagal dalam melakukan kewajibannya akan dikutuk untuk berdiam di bawah tanah selama-lamanya.</text:span>”</text:p>
      <text:p text:style-name="P93">India selalu menjadi rumah bagi banyak agama, meskipun sangatlah <text:soft-page-break/>mungkin bahwa kesemuanya merupakan bentuk yang disimpangkan dari agama yang sesungguhnya. Meskipun demikian, bagaimanapun juga, hampir semua dari agama itu berisi kepercayaan terhadap adanya kebangkitan dan keabadian. Pada banyak dari agama itu, beriman kepada keabadian akan menggiring kepada kehidupan kembali orang yang sudah mati. Satu yang jadi pengecualian adalah <text:span text:style-name="T208">agama </text:span>Buddha. Agama Buddha tidak mempercayai <text:span text:style-name="T208">pada</text:span> siklus yang abadi dari kelahiran kembali <text:span text:style-name="T208">(reinkarnasi)</text:span>, melainkan jiwa-jiwa pada akhirnya akan kembali kepada <text:span text:style-name="T207">Dia</text:span> Yang Maha Mutlak dan akan menemukan kedamaian yang abadi dan kepuasan. <text:span text:style-name="T207">Jiwa yang memasuki tubuh yang lainnya adalah jiwa yang jahat, dan harus menempuhnya agar bisa disucikan. Ketika ia pada akhirnya disucikan, mereka juga akan kembali kepada Dia Yang Maha Mutlak dan menemukan kedamaian dan kebahagiaan. </text:span></text:p>
      <text:p text:style-name="P94">Homeros, seorang pujangga pada masa Yunani Kuno, menulis tentang tempat perlindungan bagi jiwa. Dia percaya bahwa jiwa, yang menjelmakan dirinya di sini di dalam tubuh, <text:span text:style-name="T209">telah mengambil tempat perlindungan di lain tempat. Pytagoras, seorang matematikawan pada masa Yunani kuno, percaya kepada kebangkitan dan berdalil bahwa jiwa yang dimurnikan akan bergabung dengan penghuni yang mulia dari dunia yang lebih tinggi, sementara jiwa yang jahat akan tetap terpenjara di bumi, yang kemudian dikelilingi oleh api. Plato menghubungkan pada Sokrates banyak dalil tentang kebangkitan dan kehidupan yang abadi, beberapa di antaranya adalah sebagai berikut: </text:span></text:p>
      <text:p text:style-name="P95">Seorang manusia haruslah berbuat baik (saleh). Untuk menjadi seorang yang saleh menghendaki adanya perlawanan terhadap godaan hawa nafsu. Ini berarti kehilangan hak-hak dari manusia itu. Kehilangan itu akan digantikan dengan kehidupan yang bahagia di keabadian. </text:p>
      <text:p text:style-name="P95">Dua hal yang bertentangan saling mengikuti satu sama lain di dunia in. Cahaya dan kegelapan, musim semi dan musim dingin, siang dan malam akan saling mengikuti satu sama lain. Kematian mengikuti kehidupan, maka kehidupan berikutnya juga akan mengikuti kematian itu. Akan tetapi, kehidupan yang kedua ini akan bersifat abadi. </text:p>
      <text:p text:style-name="P96">Beberapa orang terkadang merasakan seolah-olah jika dia mengalami sesuatu sebelumnya yang dialaminya saat ini. Ini berarti bahwa kita menjalani kehidupan ini di dalam <text:span text:style-name="T236">alam </text:span>yang lain, yakni <text:span text:style-name="T236">alam </text:span>bagi ruh-ruh, sebelum akhirnya kita berada di sini. Jadi, kehidupan ini merupakan hasil dari kehidupan yang sebelumnya dan sebagai “<text:span text:style-name="T10">latihan</text:span>” bagi kehidupan se<text:soft-page-break/>lanjutnya yang akan mendatangi kita. </text:p>
      <text:p text:style-name="P97">Aristoteles mencampurkan beberapa gagasan dari gurunya, Plato, dengan beberapa unsur dari filsafat materialisme. Akan tetapi, <text:s/>dia juga mempercayai akan keberadaan ruh dan keabadian, seperti yang dikatakannya: “<text:span text:style-name="T10">terpisah dengan tubuh materi dari manusia, sesuatu yang non-material berada pada dirinya, yang sifatnya abadi.</text:span>”</text:p>
      <text:p text:style-name="P97">Xenopanes dan Heraclitus, keduanya merupakan filsuf Yunani kuno, percaya dengan kehidupan sesudah kematian. <text:span text:style-name="T210">Yang pertama menganggap bahwa, terpisah dari tubuh kita, terdapat jiwa kita yang terus hidup sesudah kita mati. Di antara prinsip-prinsip moral yang baik dia menggagaskan bahwa: adalah tidak mungkin bagi Sesuatu yang menciptakan alam semesta dengan begitu indahnya dan menghiasinya karena kecintaan-Nya kepada manusia, untuk tidak membawanya kembali menjadi hidup sesudah Dia membuatnya menjadi mati. Heraclitus berdalil: “</text:span><text:span text:style-name="T26">Pada hari kiamat nanti, bintang-bintang akan jatuh ke bumi dan membungkusnya ke dalam cincin api. Jiwa yang jahat akan tetap berada di dalam api ini sebagai hukumannya, sementara jiwa yang suci akan keluar darinya dan naik ke kediaman yang lebih tinggi.</text:span><text:span text:style-name="T210">” </text:span></text:p>
      <text:p text:style-name="P98"><text:span text:style-name="T224">Kecuali beberapa orang materialis semacam Epicurus dan Democritus, semua filsafat kuno di timur dan barat percaya dengan adanya kehidupan sesudah kematian.</text:span> Kebanyakan pemikir barat yang menyiapkan dasar bagi gerakan Renaisans percaya dengan kebangkitan dan kehidupan sesudah kematian. Di antaranya, Descartes mendalilkan dengan begitu meyakinkan tentang keabadian jiwa dan melakukan telaah bagi masalah-masalah yang muncul pada kehidupan sesudah <text:s/>kematian. </text:p>
      <text:p text:style-name="P99">Leibniz dan Spinoza juga percaya dengan kehidupan selanjutnya. <text:span text:style-name="T211">Yang pertama meniru Plato dalam hal, yang berhubungan dengan gagasan Plato, dia berbicara tentang </text:span><text:span text:style-name="T212">monad </text:span><text:span text:style-name="T239">(Pen. Sebuah kesatuan)</text:span><text:span text:style-name="T212"> sebagai bagian non-materi dari makhluk yang harus dikembangkan sampat tak terbatas. Karena ini tidak bisa terjadi di dunia ini yang dibatasi oleh waktu, maka harus ada kehidupan yang abadi di mana ia akan mewujudkan perkembangannya yang tidak terbatas. Spinoza, yang seora</text:span><text:span text:style-name="T247">n</text:span><text:span text:style-name="T212">g panteis, percaya dengan keabadian, yakni kehidupan yang mencakup seluruh makhluk ciptaan. Pascal dan Bargson juga percaya dengan kehidupan sesudah kematian. </text:span></text:p>
      <text:p text:style-name="P121">Di dunia muslim, hampir semua filsuf percaya dengan kehidupan yang abadi. Bahkan mereka yang tidak beragama semisal Abu al-A’la al-Ma’arri berusaha menggambarkan, dalam risahalnya al-Gufran, tentang <text:s/><text:soft-page-break/>Hari Kebangkitan berdasarkan ayat-ayat Al-Quran. Dante kelihatannya menyerap tulisan dari cend<text:span text:style-name="T236">e</text:span>kiawan ini dalam gambarannya tentang surga, neraka, dan keadaan di antara keduanya (Pen. Purgatori). </text:p>
      <text:p text:style-name="P100">Secara singkat: kecuali untuk beberapa kaum materialis, sejarah panjang dari filsafat timur dan barat menjadi saksi tentang kepercayaan kepada Hari Kebangkitan dan kehidupan sesudah kematian. </text:p>
      <text:h text:style-name="P138" text:outline-level="2">Hari Kebangkitan di Dalam Wahyu yang Diturunkan</text:h>
      <text:p text:style-name="P105">Al-Quran, yang merupakan kitab yang paling akhir yang diturunkan, memiliki empat tema: <text:span text:style-name="T27">Keberadaan dan keesaan Allah, Hari Kebangkitan dan kehidupan sesudah kematian, Kenabian, dan Ibadah dan keadilan. </text:span><text:span text:style-name="T83">Ia menekankan Hari Kebangkitan jauh lebih banyak dibandingkan dengan kitab-kitab yang diturunkan sebelumnya.</text:span></text:p>
      <text:p text:style-name="P115"><text:span text:style-name="T83">M</text:span><text:span text:style-name="T39">eskipun adanya perubahan yang dialaminya, Kitab Taurat masih memiliki beberapa ayat berkaitan dengan Hari Kebangkitan. </text:span><text:span text:style-name="T84">Injil kemudian datang untuk mengembalikan perubahan ini dan memastikan apa yang masih terjaga. </text:span><text:span text:style-name="T85">Akan tetapi, ia juga mengalami perubahan. Tidak lama sesudah Nabi Isa meninggalkan dunia ini, terdapat 300 injil yang muncul dan diedarkan. </text:span><text:span text:style-name="T86">Adanya pertentangan di dalamnya juga dengan injil-injil yang lain menggiring pada banyaknya perubahan yang dilakukan yang bertambah seiring berjalannya waktu. Akan tetapi, masih ada beberapa ayat di injil berbicara tentang Hari Kebangkitan dan pembalasan, misalnya sebagai berikut: </text:span></text:p>
      <text:p text:style-name="P48">Diberkahi yang malang pada jiwanya, karena bagi mereka kerajaan di surga... diberkahi mereka yang berterima kasih, karena mereka akan ditunjukkan keberkahan. Diberkahi mereka yang suci di hatinya, karena mereka akan melihat Allah... Diberkahi mereka yang mengalami penindasan <text:span text:style-name="T213">karena kebenarannya, karena bagi mereka kerajaan di surga... bergembiralah dan bersukacitalah, karena kemuliaan adalah balasanmu di surga. </text:span><text:span text:style-name="T87">(</text:span><text:span text:style-name="T95">Injil Matius</text:span><text:span text:style-name="T87">, 5:3, 7-8, 10, 12) </text:span></text:p>
      <text:p text:style-name="P49">Kesedihan bagi dunia karena hal-hal yang menyebabkan orang-orang berdosa! Hal-hal tersebut pasti datang, tapi kesedihan bagi manusia melalui jalan mana mereka datang! Jika tangan atau kakimu menyebabkanmu berdosa, maka potong dan buanglah. Adalah lebih baik bagimu untuk hidup dengan buntung atau pincang ketimbang memiliki dua tangan dan dua kaki dan akan dibuang ke dalam api yang abadi. Dan jika matamu <text:soft-page-break/>mengakibatkanmu menjadi berdosa, cungkillah keluar dan buanglah. Adalah lebih baik bagimu hidup dengan satu mata ketimbang memiliki dua mata dan kemudian di buang ke dalam api neraka <text:span text:style-name="T39">(</text:span><text:span text:style-name="T96">Injil Matius</text:span><text:span text:style-name="T39"> 18:7-9)</text:span>. </text:p>
      <text:p text:style-name="P50">Yang mati akan dibangkitkan dalam raga dan jiwanya. Berdasarkan konteks, Al-Quran biasanya menyebutkan kebangkitan dalam tubuh atau dalam jiwa. Sebagai contoh: wahai jiwa-jiwa yang tenang! Kembalilah kepada Tuhanmu dengan hati yang puas lagi diridhai-Nya. Maka masuklah ke dalam jamaah hamba-hamba-Ku. Dan masuklah ke dalam surga-Ku! <text:span text:style-name="T39">(</text:span><text:span text:style-name="T118">Al-Quran </text:span><text:span text:style-name="T39">89:27-30)</text:span>.</text:p>
      <text:p text:style-name="P101">Ayat-ayat ini menyebutkan jiwa yang kembali kepada Tuhannya. Akan tetapi, banyak ayat lainnya menggambarkan Hari Kebangkitan dan kehidupan selanjutnya <text:span text:style-name="T214">dalam bentuk yang fisis atau material yang harus kita terima bahwa ia harus juga </text:span><text:span text:style-name="T237">harus </text:span><text:span text:style-name="T214">bersifat fisis. Al-Quran membicarakan kebenaran surga dan neraka, entah dengan terperinci atau secara ringkas, dalam 120 tempat. Ketika menggambarkan alam ini dan menjelaskan siapa yang pantas mendapatkan salah satunya, ia menekankan tentang perpaduan antara jiwa kita dan raga kita. </text:span></text:p>
      <text:p text:style-name="P122">Sebagai contoh, wajah dari para penghuni surga akan berseri-seri karena kebahagiaan, dan mereka akan mendapatkan segala yang <text:span text:style-name="T237">disiapkan</text:span> kepada mereka apapun yang mereka kehendaki. Mereka akan bersama-sama dengan istri-istri mereka dan anggota keluarganya yang pantas memasuki surga. Allah akan menciptakan <text:span text:style-name="T215">wanita di </text:span>surga tanpa cacat dan dalam kondisi masih perawan, dan mereka akan <text:span text:style-name="T215">mengungguli pada bidadari surga dalam hal kecantikannya. Para penghuni surga akan tinggal di dalam istana yang megah yang dilengkapi dengan kebun yang penuh dengan pohon-pohon yang indah, di bawahnya akan mengalir sungai berisi madu, air murni, susu, dan minuman yang begitu nikmat. Di sisi lain, para penghuni neraka akan mengalami penyesalan yang besar dan terbakar di dalam api yang menyala. Ketika kulit mereka </text:span><text:span text:style-name="T216">hangus atau terbakar sepenuhnya, maka akan digantikan dengan yang baru. Kemudian, anggota-anggota tubuh yang mereka gunakan dalam berbuat dosa akan menjadi saksi terhadap mereka. </text:span></text:p>
      <text:p text:style-name="P102">Neraka, karena kengeriannya, mengingatkan manusia untuk menolak kekafiran dan perbuatan dosa, dan surga mengajak mereka yang berperasaan baik untuk mencari kesempurnaan. Dengan demikian Al-Quran menyebutkan surga dan neraka sebagai pertolongan atau karunia: </text:p>
      <text:p text:style-name="P107"><text:soft-page-break/><text:span text:style-name="T28">Inilah neraka Jahannam yang didustakan oleh orang-orang yang berdosa. Mereka berkeliling di antaranya dan di antara air yang mendidih yang memuncak panasnya. Maka nikmat Tuhan kamu yang manakah yang kamu dustakan? Dan bagi orang yang takut akan saat menghadap Tuhannya ada dua surga. Maka nikmat Tuhan kamu yang manakah yang kamu dustakan?</text:span><text:span text:style-name="T89"> </text:span><text:span text:style-name="T88">(</text:span><text:span text:style-name="T119">Al-Quran </text:span><text:span text:style-name="T88">55:43-47)</text:span><text:span text:style-name="T89">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judul_20_utama" style:display-name="judul utama" style:family="paragraph" style:parent-style-name="Standard">
      <style:text-properties fo:font-size="13pt" fo:font-weight="bold" officeooo:rsid="0000fd8b" style:font-size-asian="13pt" style:font-weight-asian="bold" style:font-size-complex="13pt" style:font-weight-complex="bold"/>
    </style:style>
    <style:style style:name="paragraf" style:family="paragraph" style:parent-style-name="Standard">
      <style:paragraph-properties fo:margin-left="0in" fo:margin-right="0in" fo:margin-top="0in" fo:margin-bottom="0.0402in" style:contextual-spacing="false" fo:text-align="justify" style:justify-single-word="false" fo:orphans="0" fo:widows="0" fo:hyphenation-ladder-count="no-limit" fo:text-indent="0.2799in" style:auto-text-indent="false" fo:keep-with-next="auto"/>
      <style:text-properties style:font-name="Liberation Serif" fo:font-family="'Liberation Serif'" style:font-family-generic="roman" style:font-pitch="variable" fo:font-size="12pt" fo:font-weight="normal" officeooo:rsid="10df89c8" style:font-size-asian="12pt" style:font-weight-asian="normal" style:font-size-complex="12pt" style:font-weight-complex="normal" fo:hyphenate="true" fo:hyphenation-remain-char-count="2" fo:hyphenation-push-char-count="2" loext:hyphenation-no-caps="false"/>
    </style:style>
    <style:style style:name="judul_20_-1_20_-1" style:display-name="judul -1 -1" style:family="paragraph" style:parent-style-name="paragraf">
      <style:paragraph-properties fo:margin-left="0in" fo:margin-right="0in" fo:margin-top="0.1in" fo:margin-bottom="0.1402in" style:contextual-spacing="false" fo:text-indent="0in" style:auto-text-indent="false"/>
      <style:text-properties fo:font-size="13pt" fo:font-weight="bold" officeooo:rsid="0055450e" style:font-size-asian="13pt"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judul_20_1_20_-_20_2" style:display-name="judul 1 - 2" style:family="paragraph" style:parent-style-name="paragraf">
      <style:paragraph-properties fo:margin-left="0in" fo:margin-right="0in" fo:margin-top="0.1201in" fo:margin-bottom="0.1598in" style:contextual-spacing="false" fo:text-indent="0in" style:auto-text-indent="false"/>
      <style:text-properties fo:font-size="14pt" officeooo:rsid="00d41167" style:font-size-asian="14pt" style:font-size-complex="14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enutup" style:family="paragraph" style:parent-style-name="paragraf">
      <style:text-properties officeooo:rsid="08cc34f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0pt" fo:font-weight="bold" style:font-size-asian="20pt" style:font-weight-asian="bold" style:font-size-complex="20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Daftar_20_argumen" style:display-name="Daftar argumen" style:family="paragraph" style:parent-style-name="paragraf"/>
    <style:style style:name="Daftar_20_bukti" style:display-name="Daftar bukti" style:family="paragraph" style:parent-style-name="paragraf">
      <style:text-properties officeooo:rsid="0a02c3f3"/>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MP2" style:family="paragraph" style:parent-style-name="Footer">
      <style:paragraph-properties fo:text-align="center" style:justify-single-word="false"/>
      <style:text-properties fo:font-size="10pt" fo:language="id" fo:country="ID" style:font-size-asian="10pt" style:font-size-complex="10pt"/>
    </style:style>
    <style:style style:name="MP3" style:family="paragraph" style:parent-style-name="Header">
      <style:text-properties fo:font-size="15pt" fo:language="id" fo:country="ID" fo:font-weight="bold" officeooo:rsid="09ddaa51" style:font-size-asian="15pt" style:font-weight-asian="bold" style:font-size-complex="15pt" style:font-weight-complex="bold"/>
    </style:style>
    <style:style style:name="MP4" style:family="paragraph" style:parent-style-name="Header">
      <style:paragraph-properties fo:text-align="start" style:justify-single-word="false"/>
      <style:text-properties style:font-name="Algerian" fo:font-size="6pt" fo:language="id" fo:country="ID" officeooo:rsid="0b8b0a49" officeooo:paragraph-rsid="0b8b5ee1" style:font-size-asian="6pt" style:font-size-complex="6pt"/>
    </style:style>
    <style:style style:name="MP5" style:family="paragraph" style:parent-style-name="Footer">
      <style:text-properties fo:font-size="10pt" fo:language="id" fo:country="ID" style:font-size-asian="10pt" style:font-size-complex="10pt"/>
    </style:style>
    <style:style style:name="MP6" style:family="paragraph" style:parent-style-name="Header">
      <style:paragraph-properties fo:text-align="end" style:justify-single-word="false"/>
      <style:text-properties style:font-name="Algerian" fo:font-size="6pt" fo:language="id" fo:country="ID" style:font-size-asian="6pt" style:font-size-complex="6pt"/>
    </style:style>
    <style:style style:name="MP7" style:family="paragraph" style:parent-style-name="Footer">
      <style:paragraph-properties fo:text-align="end" style:justify-single-word="false"/>
      <style:text-properties fo:font-size="10pt" fo:language="id" fo:country="ID" officeooo:rsid="0c906cbb" officeooo:paragraph-rsid="0c906cbb" style:font-size-asian="10pt" style:font-size-complex="10pt"/>
    </style:style>
    <style:style style:name="MT1" style:family="text">
      <style:text-properties officeooo:rsid="009b86ac"/>
    </style:style>
    <style:style style:name="MT2" style:family="text">
      <style:text-properties officeooo:rsid="0b8b0a49"/>
    </style:style>
    <style:page-layout style:name="Mpm1">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distance-before-sep="0.1201in" style:line-style="solid" style:adjustment="left" style:rel-width="10%"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usage="right">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i<text:span text:style-name="MT1">terjemahkan</text:span> oleh Mohammad Fajar</text:p>
      </style:header>
      <style:footer>
        <text:p text:style-name="MP2"><text:page-number text:select-page="current">0</text:page-number></text:p>
      </style:footer>
    </style:master-page>
    <style:master-page style:name="Endnote" style:page-layout-name="Mpm2">
      <style:header>
        <text:p text:style-name="MP3"/>
      </style:header>
    </style:master-page>
    <style:master-page style:name="Footnote" style:page-layout-name="Mpm3"/>
    <style:master-page style:name="Left_20_Page" style:display-name="Left Page" style:page-layout-name="Mpm4" style:next-style-name="Right_20_Page">
      <style:header>
        <text:p text:style-name="MP4">DITERJEMAHKAN OLEH MOHAMMAD FAJAR</text:p>
      </style:header>
      <style:footer>
        <text:p text:style-name="MP5"><text:page-number text:select-page="current">34</text:page-number></text:p>
      </style:footer>
    </style:master-page>
    <style:master-page style:name="Right_20_Page" style:display-name="Right Page" style:page-layout-name="Mpm5" style:next-style-name="Left_20_Page">
      <style:header>
        <text:p text:style-name="MP6"><text:tab/><text:span text:style-name="MT2">DITERJEMAHKAN OLEH MOHAMMAD FAJAR</text:span></text:p>
      </style:header>
      <style:footer>
        <text:p text:style-name="MP7"><text:page-number text:select-page="current">35</text:page-number></text:p>
      </style:footer>
    </style:master-page>
    <style:master-page style:name="First_20_Page" style:display-name="First Page" style:page-layout-name="Mpm6" style:next-style-name="Left_20_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3T14:06:10.199000000</meta:creation-date>
    <meta:editing-duration>P1DT20H3M24S</meta:editing-duration>
    <meta:editing-cycles>284</meta:editing-cycles>
    <meta:generator>LibreOffice/7.0.0.3$Windows_x86 LibreOffice_project/8061b3e9204bef6b321a21033174034a5e2ea88e</meta:generator>
    <dc:title>mami</dc:title>
    <dc:date>2021-01-19T15:28:47.469000000</dc:date>
    <meta:document-statistic meta:table-count="0" meta:image-count="0" meta:object-count="0" meta:page-count="35" meta:paragraph-count="154" meta:word-count="11182" meta:character-count="81336" meta:non-whitespace-character-count="70144"/>
  </office:meta>
</office:document-meta>
</file>